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1"/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27.09pt" svg:height="511.29pt" svg:x="195.11pt" svg:y="365.33pt">
            <draw:object draw:notify-on-update-of-ranges="Sheet1.A30:Sheet1.A36 Sheet1.A30:Sheet1.A36 Sheet1.B29:Sheet1.B29 Sheet1.B30:Sheet1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28.62pt" svg:height="515.2pt" svg:x="1026.62pt" svg:y="0pt">
            <draw:object draw:notify-on-update-of-ranges="Sheet1.B7:Sheet1.K7 Sheet1.A9:Sheet1.A9 Sheet1.B9:Sheet1.K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84.35pt" svg:height="497.79pt" svg:x="2.92pt" svg:y="1048.82pt">
            <draw:object draw:notify-on-update-of-ranges="Sheet1.B76:Sheet1.CM76 Sheet1.B76:Sheet1.CM76 Sheet1.A75:Sheet1.A75 Sheet1.B75:Sheet1.CM7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84.44pt" svg:height="497.2pt" svg:x="938.75pt" svg:y="1051.14pt">
            <draw:object draw:notify-on-update-of-ranges="Sheet1.A78:Sheet1.A78 Sheet1.B78:Sheet1.CM78 Sheet1.B76:Sheet1.CM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84.44pt" svg:height="497.2pt" svg:x="1830.98pt" svg:y="1049.92pt">
            <draw:object draw:notify-on-update-of-ranges="Sheet1.CB76:Sheet1.CM76 Sheet1.A78:Sheet1.A78 Sheet1.CB78:Sheet1.CM7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0" table:default-cell-style-name="Default"/>
        <table:table-row table:style-name="ro1">
          <table:table-cell office:value-type="string" calcext:value-type="string">
            <text:p>cz. A</text:p>
          </table:table-cell>
          <table:table-cell table:number-columns-repeated="90"/>
        </table:table-row>
        <table:table-row table:style-name="ro1">
          <table:table-cell table:number-columns-repeated="91"/>
        </table:table-row>
        <table:table-row table:style-name="ro1">
          <table:table-cell table:style-name="ce1" office:value-type="string" calcext:value-type="string">
            <text:p>ε [mV]</text:p>
          </table:table-cell>
          <table:table-cell table:style-name="ce3" office:value-type="float" office:value="0.75" calcext:value-type="float">
            <text:p>0.750</text:p>
          </table:table-cell>
          <table:table-cell table:style-name="ce3" office:value-type="float" office:value="0.9" calcext:value-type="float">
            <text:p>0.900</text:p>
          </table:table-cell>
          <table:table-cell table:style-name="ce3" office:value-type="float" office:value="1.112" calcext:value-type="float">
            <text:p>1.112</text:p>
          </table:table-cell>
          <table:table-cell table:style-name="ce3" office:value-type="float" office:value="1.3" calcext:value-type="float">
            <text:p>1.300</text:p>
          </table:table-cell>
          <table:table-cell table:style-name="ce3" office:value-type="float" office:value="1.594" calcext:value-type="float">
            <text:p>1.594</text:p>
          </table:table-cell>
          <table:table-cell table:style-name="ce3" office:value-type="float" office:value="1.673" calcext:value-type="float">
            <text:p>1.673</text:p>
          </table:table-cell>
          <table:table-cell table:style-name="ce3" office:value-type="float" office:value="1.77" calcext:value-type="float">
            <text:p>1.770</text:p>
          </table:table-cell>
          <table:table-cell table:style-name="ce3" office:value-type="float" office:value="1.864" calcext:value-type="float">
            <text:p>1.864</text:p>
          </table:table-cell>
          <table:table-cell table:style-name="ce3" office:value-type="float" office:value="1.917" calcext:value-type="float">
            <text:p>1.917</text:p>
          </table:table-cell>
          <table:table-cell table:style-name="ce3" office:value-type="float" office:value="1.931" calcext:value-type="float">
            <text:p>1.931</text:p>
          </table:table-cell>
          <table:table-cell table:style-name="ce3" office:value-type="float" office:value="1.946" calcext:value-type="float">
            <text:p>1.946</text:p>
          </table:table-cell>
          <table:table-cell table:style-name="ce3" office:value-type="float" office:value="1.958" calcext:value-type="float">
            <text:p>1.958</text:p>
          </table:table-cell>
          <table:table-cell table:style-name="ce3" office:value-type="float" office:value="1.966" calcext:value-type="float">
            <text:p>1.966</text:p>
          </table:table-cell>
          <table:table-cell table:style-name="ce3" office:value-type="float" office:value="1.979" calcext:value-type="float">
            <text:p>1.979</text:p>
          </table:table-cell>
          <table:table-cell table:style-name="ce3" office:value-type="float" office:value="1.988" calcext:value-type="float">
            <text:p>1.988</text:p>
          </table:table-cell>
          <table:table-cell table:number-columns-repeated="75"/>
        </table:table-row>
        <table:table-row table:style-name="ro2">
          <table:table-cell table:style-name="ce2" office:value-type="string" calcext:value-type="string">
            <text:p>2U<text:span text:style-name="T1">X</text:span> [V]</text:p>
          </table:table-cell>
          <table:table-cell table:style-name="ce4" office:value-type="float" office:value="18" calcext:value-type="float">
            <text:p>18.00</text:p>
          </table:table-cell>
          <table:table-cell table:style-name="ce4" office:value-type="float" office:value="16.7" calcext:value-type="float">
            <text:p>16.70</text:p>
          </table:table-cell>
          <table:table-cell table:style-name="ce4" office:value-type="float" office:value="14.6" calcext:value-type="float">
            <text:p>14.60</text:p>
          </table:table-cell>
          <table:table-cell table:style-name="ce4" office:value-type="float" office:value="12.9" calcext:value-type="float">
            <text:p>12.90</text:p>
          </table:table-cell>
          <table:table-cell table:style-name="ce4" office:value-type="float" office:value="10.5" calcext:value-type="float">
            <text:p>10.50</text:p>
          </table:table-cell>
          <table:table-cell table:style-name="ce4" office:value-type="float" office:value="9.84" calcext:value-type="float">
            <text:p>9.84</text:p>
          </table:table-cell>
          <table:table-cell table:style-name="ce4" office:value-type="float" office:value="9.19" calcext:value-type="float">
            <text:p>9.19</text:p>
          </table:table-cell>
          <table:table-cell table:style-name="ce4" office:value-type="float" office:value="7.84" calcext:value-type="float">
            <text:p>7.84</text:p>
          </table:table-cell>
          <table:table-cell table:style-name="ce4" office:value-type="float" office:value="4.88" calcext:value-type="float">
            <text:p>4.88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0.6" calcext:value-type="float">
            <text:p>0.60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75"/>
        </table:table-row>
        <table:table-row table:style-name="ro2">
          <table:table-cell table:style-name="ce2" office:value-type="string" calcext:value-type="string">
            <text:p>2U<text:span text:style-name="T1">Y</text:span> [V]</text:p>
          </table:table-cell>
          <table:table-cell table:style-name="ce4" office:value-type="float" office:value="4.55" calcext:value-type="float">
            <text:p>4.55</text:p>
          </table:table-cell>
          <table:table-cell table:style-name="ce4" office:value-type="float" office:value="4.4" calcext:value-type="float">
            <text:p>4.40</text:p>
          </table:table-cell>
          <table:table-cell table:style-name="ce4" office:value-type="float" office:value="4.07" calcext:value-type="float">
            <text:p>4.07</text:p>
          </table:table-cell>
          <table:table-cell table:style-name="ce4" office:value-type="float" office:value="3.75" calcext:value-type="float">
            <text:p>3.75</text:p>
          </table:table-cell>
          <table:table-cell table:style-name="ce4" office:value-type="float" office:value="2.92" calcext:value-type="float">
            <text:p>2.92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2.24" calcext:value-type="float">
            <text:p>2.24</text:p>
          </table:table-cell>
          <table:table-cell table:style-name="ce4" office:value-type="float" office:value="1.55" calcext:value-type="float">
            <text:p>1.55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04" calcext:value-type="float">
            <text:p>0.004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75"/>
        </table:table-row>
        <table:table-row table:style-name="ro1">
          <table:table-cell table:number-columns-repeated="91"/>
        </table:table-row>
        <table:table-row table:style-name="ro1">
          <table:table-cell table:style-name="ce3" office:value-type="string" calcext:value-type="string">
            <text:p>T [C]</text:p>
          </table:table-cell>
          <table:table-cell table:style-name="ce4" table:formula="of:=([.B3]+0.05)/0.042" office:value-type="float" office:value="19.047619047619" calcext:value-type="float">
            <text:p>19.05</text:p>
          </table:table-cell>
          <table:table-cell table:style-name="ce4" table:formula="of:=([.C3]+0.05)/0.042" office:value-type="float" office:value="22.6190476190476" calcext:value-type="float">
            <text:p>22.62</text:p>
          </table:table-cell>
          <table:table-cell table:style-name="ce4" table:formula="of:=([.D3]+0.05)/0.042" office:value-type="float" office:value="27.6666666666667" calcext:value-type="float">
            <text:p>27.67</text:p>
          </table:table-cell>
          <table:table-cell table:style-name="ce4" table:formula="of:=([.E3]+0.05)/0.042" office:value-type="float" office:value="32.1428571428571" calcext:value-type="float">
            <text:p>32.14</text:p>
          </table:table-cell>
          <table:table-cell table:style-name="ce4" table:formula="of:=([.F3]+0.05)/0.042" office:value-type="float" office:value="39.1428571428571" calcext:value-type="float">
            <text:p>39.14</text:p>
          </table:table-cell>
          <table:table-cell table:style-name="ce4" table:formula="of:=([.G3]+0.05)/0.042" office:value-type="float" office:value="41.0238095238095" calcext:value-type="float">
            <text:p>41.02</text:p>
          </table:table-cell>
          <table:table-cell table:style-name="ce4" table:formula="of:=([.H3]+0.05)/0.042" office:value-type="float" office:value="43.3333333333333" calcext:value-type="float">
            <text:p>43.33</text:p>
          </table:table-cell>
          <table:table-cell table:style-name="ce4" table:formula="of:=([.I3]+0.05)/0.042" office:value-type="float" office:value="45.5714285714286" calcext:value-type="float">
            <text:p>45.57</text:p>
          </table:table-cell>
          <table:table-cell table:style-name="ce4" table:formula="of:=([.J3]+0.05)/0.042" office:value-type="float" office:value="46.8333333333333" calcext:value-type="float">
            <text:p>46.83</text:p>
          </table:table-cell>
          <table:table-cell table:style-name="ce4" table:formula="of:=([.K3]+0.05)/0.042" office:value-type="float" office:value="47.1666666666667" calcext:value-type="float">
            <text:p>47.17</text:p>
          </table:table-cell>
          <table:table-cell table:style-name="ce4" table:formula="of:=([.L3]+0.05)/0.042" office:value-type="float" office:value="47.5238095238095" calcext:value-type="float">
            <text:p>47.52</text:p>
          </table:table-cell>
          <table:table-cell table:style-name="ce4" table:formula="of:=([.M3]+0.05)/0.042" office:value-type="float" office:value="47.8095238095238" calcext:value-type="float">
            <text:p>47.81</text:p>
          </table:table-cell>
          <table:table-cell table:style-name="ce4" table:formula="of:=([.N3]+0.05)/0.042" office:value-type="float" office:value="48" calcext:value-type="float">
            <text:p>48.00</text:p>
          </table:table-cell>
          <table:table-cell table:style-name="ce4" table:formula="of:=([.O3]+0.05)/0.042" office:value-type="float" office:value="48.3095238095238" calcext:value-type="float">
            <text:p>48.31</text:p>
          </table:table-cell>
          <table:table-cell table:style-name="ce4" table:formula="of:=([.P3]+0.05)/0.042" office:value-type="float" office:value="48.5238095238095" calcext:value-type="float">
            <text:p>48.52</text:p>
          </table:table-cell>
          <table:table-cell table:number-columns-repeated="75"/>
        </table:table-row>
        <table:table-row table:style-name="ro2">
          <table:table-cell table:style-name="ce3" office:value-type="string" calcext:value-type="string">
            <text:p><text:span text:style-name="T2">U</text:span><text:span text:style-name="T3">Y</text:span><text:span text:style-name="T2"> [V]</text:span></text:p>
          </table:table-cell>
          <table:table-cell table:style-name="ce4" table:formula="of:=[.B5]/2" office:value-type="float" office:value="2.275" calcext:value-type="float">
            <text:p>2.28</text:p>
          </table:table-cell>
          <table:table-cell table:style-name="ce4" table:formula="of:=[.C5]/2" office:value-type="float" office:value="2.2" calcext:value-type="float">
            <text:p>2.20</text:p>
          </table:table-cell>
          <table:table-cell table:style-name="ce4" table:formula="of:=[.D5]/2" office:value-type="float" office:value="2.035" calcext:value-type="float">
            <text:p>2.04</text:p>
          </table:table-cell>
          <table:table-cell table:style-name="ce4" table:formula="of:=[.E5]/2" office:value-type="float" office:value="1.875" calcext:value-type="float">
            <text:p>1.88</text:p>
          </table:table-cell>
          <table:table-cell table:style-name="ce4" table:formula="of:=[.F5]/2" office:value-type="float" office:value="1.46" calcext:value-type="float">
            <text:p>1.46</text:p>
          </table:table-cell>
          <table:table-cell table:style-name="ce4" table:formula="of:=[.G5]/2" office:value-type="float" office:value="1.295" calcext:value-type="float">
            <text:p>1.30</text:p>
          </table:table-cell>
          <table:table-cell table:style-name="ce4" table:formula="of:=[.H5]/2" office:value-type="float" office:value="1.12" calcext:value-type="float">
            <text:p>1.12</text:p>
          </table:table-cell>
          <table:table-cell table:style-name="ce4" table:formula="of:=[.I5]/2" office:value-type="float" office:value="0.775" calcext:value-type="float">
            <text:p>0.78</text:p>
          </table:table-cell>
          <table:table-cell table:style-name="ce4" table:formula="of:=[.J5]/2" office:value-type="float" office:value="0.316" calcext:value-type="float">
            <text:p>0.32</text:p>
          </table:table-cell>
          <table:table-cell table:style-name="ce4" table:formula="of:=[.K5]/2" office:value-type="float" office:value="0.054" calcext:value-type="float">
            <text:p>0.05</text:p>
          </table:table-cell>
          <table:table-cell table:style-name="ce4" table:formula="of:=[.L5]/2" office:value-type="float" office:value="0.014" calcext:value-type="float">
            <text:p>0.01</text:p>
          </table:table-cell>
          <table:table-cell table:style-name="ce4" table:formula="of:=[.M5]/2" office:value-type="float" office:value="0.006" calcext:value-type="float">
            <text:p>0.01</text:p>
          </table:table-cell>
          <table:table-cell table:style-name="ce4" table:formula="of:=[.N5]/2" office:value-type="float" office:value="0.0035" calcext:value-type="float">
            <text:p>0.00</text:p>
          </table:table-cell>
          <table:table-cell table:style-name="ce4" table:formula="of:=[.O5]/2" office:value-type="float" office:value="0.002" calcext:value-type="float">
            <text:p>0.00</text:p>
          </table:table-cell>
          <table:table-cell table:style-name="ce4" table:formula="of:=[.P5]/2" office:value-type="float" office:value="0" calcext:value-type="float">
            <text:p>0.00</text:p>
          </table:table-cell>
          <table:table-cell table:number-columns-repeated="75"/>
        </table:table-row>
        <table:table-row table:style-name="ro2">
          <table:table-cell table:style-name="ce3" office:value-type="string" calcext:value-type="string">
            <text:p>P<text:span text:style-name="T1">S</text:span></text:p>
          </table:table-cell>
          <table:table-cell table:style-name="ce4" table:formula="of:=(0.22*[.B8])/1.08" office:value-type="float" office:value="0.463425925925926" calcext:value-type="float">
            <text:p>0.46</text:p>
          </table:table-cell>
          <table:table-cell table:style-name="ce4" table:formula="of:=(0.22*[.C8])/1.08" office:value-type="float" office:value="0.448148148148148" calcext:value-type="float">
            <text:p>0.45</text:p>
          </table:table-cell>
          <table:table-cell table:style-name="ce4" table:formula="of:=(0.22*[.D8])/1.08" office:value-type="float" office:value="0.414537037037037" calcext:value-type="float">
            <text:p>0.41</text:p>
          </table:table-cell>
          <table:table-cell table:style-name="ce4" table:formula="of:=(0.22*[.E8])/1.08" office:value-type="float" office:value="0.381944444444444" calcext:value-type="float">
            <text:p>0.38</text:p>
          </table:table-cell>
          <table:table-cell table:style-name="ce4" table:formula="of:=(0.22*[.F8])/1.08" office:value-type="float" office:value="0.297407407407407" calcext:value-type="float">
            <text:p>0.30</text:p>
          </table:table-cell>
          <table:table-cell table:style-name="ce4" table:formula="of:=(0.22*[.G8])/1.08" office:value-type="float" office:value="0.263796296296296" calcext:value-type="float">
            <text:p>0.26</text:p>
          </table:table-cell>
          <table:table-cell table:style-name="ce4" table:formula="of:=(0.22*[.H8])/1.08" office:value-type="float" office:value="0.228148148148148" calcext:value-type="float">
            <text:p>0.23</text:p>
          </table:table-cell>
          <table:table-cell table:style-name="ce4" table:formula="of:=(0.22*[.I8])/1.08" office:value-type="float" office:value="0.15787037037037" calcext:value-type="float">
            <text:p>0.16</text:p>
          </table:table-cell>
          <table:table-cell table:style-name="ce4" table:formula="of:=(0.22*[.J8])/1.08" office:value-type="float" office:value="0.0643703703703704" calcext:value-type="float">
            <text:p>0.06</text:p>
          </table:table-cell>
          <table:table-cell table:style-name="ce4" table:formula="of:=(0.22*[.K8])/1.08" office:value-type="float" office:value="0.011" calcext:value-type="float">
            <text:p>0.01</text:p>
          </table:table-cell>
          <table:table-cell table:style-name="ce4" table:formula="of:=(0.22*[.L8])/1.08" office:value-type="float" office:value="0.00285185185185185" calcext:value-type="float">
            <text:p>0.00</text:p>
          </table:table-cell>
          <table:table-cell table:style-name="ce4" table:formula="of:=(0.22*[.M8])/1.08" office:value-type="float" office:value="0.00122222222222222" calcext:value-type="float">
            <text:p>0.00</text:p>
          </table:table-cell>
          <table:table-cell table:style-name="ce4" table:formula="of:=(0.22*[.N8])/1.08" office:value-type="float" office:value="0.000712962962962963" calcext:value-type="float">
            <text:p>0.00</text:p>
          </table:table-cell>
          <table:table-cell table:style-name="ce4" table:formula="of:=(0.22*[.O8])/1.08" office:value-type="float" office:value="0.000407407407407407" calcext:value-type="float">
            <text:p>0.00</text:p>
          </table:table-cell>
          <table:table-cell table:style-name="ce4" table:formula="of:=(0.22*[.P8])/1.08" office:value-type="float" office:value="0" calcext:value-type="float">
            <text:p>0.00</text:p>
          </table:table-cell>
          <table:table-cell table:number-columns-repeated="75"/>
        </table:table-row>
        <table:table-row table:style-name="ro1" table:number-rows-repeated="2">
          <table:table-cell table:style-name="ce3"/>
          <table:table-cell table:style-name="ce4" table:number-columns-repeated="2"/>
          <table:table-cell table:number-columns-repeated="88"/>
        </table:table-row>
        <table:table-row table:style-name="ro1" table:number-rows-repeated="6">
          <table:table-cell table:style-name="ce3"/>
          <table:table-cell table:style-name="ce4"/>
          <table:table-cell table:style-name="ce3"/>
          <table:table-cell table:number-columns-repeated="88"/>
        </table:table-row>
        <table:table-row table:style-name="ro1">
          <table:table-cell table:style-name="ce3"/>
          <table:table-cell table:style-name="ce4" table:number-columns-repeated="2"/>
          <table:table-cell table:number-columns-repeated="88"/>
        </table:table-row>
        <table:table-row table:style-name="ro1" table:number-rows-repeated="8">
          <table:table-cell table:number-columns-repeated="91"/>
        </table:table-row>
        <table:table-row table:style-name="ro1">
          <table:table-cell office:value-type="string" calcext:value-type="string">
            <text:p>Wykres temp.</text:p>
          </table:table-cell>
          <table:table-cell table:number-columns-repeated="90"/>
        </table:table-row>
        <table:table-row table:style-name="ro1">
          <table:table-cell table:number-columns-repeated="91"/>
        </table:table-row>
        <table:table-row table:style-name="ro1">
          <table:table-cell office:value-type="string" calcext:value-type="string">
            <text:p>temp. [C]</text:p>
          </table:table-cell>
          <table:table-cell office:value-type="string" calcext:value-type="string">
            <text:p>epsilon [mV]</text:p>
          </table:table-cell>
          <table:table-cell table:number-columns-repeated="8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0.787" calcext:value-type="float">
            <text:p>0.787</text:p>
          </table:table-cell>
          <table:table-cell table:number-columns-repeated="8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0.99" calcext:value-type="float">
            <text:p>0.990</text:p>
          </table:table-cell>
          <table:table-cell table:number-columns-repeated="8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float" office:value="1.194" calcext:value-type="float">
            <text:p>1.194</text:p>
          </table:table-cell>
          <table:table-cell table:number-columns-repeated="8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.401" calcext:value-type="float">
            <text:p>1.401</text:p>
          </table:table-cell>
          <table:table-cell table:number-columns-repeated="8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.61" calcext:value-type="float">
            <text:p>1.610</text:p>
          </table:table-cell>
          <table:table-cell table:number-columns-repeated="8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float" office:value="1.821" calcext:value-type="float">
            <text:p>1.821</text:p>
          </table:table-cell>
          <table:table-cell table:number-columns-repeated="8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float" office:value="2.035" calcext:value-type="float">
            <text:p>2.035</text:p>
          </table:table-cell>
          <table:table-cell table:number-columns-repeated="89"/>
        </table:table-row>
        <table:table-row table:style-name="ro1" table:number-rows-repeated="34">
          <table:table-cell table:number-columns-repeated="91"/>
        </table:table-row>
        <table:table-row table:style-name="ro1">
          <table:table-cell table:style-name="ce2" office:value-type="string" calcext:value-type="string">
            <text:p>cz. B</text:p>
          </table:table-cell>
          <table:table-cell table:style-name="ce2"/>
          <table:table-cell table:style-name="ce2" office:value-type="string" calcext:value-type="string">
            <text:p>C0</text:p>
          </table:table-cell>
          <table:table-cell table:style-name="ce2" office:value-type="string" calcext:value-type="string">
            <text:p>Epsilon_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2" table:number-columns-repeated="85"/>
        </table:table-row>
        <table:table-row table:style-name="ro1">
          <table:table-cell table:style-name="ce2" table:number-columns-repeated="2"/>
          <table:table-cell table:style-name="ce2" table:formula="of:=([.D72]*[.E72])/[.F72]" office:value-type="float" office:value="0.00000119475" calcext:value-type="float">
            <text:p>1.19475E-06</text:p>
          </table:table-cell>
          <table:table-cell table:style-name="ce2" table:formula="of:=8.85*10^-12" office:value-type="float" office:value="0.00000000000885" calcext:value-type="float">
            <text:p>8.85E-12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formula="of:=8*10^-4" office:value-type="float" office:value="0.0008" calcext:value-type="float">
            <text:p>0.0008</text:p>
          </table:table-cell>
          <table:table-cell table:style-name="ce2" table:number-columns-repeated="85"/>
        </table:table-row>
        <table:table-row table:style-name="ro1">
          <table:table-cell table:style-name="ce2" office:value-type="string" calcext:value-type="string">
            <text:p>ogrzewanie</text:p>
          </table:table-cell>
          <table:table-cell table:style-name="ce2" table:number-columns-repeated="90"/>
        </table:table-row>
        <table:table-row table:style-name="ro1">
          <table:table-cell table:style-name="ce2" office:value-type="string" calcext:value-type="string">
            <text:p>T_epsilon [mV]</text:p>
          </table:table-cell>
          <table:table-cell table:style-name="ce3" office:value-type="float" office:value="1.221" calcext:value-type="float">
            <text:p>1.221</text:p>
          </table:table-cell>
          <table:table-cell table:style-name="ce3" office:value-type="float" office:value="1.25" calcext:value-type="float">
            <text:p>1.250</text:p>
          </table:table-cell>
          <table:table-cell table:style-name="ce3" office:value-type="float" office:value="1.289" calcext:value-type="float">
            <text:p>1.289</text:p>
          </table:table-cell>
          <table:table-cell table:style-name="ce3" office:value-type="float" office:value="1.351" calcext:value-type="float">
            <text:p>1.351</text:p>
          </table:table-cell>
          <table:table-cell table:style-name="ce3" office:value-type="float" office:value="1.417" calcext:value-type="float">
            <text:p>1.417</text:p>
          </table:table-cell>
          <table:table-cell table:style-name="ce3" office:value-type="float" office:value="1.485" calcext:value-type="float">
            <text:p>1.485</text:p>
          </table:table-cell>
          <table:table-cell table:style-name="ce3" office:value-type="float" office:value="1.551" calcext:value-type="float">
            <text:p>1.551</text:p>
          </table:table-cell>
          <table:table-cell table:style-name="ce3" office:value-type="float" office:value="1.59" calcext:value-type="float">
            <text:p>1.590</text:p>
          </table:table-cell>
          <table:table-cell table:style-name="ce3" office:value-type="float" office:value="1.639" calcext:value-type="float">
            <text:p>1.639</text:p>
          </table:table-cell>
          <table:table-cell table:style-name="ce3" office:value-type="float" office:value="1.7" calcext:value-type="float">
            <text:p>1.700</text:p>
          </table:table-cell>
          <table:table-cell table:style-name="ce3" office:value-type="float" office:value="1.747" calcext:value-type="float">
            <text:p>1.747</text:p>
          </table:table-cell>
          <table:table-cell table:style-name="ce3" office:value-type="float" office:value="1.785" calcext:value-type="float">
            <text:p>1.785</text:p>
          </table:table-cell>
          <table:table-cell table:style-name="ce3" office:value-type="float" office:value="1.802" calcext:value-type="float">
            <text:p>1.802</text:p>
          </table:table-cell>
          <table:table-cell table:style-name="ce3" office:value-type="float" office:value="1.821" calcext:value-type="float">
            <text:p>1.821</text:p>
          </table:table-cell>
          <table:table-cell table:style-name="ce3" office:value-type="float" office:value="1.827" calcext:value-type="float">
            <text:p>1.827</text:p>
          </table:table-cell>
          <table:table-cell table:style-name="ce3" office:value-type="float" office:value="1.837" calcext:value-type="float">
            <text:p>1.837</text:p>
          </table:table-cell>
          <table:table-cell table:style-name="ce3" office:value-type="float" office:value="1.845" calcext:value-type="float">
            <text:p>1.845</text:p>
          </table:table-cell>
          <table:table-cell table:style-name="ce3" office:value-type="float" office:value="1.852" calcext:value-type="float">
            <text:p>1.852</text:p>
          </table:table-cell>
          <table:table-cell table:style-name="ce3" office:value-type="float" office:value="1.856" calcext:value-type="float">
            <text:p>1.856</text:p>
          </table:table-cell>
          <table:table-cell table:style-name="ce3" office:value-type="float" office:value="1.862" calcext:value-type="float">
            <text:p>1.862</text:p>
          </table:table-cell>
          <table:table-cell table:style-name="ce3" office:value-type="float" office:value="1.869" calcext:value-type="float">
            <text:p>1.869</text:p>
          </table:table-cell>
          <table:table-cell table:style-name="ce3" office:value-type="float" office:value="1.877" calcext:value-type="float">
            <text:p>1.877</text:p>
          </table:table-cell>
          <table:table-cell table:style-name="ce3" office:value-type="float" office:value="1.887" calcext:value-type="float">
            <text:p>1.887</text:p>
          </table:table-cell>
          <table:table-cell table:style-name="ce3" office:value-type="float" office:value="1.892" calcext:value-type="float">
            <text:p>1.892</text:p>
          </table:table-cell>
          <table:table-cell table:style-name="ce3" office:value-type="float" office:value="1.897" calcext:value-type="float">
            <text:p>1.897</text:p>
          </table:table-cell>
          <table:table-cell table:style-name="ce3" office:value-type="float" office:value="1.905" calcext:value-type="float">
            <text:p>1.905</text:p>
          </table:table-cell>
          <table:table-cell table:style-name="ce3" office:value-type="float" office:value="1.908" calcext:value-type="float">
            <text:p>1.908</text:p>
          </table:table-cell>
          <table:table-cell table:style-name="ce3" office:value-type="float" office:value="1.916" calcext:value-type="float">
            <text:p>1.916</text:p>
          </table:table-cell>
          <table:table-cell table:style-name="ce3" office:value-type="float" office:value="1.922" calcext:value-type="float">
            <text:p>1.922</text:p>
          </table:table-cell>
          <table:table-cell table:style-name="ce3" office:value-type="float" office:value="1.924" calcext:value-type="float">
            <text:p>1.924</text:p>
          </table:table-cell>
          <table:table-cell table:style-name="ce3" office:value-type="float" office:value="1.931" calcext:value-type="float">
            <text:p>1.931</text:p>
          </table:table-cell>
          <table:table-cell table:style-name="ce3" office:value-type="float" office:value="1.937" calcext:value-type="float">
            <text:p>1.937</text:p>
          </table:table-cell>
          <table:table-cell table:style-name="ce3" office:value-type="float" office:value="1.942" calcext:value-type="float">
            <text:p>1.942</text:p>
          </table:table-cell>
          <table:table-cell table:style-name="ce3" office:value-type="float" office:value="1.946" calcext:value-type="float">
            <text:p>1.946</text:p>
          </table:table-cell>
          <table:table-cell table:style-name="ce3" office:value-type="float" office:value="1.951" calcext:value-type="float">
            <text:p>1.951</text:p>
          </table:table-cell>
          <table:table-cell table:style-name="ce3" office:value-type="float" office:value="1.953" calcext:value-type="float">
            <text:p>1.953</text:p>
          </table:table-cell>
          <table:table-cell table:style-name="ce3" office:value-type="float" office:value="1.956" calcext:value-type="float">
            <text:p>1.956</text:p>
          </table:table-cell>
          <table:table-cell table:style-name="ce3" office:value-type="float" office:value="1.957" calcext:value-type="float">
            <text:p>1.957</text:p>
          </table:table-cell>
          <table:table-cell table:style-name="ce3" office:value-type="float" office:value="1.96" calcext:value-type="float">
            <text:p>1.960</text:p>
          </table:table-cell>
          <table:table-cell table:style-name="ce3" office:value-type="float" office:value="1.961" calcext:value-type="float">
            <text:p>1.961</text:p>
          </table:table-cell>
          <table:table-cell table:style-name="ce3" office:value-type="float" office:value="1.963" calcext:value-type="float">
            <text:p>1.963</text:p>
          </table:table-cell>
          <table:table-cell table:style-name="ce3" office:value-type="float" office:value="1.964" calcext:value-type="float">
            <text:p>1.964</text:p>
          </table:table-cell>
          <table:table-cell table:style-name="ce3" office:value-type="float" office:value="1.965" calcext:value-type="float">
            <text:p>1.965</text:p>
          </table:table-cell>
          <table:table-cell table:style-name="ce3" office:value-type="float" office:value="1.966" calcext:value-type="float">
            <text:p>1.966</text:p>
          </table:table-cell>
          <table:table-cell table:style-name="ce3" office:value-type="float" office:value="1.968" calcext:value-type="float">
            <text:p>1.968</text:p>
          </table:table-cell>
          <table:table-cell table:number-columns-repeated="2" table:style-name="ce3" office:value-type="float" office:value="1.969" calcext:value-type="float">
            <text:p>1.969</text:p>
          </table:table-cell>
          <table:table-cell table:style-name="ce3" office:value-type="float" office:value="1.971" calcext:value-type="float">
            <text:p>1.971</text:p>
          </table:table-cell>
          <table:table-cell table:style-name="ce3" office:value-type="float" office:value="1.972" calcext:value-type="float">
            <text:p>1.972</text:p>
          </table:table-cell>
          <table:table-cell table:style-name="ce3" office:value-type="float" office:value="1.973" calcext:value-type="float">
            <text:p>1.973</text:p>
          </table:table-cell>
          <table:table-cell table:style-name="ce3" office:value-type="float" office:value="1.974" calcext:value-type="float">
            <text:p>1.974</text:p>
          </table:table-cell>
          <table:table-cell table:number-columns-repeated="2" table:style-name="ce3" office:value-type="float" office:value="1.975" calcext:value-type="float">
            <text:p>1.975</text:p>
          </table:table-cell>
          <table:table-cell table:style-name="ce3" office:value-type="float" office:value="1.977" calcext:value-type="float">
            <text:p>1.977</text:p>
          </table:table-cell>
          <table:table-cell table:style-name="ce3" office:value-type="float" office:value="1.979" calcext:value-type="float">
            <text:p>1.979</text:p>
          </table:table-cell>
          <table:table-cell table:style-name="ce3" office:value-type="float" office:value="1.981" calcext:value-type="float">
            <text:p>1.981</text:p>
          </table:table-cell>
          <table:table-cell table:number-columns-repeated="2" table:style-name="ce3" office:value-type="float" office:value="1.982" calcext:value-type="float">
            <text:p>1.982</text:p>
          </table:table-cell>
          <table:table-cell table:style-name="ce3" office:value-type="float" office:value="1.983" calcext:value-type="float">
            <text:p>1.983</text:p>
          </table:table-cell>
          <table:table-cell table:number-columns-repeated="2" table:style-name="ce3" office:value-type="float" office:value="1.984" calcext:value-type="float">
            <text:p>1.984</text:p>
          </table:table-cell>
          <table:table-cell table:number-columns-repeated="2" table:style-name="ce3" office:value-type="float" office:value="1.985" calcext:value-type="float">
            <text:p>1.985</text:p>
          </table:table-cell>
          <table:table-cell table:style-name="ce3" office:value-type="float" office:value="1.986" calcext:value-type="float">
            <text:p>1.986</text:p>
          </table:table-cell>
          <table:table-cell table:style-name="ce3" office:value-type="float" office:value="1.987" calcext:value-type="float">
            <text:p>1.987</text:p>
          </table:table-cell>
          <table:table-cell table:style-name="ce3" office:value-type="float" office:value="1.988" calcext:value-type="float">
            <text:p>1.988</text:p>
          </table:table-cell>
          <table:table-cell table:style-name="ce3" office:value-type="float" office:value="1.989" calcext:value-type="float">
            <text:p>1.989</text:p>
          </table:table-cell>
          <table:table-cell table:number-columns-repeated="2" table:style-name="ce3" office:value-type="float" office:value="1.99" calcext:value-type="float">
            <text:p>1.990</text:p>
          </table:table-cell>
          <table:table-cell table:style-name="ce3" office:value-type="float" office:value="1.992" calcext:value-type="float">
            <text:p>1.992</text:p>
          </table:table-cell>
          <table:table-cell table:style-name="ce3" office:value-type="float" office:value="1.993" calcext:value-type="float">
            <text:p>1.993</text:p>
          </table:table-cell>
          <table:table-cell table:style-name="ce3" office:value-type="float" office:value="1.994" calcext:value-type="float">
            <text:p>1.994</text:p>
          </table:table-cell>
          <table:table-cell table:style-name="ce3" office:value-type="float" office:value="1.995" calcext:value-type="float">
            <text:p>1.995</text:p>
          </table:table-cell>
          <table:table-cell table:style-name="ce3" office:value-type="float" office:value="1.997" calcext:value-type="float">
            <text:p>1.997</text:p>
          </table:table-cell>
          <table:table-cell table:style-name="ce3" office:value-type="float" office:value="1.999" calcext:value-type="float">
            <text:p>1.999</text:p>
          </table:table-cell>
          <table:table-cell table:style-name="ce3" office:value-type="float" office:value="2.001" calcext:value-type="float">
            <text:p>2.001</text:p>
          </table:table-cell>
          <table:table-cell table:style-name="ce3" office:value-type="float" office:value="2.003" calcext:value-type="float">
            <text:p>2.003</text:p>
          </table:table-cell>
          <table:table-cell table:style-name="ce3" office:value-type="float" office:value="2.006" calcext:value-type="float">
            <text:p>2.006</text:p>
          </table:table-cell>
          <table:table-cell table:style-name="ce3" office:value-type="float" office:value="2.008" calcext:value-type="float">
            <text:p>2.008</text:p>
          </table:table-cell>
          <table:table-cell table:style-name="ce3" office:value-type="float" office:value="2.011" calcext:value-type="float">
            <text:p>2.011</text:p>
          </table:table-cell>
          <table:table-cell table:style-name="ce3" office:value-type="float" office:value="2.014" calcext:value-type="float">
            <text:p>2.014</text:p>
          </table:table-cell>
          <table:table-cell table:style-name="ce3" office:value-type="float" office:value="2.02" calcext:value-type="float">
            <text:p>2.020</text:p>
          </table:table-cell>
          <table:table-cell table:style-name="ce3" office:value-type="float" office:value="2.027" calcext:value-type="float">
            <text:p>2.027</text:p>
          </table:table-cell>
          <table:table-cell table:style-name="ce3" office:value-type="float" office:value="2.035" calcext:value-type="float">
            <text:p>2.035</text:p>
          </table:table-cell>
          <table:table-cell table:style-name="ce3" office:value-type="float" office:value="2.047" calcext:value-type="float">
            <text:p>2.047</text:p>
          </table:table-cell>
          <table:table-cell table:style-name="ce3" office:value-type="float" office:value="2.08" calcext:value-type="float">
            <text:p>2.080</text:p>
          </table:table-cell>
          <table:table-cell table:style-name="ce3" office:value-type="float" office:value="2.118" calcext:value-type="float">
            <text:p>2.118</text:p>
          </table:table-cell>
          <table:table-cell table:style-name="ce3" office:value-type="float" office:value="2.169" calcext:value-type="float">
            <text:p>2.169</text:p>
          </table:table-cell>
          <table:table-cell table:style-name="ce3" office:value-type="float" office:value="2.242" calcext:value-type="float">
            <text:p>2.242</text:p>
          </table:table-cell>
          <table:table-cell table:style-name="ce3" office:value-type="float" office:value="2.336" calcext:value-type="float">
            <text:p>2.336</text:p>
          </table:table-cell>
        </table:table-row>
        <table:table-row table:style-name="ro1">
          <table:table-cell table:style-name="ce2" office:value-type="string" calcext:value-type="string">
            <text:p>Ogrzewanie – C [pV]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1167" calcext:value-type="float">
            <text:p>1167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1292" calcext:value-type="float">
            <text:p>1292</text:p>
          </table:table-cell>
          <table:table-cell table:style-name="ce2" office:value-type="float" office:value="1343" calcext:value-type="float">
            <text:p>1343</text:p>
          </table:table-cell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1442" calcext:value-type="float">
            <text:p>1442</text:p>
          </table:table-cell>
          <table:table-cell table:style-name="ce2" office:value-type="float" office:value="1516" calcext:value-type="float">
            <text:p>1516</text:p>
          </table:table-cell>
          <table:table-cell table:style-name="ce2" office:value-type="float" office:value="1570" calcext:value-type="float">
            <text:p>1570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1663" calcext:value-type="float">
            <text:p>1663</text:p>
          </table:table-cell>
          <table:table-cell table:style-name="ce2" office:value-type="float" office:value="1736" calcext:value-type="float">
            <text:p>1736</text:p>
          </table:table-cell>
          <table:table-cell table:style-name="ce2" office:value-type="float" office:value="1795" calcext:value-type="float">
            <text:p>1795</text:p>
          </table:table-cell>
          <table:table-cell table:style-name="ce2" office:value-type="float" office:value="1842" calcext:value-type="float">
            <text:p>1842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71" calcext:value-type="float">
            <text:p>1971</text:p>
          </table:table-cell>
          <table:table-cell table:style-name="ce2" office:value-type="float" office:value="2050" calcext:value-type="float">
            <text:p>2050</text:p>
          </table:table-cell>
          <table:table-cell table:style-name="ce2" office:value-type="float" office:value="2090" calcext:value-type="float">
            <text:p>2090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2080" calcext:value-type="float">
            <text:p>208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699" calcext:value-type="float">
            <text:p>1699</text:p>
          </table:table-cell>
          <table:table-cell table:style-name="ce2" office:value-type="float" office:value="1614" calcext:value-type="float">
            <text:p>161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float" office:value="1457" calcext:value-type="float">
            <text:p>1457</text:p>
          </table:table-cell>
          <table:table-cell table:style-name="ce2" office:value-type="float" office:value="1384" calcext:value-type="float">
            <text:p>1384</text:p>
          </table:table-cell>
          <table:table-cell table:style-name="ce2" office:value-type="float" office:value="1305" calcext:value-type="float">
            <text:p>1305</text:p>
          </table:table-cell>
          <table:table-cell table:style-name="ce2" office:value-type="float" office:value="1252" calcext:value-type="float">
            <text:p>1252</text:p>
          </table:table-cell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temp. [C]</text:p>
          </table:table-cell>
          <table:table-cell table:style-name="ce4" table:formula="of:=([.B74]+0.05)/0.042" office:value-type="float" office:value="30.2619047619048" calcext:value-type="float">
            <text:p>30.26</text:p>
          </table:table-cell>
          <table:table-cell table:style-name="ce4" table:formula="of:=([.C74]+0.05)/0.042" office:value-type="float" office:value="30.952380952381" calcext:value-type="float">
            <text:p>30.95</text:p>
          </table:table-cell>
          <table:table-cell table:style-name="ce4" table:formula="of:=([.D74]+0.05)/0.042" office:value-type="float" office:value="31.8809523809524" calcext:value-type="float">
            <text:p>31.88</text:p>
          </table:table-cell>
          <table:table-cell table:style-name="ce4" table:formula="of:=([.E74]+0.05)/0.042" office:value-type="float" office:value="33.3571428571429" calcext:value-type="float">
            <text:p>33.36</text:p>
          </table:table-cell>
          <table:table-cell table:style-name="ce4" table:formula="of:=([.F74]+0.05)/0.042" office:value-type="float" office:value="34.9285714285714" calcext:value-type="float">
            <text:p>34.93</text:p>
          </table:table-cell>
          <table:table-cell table:style-name="ce4" table:formula="of:=([.G74]+0.05)/0.042" office:value-type="float" office:value="36.547619047619" calcext:value-type="float">
            <text:p>36.55</text:p>
          </table:table-cell>
          <table:table-cell table:style-name="ce4" table:formula="of:=([.H74]+0.05)/0.042" office:value-type="float" office:value="38.1190476190476" calcext:value-type="float">
            <text:p>38.12</text:p>
          </table:table-cell>
          <table:table-cell table:style-name="ce4" table:formula="of:=([.I74]+0.05)/0.042" office:value-type="float" office:value="39.047619047619" calcext:value-type="float">
            <text:p>39.05</text:p>
          </table:table-cell>
          <table:table-cell table:style-name="ce4" table:formula="of:=([.J74]+0.05)/0.042" office:value-type="float" office:value="40.2142857142857" calcext:value-type="float">
            <text:p>40.21</text:p>
          </table:table-cell>
          <table:table-cell table:style-name="ce4" table:formula="of:=([.K74]+0.05)/0.042" office:value-type="float" office:value="41.6666666666667" calcext:value-type="float">
            <text:p>41.67</text:p>
          </table:table-cell>
          <table:table-cell table:style-name="ce4" table:formula="of:=([.L74]+0.05)/0.042" office:value-type="float" office:value="42.7857142857143" calcext:value-type="float">
            <text:p>42.79</text:p>
          </table:table-cell>
          <table:table-cell table:style-name="ce4" table:formula="of:=([.M74]+0.05)/0.042" office:value-type="float" office:value="43.6904761904762" calcext:value-type="float">
            <text:p>43.69</text:p>
          </table:table-cell>
          <table:table-cell table:style-name="ce4" table:formula="of:=([.N74]+0.05)/0.042" office:value-type="float" office:value="44.0952380952381" calcext:value-type="float">
            <text:p>44.10</text:p>
          </table:table-cell>
          <table:table-cell table:style-name="ce4" table:formula="of:=([.O74]+0.05)/0.042" office:value-type="float" office:value="44.5476190476191" calcext:value-type="float">
            <text:p>44.55</text:p>
          </table:table-cell>
          <table:table-cell table:style-name="ce4" table:formula="of:=([.P74]+0.05)/0.042" office:value-type="float" office:value="44.6904761904762" calcext:value-type="float">
            <text:p>44.69</text:p>
          </table:table-cell>
          <table:table-cell table:style-name="ce4" table:formula="of:=([.Q74]+0.05)/0.042" office:value-type="float" office:value="44.9285714285714" calcext:value-type="float">
            <text:p>44.93</text:p>
          </table:table-cell>
          <table:table-cell table:style-name="ce4" table:formula="of:=([.R74]+0.05)/0.042" office:value-type="float" office:value="45.1190476190476" calcext:value-type="float">
            <text:p>45.12</text:p>
          </table:table-cell>
          <table:table-cell table:style-name="ce4" table:formula="of:=([.S74]+0.05)/0.042" office:value-type="float" office:value="45.2857142857143" calcext:value-type="float">
            <text:p>45.29</text:p>
          </table:table-cell>
          <table:table-cell table:style-name="ce4" table:formula="of:=([.T74]+0.05)/0.042" office:value-type="float" office:value="45.3809523809524" calcext:value-type="float">
            <text:p>45.38</text:p>
          </table:table-cell>
          <table:table-cell table:style-name="ce4" table:formula="of:=([.U74]+0.05)/0.042" office:value-type="float" office:value="45.5238095238095" calcext:value-type="float">
            <text:p>45.52</text:p>
          </table:table-cell>
          <table:table-cell table:style-name="ce4" table:formula="of:=([.V74]+0.05)/0.042" office:value-type="float" office:value="45.6904761904762" calcext:value-type="float">
            <text:p>45.69</text:p>
          </table:table-cell>
          <table:table-cell table:style-name="ce4" table:formula="of:=([.W74]+0.05)/0.042" office:value-type="float" office:value="45.8809523809524" calcext:value-type="float">
            <text:p>45.88</text:p>
          </table:table-cell>
          <table:table-cell table:style-name="ce4" table:formula="of:=([.X74]+0.05)/0.042" office:value-type="float" office:value="46.1190476190476" calcext:value-type="float">
            <text:p>46.12</text:p>
          </table:table-cell>
          <table:table-cell table:style-name="ce4" table:formula="of:=([.Y74]+0.05)/0.042" office:value-type="float" office:value="46.2380952380952" calcext:value-type="float">
            <text:p>46.24</text:p>
          </table:table-cell>
          <table:table-cell table:style-name="ce4" table:formula="of:=([.Z74]+0.05)/0.042" office:value-type="float" office:value="46.3571428571429" calcext:value-type="float">
            <text:p>46.36</text:p>
          </table:table-cell>
          <table:table-cell table:style-name="ce4" table:formula="of:=([.AA74]+0.05)/0.042" office:value-type="float" office:value="46.547619047619" calcext:value-type="float">
            <text:p>46.55</text:p>
          </table:table-cell>
          <table:table-cell table:style-name="ce4" table:formula="of:=([.AB74]+0.05)/0.042" office:value-type="float" office:value="46.6190476190476" calcext:value-type="float">
            <text:p>46.62</text:p>
          </table:table-cell>
          <table:table-cell table:style-name="ce4" table:formula="of:=([.AC74]+0.05)/0.042" office:value-type="float" office:value="46.8095238095238" calcext:value-type="float">
            <text:p>46.81</text:p>
          </table:table-cell>
          <table:table-cell table:style-name="ce4" table:formula="of:=([.AD74]+0.05)/0.042" office:value-type="float" office:value="46.952380952381" calcext:value-type="float">
            <text:p>46.95</text:p>
          </table:table-cell>
          <table:table-cell table:style-name="ce4" table:formula="of:=([.AE74]+0.05)/0.042" office:value-type="float" office:value="47" calcext:value-type="float">
            <text:p>47.00</text:p>
          </table:table-cell>
          <table:table-cell table:style-name="ce4" table:formula="of:=([.AF74]+0.05)/0.042" office:value-type="float" office:value="47.1666666666667" calcext:value-type="float">
            <text:p>47.17</text:p>
          </table:table-cell>
          <table:table-cell table:style-name="ce4" table:formula="of:=([.AG74]+0.05)/0.042" office:value-type="float" office:value="47.3095238095238" calcext:value-type="float">
            <text:p>47.31</text:p>
          </table:table-cell>
          <table:table-cell table:style-name="ce4" table:formula="of:=([.AH74]+0.05)/0.042" office:value-type="float" office:value="47.4285714285714" calcext:value-type="float">
            <text:p>47.43</text:p>
          </table:table-cell>
          <table:table-cell table:style-name="ce4" table:formula="of:=([.AI74]+0.05)/0.042" office:value-type="float" office:value="47.5238095238095" calcext:value-type="float">
            <text:p>47.52</text:p>
          </table:table-cell>
          <table:table-cell table:style-name="ce4" table:formula="of:=([.AJ74]+0.05)/0.042" office:value-type="float" office:value="47.6428571428571" calcext:value-type="float">
            <text:p>47.64</text:p>
          </table:table-cell>
          <table:table-cell table:style-name="ce4" table:formula="of:=([.AK74]+0.05)/0.042" office:value-type="float" office:value="47.6904761904762" calcext:value-type="float">
            <text:p>47.69</text:p>
          </table:table-cell>
          <table:table-cell table:style-name="ce4" table:formula="of:=([.AL74]+0.05)/0.042" office:value-type="float" office:value="47.7619047619048" calcext:value-type="float">
            <text:p>47.76</text:p>
          </table:table-cell>
          <table:table-cell table:style-name="ce4" table:formula="of:=([.AM74]+0.05)/0.042" office:value-type="float" office:value="47.7857142857143" calcext:value-type="float">
            <text:p>47.79</text:p>
          </table:table-cell>
          <table:table-cell table:style-name="ce4" table:formula="of:=([.AN74]+0.05)/0.042" office:value-type="float" office:value="47.8571428571429" calcext:value-type="float">
            <text:p>47.86</text:p>
          </table:table-cell>
          <table:table-cell table:style-name="ce4" table:formula="of:=([.AO74]+0.05)/0.042" office:value-type="float" office:value="47.8809523809524" calcext:value-type="float">
            <text:p>47.88</text:p>
          </table:table-cell>
          <table:table-cell table:style-name="ce4" table:formula="of:=([.AP74]+0.05)/0.042" office:value-type="float" office:value="47.9285714285714" calcext:value-type="float">
            <text:p>47.93</text:p>
          </table:table-cell>
          <table:table-cell table:style-name="ce4" table:formula="of:=([.AQ74]+0.05)/0.042" office:value-type="float" office:value="47.9523809523809" calcext:value-type="float">
            <text:p>47.95</text:p>
          </table:table-cell>
          <table:table-cell table:style-name="ce4" table:formula="of:=([.AR74]+0.05)/0.042" office:value-type="float" office:value="47.9761904761905" calcext:value-type="float">
            <text:p>47.98</text:p>
          </table:table-cell>
          <table:table-cell table:style-name="ce4" table:formula="of:=([.AS74]+0.05)/0.042" office:value-type="float" office:value="48" calcext:value-type="float">
            <text:p>48.00</text:p>
          </table:table-cell>
          <table:table-cell table:style-name="ce4" table:formula="of:=([.AT74]+0.05)/0.042" office:value-type="float" office:value="48.047619047619" calcext:value-type="float">
            <text:p>48.05</text:p>
          </table:table-cell>
          <table:table-cell table:style-name="ce4" table:formula="of:=([.AU74]+0.05)/0.042" office:value-type="float" office:value="48.0714285714286" calcext:value-type="float">
            <text:p>48.07</text:p>
          </table:table-cell>
          <table:table-cell table:style-name="ce4" table:formula="of:=([.AV74]+0.05)/0.042" office:value-type="float" office:value="48.0714285714286" calcext:value-type="float">
            <text:p>48.07</text:p>
          </table:table-cell>
          <table:table-cell table:style-name="ce4" table:formula="of:=([.AW74]+0.05)/0.042" office:value-type="float" office:value="48.1190476190476" calcext:value-type="float">
            <text:p>48.12</text:p>
          </table:table-cell>
          <table:table-cell table:style-name="ce4" table:formula="of:=([.AX74]+0.05)/0.042" office:value-type="float" office:value="48.1428571428571" calcext:value-type="float">
            <text:p>48.14</text:p>
          </table:table-cell>
          <table:table-cell table:style-name="ce4" table:formula="of:=([.AY74]+0.05)/0.042" office:value-type="float" office:value="48.1666666666667" calcext:value-type="float">
            <text:p>48.17</text:p>
          </table:table-cell>
          <table:table-cell table:style-name="ce4" table:formula="of:=([.AZ74]+0.05)/0.042" office:value-type="float" office:value="48.1904761904762" calcext:value-type="float">
            <text:p>48.19</text:p>
          </table:table-cell>
          <table:table-cell table:style-name="ce4" table:formula="of:=([.BA74]+0.05)/0.042" office:value-type="float" office:value="48.2142857142857" calcext:value-type="float">
            <text:p>48.21</text:p>
          </table:table-cell>
          <table:table-cell table:style-name="ce4" table:formula="of:=([.BB74]+0.05)/0.042" office:value-type="float" office:value="48.2142857142857" calcext:value-type="float">
            <text:p>48.21</text:p>
          </table:table-cell>
          <table:table-cell table:style-name="ce4" table:formula="of:=([.BC74]+0.05)/0.042" office:value-type="float" office:value="48.2619047619048" calcext:value-type="float">
            <text:p>48.26</text:p>
          </table:table-cell>
          <table:table-cell table:style-name="ce4" table:formula="of:=([.BD74]+0.05)/0.042" office:value-type="float" office:value="48.3095238095238" calcext:value-type="float">
            <text:p>48.31</text:p>
          </table:table-cell>
          <table:table-cell table:style-name="ce4" table:formula="of:=([.BE74]+0.05)/0.042" office:value-type="float" office:value="48.3571428571428" calcext:value-type="float">
            <text:p>48.36</text:p>
          </table:table-cell>
          <table:table-cell table:style-name="ce4" table:formula="of:=([.BF74]+0.05)/0.042" office:value-type="float" office:value="48.3809523809524" calcext:value-type="float">
            <text:p>48.38</text:p>
          </table:table-cell>
          <table:table-cell table:style-name="ce4" table:formula="of:=([.BG74]+0.05)/0.042" office:value-type="float" office:value="48.3809523809524" calcext:value-type="float">
            <text:p>48.38</text:p>
          </table:table-cell>
          <table:table-cell table:style-name="ce4" table:formula="of:=([.BH74]+0.05)/0.042" office:value-type="float" office:value="48.4047619047619" calcext:value-type="float">
            <text:p>48.40</text:p>
          </table:table-cell>
          <table:table-cell table:style-name="ce4" table:formula="of:=([.BI74]+0.05)/0.042" office:value-type="float" office:value="48.4285714285714" calcext:value-type="float">
            <text:p>48.43</text:p>
          </table:table-cell>
          <table:table-cell table:style-name="ce4" table:formula="of:=([.BJ74]+0.05)/0.042" office:value-type="float" office:value="48.4285714285714" calcext:value-type="float">
            <text:p>48.43</text:p>
          </table:table-cell>
          <table:table-cell table:style-name="ce4" table:formula="of:=([.BK74]+0.05)/0.042" office:value-type="float" office:value="48.4523809523809" calcext:value-type="float">
            <text:p>48.45</text:p>
          </table:table-cell>
          <table:table-cell table:style-name="ce4" table:formula="of:=([.BL74]+0.05)/0.042" office:value-type="float" office:value="48.4523809523809" calcext:value-type="float">
            <text:p>48.45</text:p>
          </table:table-cell>
          <table:table-cell table:style-name="ce4" table:formula="of:=([.BM74]+0.05)/0.042" office:value-type="float" office:value="48.4761904761905" calcext:value-type="float">
            <text:p>48.48</text:p>
          </table:table-cell>
          <table:table-cell table:style-name="ce4" table:formula="of:=([.BN74]+0.05)/0.042" office:value-type="float" office:value="48.5" calcext:value-type="float">
            <text:p>48.50</text:p>
          </table:table-cell>
          <table:table-cell table:style-name="ce4" table:formula="of:=([.BO74]+0.05)/0.042" office:value-type="float" office:value="48.5238095238095" calcext:value-type="float">
            <text:p>48.52</text:p>
          </table:table-cell>
          <table:table-cell table:style-name="ce4" table:formula="of:=([.BP74]+0.05)/0.042" office:value-type="float" office:value="48.547619047619" calcext:value-type="float">
            <text:p>48.55</text:p>
          </table:table-cell>
          <table:table-cell table:style-name="ce4" table:formula="of:=([.BQ74]+0.05)/0.042" office:value-type="float" office:value="48.5714285714286" calcext:value-type="float">
            <text:p>48.57</text:p>
          </table:table-cell>
          <table:table-cell table:style-name="ce4" table:formula="of:=([.BR74]+0.05)/0.042" office:value-type="float" office:value="48.5714285714286" calcext:value-type="float">
            <text:p>48.57</text:p>
          </table:table-cell>
          <table:table-cell table:style-name="ce4" table:formula="of:=([.BS74]+0.05)/0.042" office:value-type="float" office:value="48.6190476190476" calcext:value-type="float">
            <text:p>48.62</text:p>
          </table:table-cell>
          <table:table-cell table:style-name="ce4" table:formula="of:=([.BT74]+0.05)/0.042" office:value-type="float" office:value="48.6428571428571" calcext:value-type="float">
            <text:p>48.64</text:p>
          </table:table-cell>
          <table:table-cell table:style-name="ce4" table:formula="of:=([.BU74]+0.05)/0.042" office:value-type="float" office:value="48.6666666666667" calcext:value-type="float">
            <text:p>48.67</text:p>
          </table:table-cell>
          <table:table-cell table:style-name="ce4" table:formula="of:=([.BV74]+0.05)/0.042" office:value-type="float" office:value="48.6904761904762" calcext:value-type="float">
            <text:p>48.69</text:p>
          </table:table-cell>
          <table:table-cell table:style-name="ce4" table:formula="of:=([.BW74]+0.05)/0.042" office:value-type="float" office:value="48.7380952380952" calcext:value-type="float">
            <text:p>48.74</text:p>
          </table:table-cell>
          <table:table-cell table:style-name="ce4" table:formula="of:=([.BX74]+0.05)/0.042" office:value-type="float" office:value="48.7857142857143" calcext:value-type="float">
            <text:p>48.79</text:p>
          </table:table-cell>
          <table:table-cell table:style-name="ce4" table:formula="of:=([.BY74]+0.05)/0.042" office:value-type="float" office:value="48.8333333333333" calcext:value-type="float">
            <text:p>48.83</text:p>
          </table:table-cell>
          <table:table-cell table:style-name="ce4" table:formula="of:=([.BZ74]+0.05)/0.042" office:value-type="float" office:value="48.8809523809524" calcext:value-type="float">
            <text:p>48.88</text:p>
          </table:table-cell>
          <table:table-cell table:style-name="ce4" table:formula="of:=([.CA74]+0.05)/0.042" office:value-type="float" office:value="48.9523809523809" calcext:value-type="float">
            <text:p>48.95</text:p>
          </table:table-cell>
          <table:table-cell table:style-name="ce4" table:formula="of:=([.CB74]+0.05)/0.042" office:value-type="float" office:value="49" calcext:value-type="float">
            <text:p>49.00</text:p>
          </table:table-cell>
          <table:table-cell table:style-name="ce4" table:formula="of:=([.CC74]+0.05)/0.042" office:value-type="float" office:value="49.0714285714286" calcext:value-type="float">
            <text:p>49.07</text:p>
          </table:table-cell>
          <table:table-cell table:style-name="ce4" table:formula="of:=([.CD74]+0.05)/0.042" office:value-type="float" office:value="49.1428571428571" calcext:value-type="float">
            <text:p>49.14</text:p>
          </table:table-cell>
          <table:table-cell table:style-name="ce4" table:formula="of:=([.CE74]+0.05)/0.042" office:value-type="float" office:value="49.2857142857143" calcext:value-type="float">
            <text:p>49.29</text:p>
          </table:table-cell>
          <table:table-cell table:style-name="ce4" table:formula="of:=([.CF74]+0.05)/0.042" office:value-type="float" office:value="49.4523809523809" calcext:value-type="float">
            <text:p>49.45</text:p>
          </table:table-cell>
          <table:table-cell table:style-name="ce4" table:formula="of:=([.CG74]+0.05)/0.042" office:value-type="float" office:value="49.6428571428571" calcext:value-type="float">
            <text:p>49.64</text:p>
          </table:table-cell>
          <table:table-cell table:style-name="ce4" table:formula="of:=([.CH74]+0.05)/0.042" office:value-type="float" office:value="49.9285714285714" calcext:value-type="float">
            <text:p>49.93</text:p>
          </table:table-cell>
          <table:table-cell table:style-name="ce4" table:formula="of:=([.CI74]+0.05)/0.042" office:value-type="float" office:value="50.7142857142857" calcext:value-type="float">
            <text:p>50.71</text:p>
          </table:table-cell>
          <table:table-cell table:style-name="ce4" table:formula="of:=([.CJ74]+0.05)/0.042" office:value-type="float" office:value="51.6190476190476" calcext:value-type="float">
            <text:p>51.62</text:p>
          </table:table-cell>
          <table:table-cell table:style-name="ce4" table:formula="of:=([.CK74]+0.05)/0.042" office:value-type="float" office:value="52.8333333333333" calcext:value-type="float">
            <text:p>52.83</text:p>
          </table:table-cell>
          <table:table-cell table:style-name="ce4" table:formula="of:=([.CL74]+0.05)/0.042" office:value-type="float" office:value="54.5714285714286" calcext:value-type="float">
            <text:p>54.57</text:p>
          </table:table-cell>
          <table:table-cell table:style-name="ce4" table:formula="of:=([.CM74]+0.05)/0.042" office:value-type="float" office:value="56.8095238095238" calcext:value-type="float">
            <text:p>56.81</text:p>
          </table:table-cell>
        </table:table-row>
        <table:table-row table:style-name="ro1">
          <table:table-cell table:style-name="ce2" office:value-type="string" calcext:value-type="string">
            <text:p>epsilon</text:p>
          </table:table-cell>
          <table:table-cell table:style-name="ce11" table:formula="of:=([.B75]*10^-12)/[.$C$72]" office:value-type="float" office:value="0.000233521657250471" calcext:value-type="float">
            <text:p>0.000234</text:p>
          </table:table-cell>
          <table:table-cell table:style-name="ce11" table:formula="of:=([.C75]*10^-12)/[.$C$72]" office:value-type="float" office:value="0.000237706633186859" calcext:value-type="float">
            <text:p>0.000238</text:p>
          </table:table-cell>
          <table:table-cell table:style-name="ce11" table:formula="of:=([.D75]*10^-12)/[.$C$72]" office:value-type="float" office:value="0.000244402594685081" calcext:value-type="float">
            <text:p>0.000244</text:p>
          </table:table-cell>
          <table:table-cell table:style-name="ce11" table:formula="of:=([.E75]*10^-12)/[.$C$72]" office:value-type="float" office:value="0.000259468508056079" calcext:value-type="float">
            <text:p>0.000259</text:p>
          </table:table-cell>
          <table:table-cell table:style-name="ce11" table:formula="of:=([.F75]*10^-12)/[.$C$72]" office:value-type="float" office:value="0.000281230382925298" calcext:value-type="float">
            <text:p>0.000281</text:p>
          </table:table-cell>
          <table:table-cell table:style-name="ce11" table:formula="of:=([.G75]*10^-12)/[.$C$72]" office:value-type="float" office:value="0.000301318267419962" calcext:value-type="float">
            <text:p>0.000301</text:p>
          </table:table-cell>
          <table:table-cell table:style-name="ce11" table:formula="of:=([.H75]*10^-12)/[.$C$72]" office:value-type="float" office:value="0.00032726511822557" calcext:value-type="float">
            <text:p>0.000327</text:p>
          </table:table-cell>
          <table:table-cell table:style-name="ce11" table:formula="of:=([.I75]*10^-12)/[.$C$72]" office:value-type="float" office:value="0.000351537978656623" calcext:value-type="float">
            <text:p>0.000352</text:p>
          </table:table-cell>
          <table:table-cell table:style-name="ce11" table:formula="of:=([.J75]*10^-12)/[.$C$72]" office:value-type="float" office:value="0.000379995815024064" calcext:value-type="float">
            <text:p>0.000380</text:p>
          </table:table-cell>
          <table:table-cell table:style-name="ce11" table:formula="of:=([.K75]*10^-12)/[.$C$72]" office:value-type="float" office:value="0.00043523749738439" calcext:value-type="float">
            <text:p>0.000435</text:p>
          </table:table-cell>
          <table:table-cell table:style-name="ce11" table:formula="of:=([.L75]*10^-12)/[.$C$72]" office:value-type="float" office:value="0.000477924251935551" calcext:value-type="float">
            <text:p>0.000478</text:p>
          </table:table-cell>
          <table:table-cell table:style-name="ce11" table:formula="of:=([.M75]*10^-12)/[.$C$72]" office:value-type="float" office:value="0.000534839924670433" calcext:value-type="float">
            <text:p>0.000535</text:p>
          </table:table-cell>
          <table:table-cell table:style-name="ce11" table:formula="of:=([.N75]*10^-12)/[.$C$72]" office:value-type="float" office:value="0.00055743879472693" calcext:value-type="float">
            <text:p>0.000557</text:p>
          </table:table-cell>
          <table:table-cell table:style-name="ce11" table:formula="of:=([.O75]*10^-12)/[.$C$72]" office:value-type="float" office:value="0.000578363674408872" calcext:value-type="float">
            <text:p>0.000578</text:p>
          </table:table-cell>
          <table:table-cell table:style-name="ce11" table:formula="of:=([.P75]*10^-12)/[.$C$72]" office:value-type="float" office:value="0.000587570621468927" calcext:value-type="float">
            <text:p>0.000588</text:p>
          </table:table-cell>
          <table:table-cell table:style-name="ce11" table:formula="of:=([.Q75]*10^-12)/[.$C$72]" office:value-type="float" office:value="0.000606821510776313" calcext:value-type="float">
            <text:p>0.000607</text:p>
          </table:table-cell>
          <table:table-cell table:style-name="ce11" table:formula="of:=([.R75]*10^-12)/[.$C$72]" office:value-type="float" office:value="0.000624398409709144" calcext:value-type="float">
            <text:p>0.000624</text:p>
          </table:table-cell>
          <table:table-cell table:style-name="ce11" table:formula="of:=([.S75]*10^-12)/[.$C$72]" office:value-type="float" office:value="0.000638627327892865" calcext:value-type="float">
            <text:p>0.000639</text:p>
          </table:table-cell>
          <table:table-cell table:style-name="ce11" table:formula="of:=([.T75]*10^-12)/[.$C$72]" office:value-type="float" office:value="0.000652019250889307" calcext:value-type="float">
            <text:p>0.000652</text:p>
          </table:table-cell>
          <table:table-cell table:style-name="ce11" table:formula="of:=([.U75]*10^-12)/[.$C$72]" office:value-type="float" office:value="0.000663737183511195" calcext:value-type="float">
            <text:p>0.000664</text:p>
          </table:table-cell>
          <table:table-cell table:style-name="ce11" table:formula="of:=([.V75]*10^-12)/[.$C$72]" office:value-type="float" office:value="0.000678803096882193" calcext:value-type="float">
            <text:p>0.000679</text:p>
          </table:table-cell>
          <table:table-cell table:style-name="ce11" table:formula="of:=([.W75]*10^-12)/[.$C$72]" office:value-type="float" office:value="0.000696379995815024" calcext:value-type="float">
            <text:p>0.000696</text:p>
          </table:table-cell>
          <table:table-cell table:style-name="ce11" table:formula="of:=([.X75]*10^-12)/[.$C$72]" office:value-type="float" office:value="0.000715630885122411" calcext:value-type="float">
            <text:p>0.000716</text:p>
          </table:table-cell>
          <table:table-cell table:style-name="ce11" table:formula="of:=([.Y75]*10^-12)/[.$C$72]" office:value-type="float" office:value="0.000730696798493409" calcext:value-type="float">
            <text:p>0.000731</text:p>
          </table:table-cell>
          <table:table-cell table:style-name="ce11" table:formula="of:=([.Z75]*10^-12)/[.$C$72]" office:value-type="float" office:value="0.000743251726302574" calcext:value-type="float">
            <text:p>0.000743</text:p>
          </table:table-cell>
          <table:table-cell table:style-name="ce11" table:formula="of:=([.AA75]*10^-12)/[.$C$72]" office:value-type="float" office:value="0.000763339610797238" calcext:value-type="float">
            <text:p>0.000763</text:p>
          </table:table-cell>
          <table:table-cell table:style-name="ce11" table:formula="of:=([.AB75]*10^-12)/[.$C$72]" office:value-type="float" office:value="0.000776731533793681" calcext:value-type="float">
            <text:p>0.000777</text:p>
          </table:table-cell>
          <table:table-cell table:style-name="ce11" table:formula="of:=([.AC75]*10^-12)/[.$C$72]" office:value-type="float" office:value="0.000801841389412011" calcext:value-type="float">
            <text:p>0.000802</text:p>
          </table:table-cell>
          <table:table-cell table:style-name="ce11" table:formula="of:=([.AD75]*10^-12)/[.$C$72]" office:value-type="float" office:value="0.000826114249843064" calcext:value-type="float">
            <text:p>0.000826</text:p>
          </table:table-cell>
          <table:table-cell table:style-name="ce11" table:formula="of:=([.AE75]*10^-12)/[.$C$72]" office:value-type="float" office:value="0.000839506172839506" calcext:value-type="float">
            <text:p>0.000840</text:p>
          </table:table-cell>
          <table:table-cell table:style-name="ce11" table:formula="of:=([.AF75]*10^-12)/[.$C$72]" office:value-type="float" office:value="0.000872148985143335" calcext:value-type="float">
            <text:p>0.000872</text:p>
          </table:table-cell>
          <table:table-cell table:style-name="ce11" table:formula="of:=([.AG75]*10^-12)/[.$C$72]" office:value-type="float" office:value="0.000907302783008998" calcext:value-type="float">
            <text:p>0.000907</text:p>
          </table:table-cell>
          <table:table-cell table:style-name="ce11" table:formula="of:=([.AH75]*10^-12)/[.$C$72]" office:value-type="float" office:value="0.000937434609750994" calcext:value-type="float">
            <text:p>0.000937</text:p>
          </table:table-cell>
          <table:table-cell table:style-name="ce11" table:formula="of:=([.AI75]*10^-12)/[.$C$72]" office:value-type="float" office:value="0.000976773383553044" calcext:value-type="float">
            <text:p>0.000977</text:p>
          </table:table-cell>
          <table:table-cell table:style-name="ce11" table:formula="of:=([.AJ75]*10^-12)/[.$C$72]" office:value-type="float" office:value="0.00100690521029504" calcext:value-type="float">
            <text:p>0.001007</text:p>
          </table:table-cell>
          <table:table-cell table:style-name="ce11" table:formula="of:=([.AK75]*10^-12)/[.$C$72]" office:value-type="float" office:value="0.00104624398409709" calcext:value-type="float">
            <text:p>0.001046</text:p>
          </table:table-cell>
          <table:table-cell table:style-name="ce11" table:formula="of:=([.AL75]*10^-12)/[.$C$72]" office:value-type="float" office:value="0.00108139778196275" calcext:value-type="float">
            <text:p>0.001081</text:p>
          </table:table-cell>
          <table:table-cell table:style-name="ce11" table:formula="of:=([.AM75]*10^-12)/[.$C$72]" office:value-type="float" office:value="0.00112408453651392" calcext:value-type="float">
            <text:p>0.001124</text:p>
          </table:table-cell>
          <table:table-cell table:style-name="ce11" table:formula="of:=([.AN75]*10^-12)/[.$C$72]" office:value-type="float" office:value="0.0011659342958778" calcext:value-type="float">
            <text:p>0.001166</text:p>
          </table:table-cell>
          <table:table-cell table:style-name="ce11" table:formula="of:=([.AO75]*10^-12)/[.$C$72]" office:value-type="float" office:value="0.0012069470600544" calcext:value-type="float">
            <text:p>0.001207</text:p>
          </table:table-cell>
          <table:table-cell table:style-name="ce11" table:formula="of:=([.AP75]*10^-12)/[.$C$72]" office:value-type="float" office:value="0.00126888470391295" calcext:value-type="float">
            <text:p>0.001269</text:p>
          </table:table-cell>
          <table:table-cell table:style-name="ce11" table:formula="of:=([.AQ75]*10^-12)/[.$C$72]" office:value-type="float" office:value="0.00131408244402595" calcext:value-type="float">
            <text:p>0.001314</text:p>
          </table:table-cell>
          <table:table-cell table:style-name="ce11" table:formula="of:=([.AR75]*10^-12)/[.$C$72]" office:value-type="float" office:value="0.00135509520820255" calcext:value-type="float">
            <text:p>0.001355</text:p>
          </table:table-cell>
          <table:table-cell table:style-name="ce11" table:formula="of:=([.AS75]*10^-12)/[.$C$72]" office:value-type="float" office:value="0.00139192299644277" calcext:value-type="float">
            <text:p>0.001392</text:p>
          </table:table-cell>
          <table:table-cell table:style-name="ce11" table:formula="of:=([.AT75]*10^-12)/[.$C$72]" office:value-type="float" office:value="0.00145302364511404" calcext:value-type="float">
            <text:p>0.001453</text:p>
          </table:table-cell>
          <table:table-cell table:style-name="ce11" table:formula="of:=([.AU75]*10^-12)/[.$C$72]" office:value-type="float" office:value="0.00150240636116342" calcext:value-type="float">
            <text:p>0.001502</text:p>
          </table:table-cell>
          <table:table-cell table:style-name="ce11" table:formula="of:=([.AV75]*10^-12)/[.$C$72]" office:value-type="float" office:value="0.00154174513496547" calcext:value-type="float">
            <text:p>0.001542</text:p>
          </table:table-cell>
          <table:table-cell table:style-name="ce11" table:formula="of:=([.AW75]*10^-12)/[.$C$72]" office:value-type="float" office:value="0.00160033479807491" calcext:value-type="float">
            <text:p>0.001600</text:p>
          </table:table-cell>
          <table:table-cell table:style-name="ce11" table:formula="of:=([.AX75]*10^-12)/[.$C$72]" office:value-type="float" office:value="0.00164971751412429" calcext:value-type="float">
            <text:p>0.001650</text:p>
          </table:table-cell>
          <table:table-cell table:style-name="ce11" table:formula="of:=([.AY75]*10^-12)/[.$C$72]" office:value-type="float" office:value="0.00171584013391923" calcext:value-type="float">
            <text:p>0.001716</text:p>
          </table:table-cell>
          <table:table-cell table:style-name="ce11" table:formula="of:=([.AZ75]*10^-12)/[.$C$72]" office:value-type="float" office:value="0.00174931994141034" calcext:value-type="float">
            <text:p>0.001749</text:p>
          </table:table-cell>
          <table:table-cell table:style-name="ce11" table:formula="of:=([.BA75]*10^-12)/[.$C$72]" office:value-type="float" office:value="0.00179116970077422" calcext:value-type="float">
            <text:p>0.001791</text:p>
          </table:table-cell>
          <table:table-cell table:style-name="ce11" table:formula="of:=([.BB75]*10^-12)/[.$C$72]" office:value-type="float" office:value="0.0018330194601381" calcext:value-type="float">
            <text:p>0.001833</text:p>
          </table:table-cell>
          <table:table-cell table:style-name="ce11" table:formula="of:=([.BC75]*10^-12)/[.$C$72]" office:value-type="float" office:value="0.00187486921950199" calcext:value-type="float">
            <text:p>0.001875</text:p>
          </table:table-cell>
          <table:table-cell table:style-name="ce11" table:formula="of:=([.BD75]*10^-12)/[.$C$72]" office:value-type="float" office:value="0.0019083490269931" calcext:value-type="float">
            <text:p>0.001908</text:p>
          </table:table-cell>
          <table:table-cell table:style-name="ce11" table:formula="of:=([.BE75]*10^-12)/[.$C$72]" office:value-type="float" office:value="0.00187486921950199" calcext:value-type="float">
            <text:p>0.001875</text:p>
          </table:table-cell>
          <table:table-cell table:style-name="ce11" table:formula="of:=([.BF75]*10^-12)/[.$C$72]" office:value-type="float" office:value="0.00182464950826533" calcext:value-type="float">
            <text:p>0.001825</text:p>
          </table:table-cell>
          <table:table-cell table:style-name="ce11" table:formula="of:=([.BG75]*10^-12)/[.$C$72]" office:value-type="float" office:value="0.00176605984515589" calcext:value-type="float">
            <text:p>0.001766</text:p>
          </table:table-cell>
          <table:table-cell table:style-name="ce11" table:formula="of:=([.BH75]*10^-12)/[.$C$72]" office:value-type="float" office:value="0.00174094998953756" calcext:value-type="float">
            <text:p>0.001741</text:p>
          </table:table-cell>
          <table:table-cell table:style-name="ce11" table:formula="of:=([.BI75]*10^-12)/[.$C$72]" office:value-type="float" office:value="0.00168236032642812" calcext:value-type="float">
            <text:p>0.001682</text:p>
          </table:table-cell>
          <table:table-cell table:style-name="ce11" table:formula="of:=([.BJ75]*10^-12)/[.$C$72]" office:value-type="float" office:value="0.00164888051893702" calcext:value-type="float">
            <text:p>0.001649</text:p>
          </table:table-cell>
          <table:table-cell table:style-name="ce11" table:formula="of:=([.BK75]*10^-12)/[.$C$72]" office:value-type="float" office:value="0.0015819209039548" calcext:value-type="float">
            <text:p>0.001582</text:p>
          </table:table-cell>
          <table:table-cell table:style-name="ce11" table:formula="of:=([.BL75]*10^-12)/[.$C$72]" office:value-type="float" office:value="0.00150659133709981" calcext:value-type="float">
            <text:p>0.001507</text:p>
          </table:table-cell>
          <table:table-cell table:style-name="ce11" table:formula="of:=([.BM75]*10^-12)/[.$C$72]" office:value-type="float" office:value="0.00142205482318477" calcext:value-type="float">
            <text:p>0.001422</text:p>
          </table:table-cell>
          <table:table-cell table:style-name="ce11" table:formula="of:=([.BN75]*10^-12)/[.$C$72]" office:value-type="float" office:value="0.00135091023226616" calcext:value-type="float">
            <text:p>0.001351</text:p>
          </table:table-cell>
          <table:table-cell table:style-name="ce11" table:formula="of:=([.BO75]*10^-12)/[.$C$72]" office:value-type="float" office:value="0.00128813559322034" calcext:value-type="float">
            <text:p>0.001288</text:p>
          </table:table-cell>
          <table:table-cell table:style-name="ce11" table:formula="of:=([.BP75]*10^-12)/[.$C$72]" office:value-type="float" office:value="0.00121950198786357" calcext:value-type="float">
            <text:p>0.001220</text:p>
          </table:table-cell>
          <table:table-cell table:style-name="ce11" table:formula="of:=([.BQ75]*10^-12)/[.$C$72]" office:value-type="float" office:value="0.0011584013391923" calcext:value-type="float">
            <text:p>0.001158</text:p>
          </table:table-cell>
          <table:table-cell table:style-name="ce11" table:formula="of:=([.BR75]*10^-12)/[.$C$72]" office:value-type="float" office:value="0.00109227871939736" calcext:value-type="float">
            <text:p>0.001092</text:p>
          </table:table-cell>
          <table:table-cell table:style-name="ce11" table:formula="of:=([.BS75]*10^-12)/[.$C$72]" office:value-type="float" office:value="0.00104791797447165" calcext:value-type="float">
            <text:p>0.001048</text:p>
          </table:table-cell>
          <table:table-cell table:style-name="ce11" table:formula="of:=([.BT75]*10^-12)/[.$C$72]" office:value-type="float" office:value="0.00100606821510776" calcext:value-type="float">
            <text:p>0.001006</text:p>
          </table:table-cell>
          <table:table-cell table:style-name="ce11" table:formula="of:=([.BU75]*10^-12)/[.$C$72]" office:value-type="float" office:value="0.00094245658087466" calcext:value-type="float">
            <text:p>0.000942</text:p>
          </table:table-cell>
          <table:table-cell table:style-name="ce11" table:formula="of:=([.BV75]*10^-12)/[.$C$72]" office:value-type="float" office:value="0.000903117807072609" calcext:value-type="float">
            <text:p>0.000903</text:p>
          </table:table-cell>
          <table:table-cell table:style-name="ce11" table:formula="of:=([.BW75]*10^-12)/[.$C$72]" office:value-type="float" office:value="0.000831136220966729" calcext:value-type="float">
            <text:p>0.000831</text:p>
          </table:table-cell>
          <table:table-cell table:style-name="ce11" table:formula="of:=([.BX75]*10^-12)/[.$C$72]" office:value-type="float" office:value="0.000792634442351956" calcext:value-type="float">
            <text:p>0.000793</text:p>
          </table:table-cell>
          <table:table-cell table:style-name="ce11" table:formula="of:=([.BY75]*10^-12)/[.$C$72]" office:value-type="float" office:value="0.000754132663737184" calcext:value-type="float">
            <text:p>0.000754</text:p>
          </table:table-cell>
          <table:table-cell table:style-name="ce11" table:formula="of:=([.BZ75]*10^-12)/[.$C$72]" office:value-type="float" office:value="0.000707260933249634" calcext:value-type="float">
            <text:p>0.000707</text:p>
          </table:table-cell>
          <table:table-cell table:style-name="ce11" table:formula="of:=([.CA75]*10^-12)/[.$C$72]" office:value-type="float" office:value="0.000667922159447583" calcext:value-type="float">
            <text:p>0.000668</text:p>
          </table:table-cell>
          <table:table-cell table:style-name="ce11" table:formula="of:=([.CB75]*10^-12)/[.$C$72]" office:value-type="float" office:value="0.00064030131826742" calcext:value-type="float">
            <text:p>0.000640</text:p>
          </table:table-cell>
          <table:table-cell table:style-name="ce11" table:formula="of:=([.CC75]*10^-12)/[.$C$72]" office:value-type="float" office:value="0.00058254865034526" calcext:value-type="float">
            <text:p>0.000583</text:p>
          </table:table-cell>
          <table:table-cell table:style-name="ce11" table:formula="of:=([.CD75]*10^-12)/[.$C$72]" office:value-type="float" office:value="0.000550742833228709" calcext:value-type="float">
            <text:p>0.000551</text:p>
          </table:table-cell>
          <table:table-cell table:style-name="ce11" table:formula="of:=([.CE75]*10^-12)/[.$C$72]" office:value-type="float" office:value="0.000513078049801214" calcext:value-type="float">
            <text:p>0.000513</text:p>
          </table:table-cell>
          <table:table-cell table:style-name="ce11" table:formula="of:=([.CF75]*10^-12)/[.$C$72]" office:value-type="float" office:value="0.00048210922787194" calcext:value-type="float">
            <text:p>0.000482</text:p>
          </table:table-cell>
          <table:table-cell table:style-name="ce11" table:formula="of:=([.CG75]*10^-12)/[.$C$72]" office:value-type="float" office:value="0.000446955430006278" calcext:value-type="float">
            <text:p>0.000447</text:p>
          </table:table-cell>
          <table:table-cell table:style-name="ce11" table:formula="of:=([.CH75]*10^-12)/[.$C$72]" office:value-type="float" office:value="0.000401757689893283" calcext:value-type="float">
            <text:p>0.000402</text:p>
          </table:table-cell>
          <table:table-cell table:style-name="ce11" table:formula="of:=([.CI75]*10^-12)/[.$C$72]" office:value-type="float" office:value="0.000292948315547186" calcext:value-type="float">
            <text:p>0.000293</text:p>
          </table:table-cell>
          <table:table-cell table:style-name="ce11" table:formula="of:=([.CJ75]*10^-12)/[.$C$72]" office:value-type="float" office:value="0.000210085792006696" calcext:value-type="float">
            <text:p>0.000210</text:p>
          </table:table-cell>
          <table:table-cell table:style-name="ce11" table:formula="of:=([.CK75]*10^-12)/[.$C$72]" office:value-type="float" office:value="0.00016907302783009" calcext:value-type="float">
            <text:p>0.000169</text:p>
          </table:table-cell>
          <table:table-cell table:style-name="ce11" table:formula="of:=([.CL75]*10^-12)/[.$C$72]" office:value-type="float" office:value="0.000125549278091651" calcext:value-type="float">
            <text:p>0.000126</text:p>
          </table:table-cell>
          <table:table-cell table:style-name="ce11" table:formula="of:=([.CM75]*10^-12)/[.$C$72]" office:value-type="float" office:value="0.0000912324754132664" calcext:value-type="float">
            <text:p>0.000091</text:p>
          </table:table-cell>
        </table:table-row>
        <table:table-row table:style-name="ro1">
          <table:table-cell table:style-name="ce2" office:value-type="string" calcext:value-type="string">
            <text:p>Ogrzewanie – alpha</text:p>
          </table:table-cell>
          <table:table-cell table:style-name="ce4" table:formula="of:=1/[.B77]" office:value-type="float" office:value="4282.25806451613" calcext:value-type="float">
            <text:p>4282.26</text:p>
          </table:table-cell>
          <table:table-cell table:style-name="ce4" table:formula="of:=1/[.C77]" office:value-type="float" office:value="4206.8661971831" calcext:value-type="float">
            <text:p>4206.87</text:p>
          </table:table-cell>
          <table:table-cell table:style-name="ce4" table:formula="of:=1/[.D77]" office:value-type="float" office:value="4091.60958904109" calcext:value-type="float">
            <text:p>4091.61</text:p>
          </table:table-cell>
          <table:table-cell table:style-name="ce4" table:formula="of:=1/[.E77]" office:value-type="float" office:value="3854.03225806451" calcext:value-type="float">
            <text:p>3854.03</text:p>
          </table:table-cell>
          <table:table-cell table:style-name="ce4" table:formula="of:=1/[.F77]" office:value-type="float" office:value="3555.80357142857" calcext:value-type="float">
            <text:p>3555.80</text:p>
          </table:table-cell>
          <table:table-cell table:style-name="ce4" table:formula="of:=1/[.G77]" office:value-type="float" office:value="3318.75" calcext:value-type="float">
            <text:p>3318.75</text:p>
          </table:table-cell>
          <table:table-cell table:style-name="ce4" table:formula="of:=1/[.H77]" office:value-type="float" office:value="3055.62659846547" calcext:value-type="float">
            <text:p>3055.63</text:p>
          </table:table-cell>
          <table:table-cell table:style-name="ce4" table:formula="of:=1/[.I77]" office:value-type="float" office:value="2844.64285714285" calcext:value-type="float">
            <text:p>2844.64</text:p>
          </table:table-cell>
          <table:table-cell table:style-name="ce4" table:formula="of:=1/[.J77]" office:value-type="float" office:value="2631.60792951542" calcext:value-type="float">
            <text:p>2631.61</text:p>
          </table:table-cell>
          <table:table-cell table:style-name="ce4" table:formula="of:=1/[.K77]" office:value-type="float" office:value="2297.59615384615" calcext:value-type="float">
            <text:p>2297.60</text:p>
          </table:table-cell>
          <table:table-cell table:style-name="ce4" table:formula="of:=1/[.L77]" office:value-type="float" office:value="2092.38178633976" calcext:value-type="float">
            <text:p>2092.38</text:p>
          </table:table-cell>
          <table:table-cell table:style-name="ce4" table:formula="of:=1/[.M77]" office:value-type="float" office:value="1869.71830985916" calcext:value-type="float">
            <text:p>1869.72</text:p>
          </table:table-cell>
          <table:table-cell table:style-name="ce4" table:formula="of:=1/[.N77]" office:value-type="float" office:value="1793.91891891892" calcext:value-type="float">
            <text:p>1793.92</text:p>
          </table:table-cell>
          <table:table-cell table:style-name="ce4" table:formula="of:=1/[.O77]" office:value-type="float" office:value="1729.01591895803" calcext:value-type="float">
            <text:p>1729.02</text:p>
          </table:table-cell>
          <table:table-cell table:style-name="ce4" table:formula="of:=1/[.P77]" office:value-type="float" office:value="1701.92307692308" calcext:value-type="float">
            <text:p>1701.92</text:p>
          </table:table-cell>
          <table:table-cell table:style-name="ce4" table:formula="of:=1/[.Q77]" office:value-type="float" office:value="1647.93103448276" calcext:value-type="float">
            <text:p>1647.93</text:p>
          </table:table-cell>
          <table:table-cell table:style-name="ce4" table:formula="of:=1/[.R77]" office:value-type="float" office:value="1601.54155495979" calcext:value-type="float">
            <text:p>1601.54</text:p>
          </table:table-cell>
          <table:table-cell table:style-name="ce4" table:formula="of:=1/[.S77]" office:value-type="float" office:value="1565.85845347313" calcext:value-type="float">
            <text:p>1565.86</text:p>
          </table:table-cell>
          <table:table-cell table:style-name="ce4" table:formula="of:=1/[.T77]" office:value-type="float" office:value="1533.69704749679" calcext:value-type="float">
            <text:p>1533.70</text:p>
          </table:table-cell>
          <table:table-cell table:style-name="ce4" table:formula="of:=1/[.U77]" office:value-type="float" office:value="1506.62042875158" calcext:value-type="float">
            <text:p>1506.62</text:p>
          </table:table-cell>
          <table:table-cell table:style-name="ce4" table:formula="of:=1/[.V77]" office:value-type="float" office:value="1473.18125770653" calcext:value-type="float">
            <text:p>1473.18</text:p>
          </table:table-cell>
          <table:table-cell table:style-name="ce4" table:formula="of:=1/[.W77]" office:value-type="float" office:value="1435.99759615385" calcext:value-type="float">
            <text:p>1436.00</text:p>
          </table:table-cell>
          <table:table-cell table:style-name="ce4" table:formula="of:=1/[.X77]" office:value-type="float" office:value="1397.36842105263" calcext:value-type="float">
            <text:p>1397.37</text:p>
          </table:table-cell>
          <table:table-cell table:style-name="ce4" table:formula="of:=1/[.Y77]" office:value-type="float" office:value="1368.55670103093" calcext:value-type="float">
            <text:p>1368.56</text:p>
          </table:table-cell>
          <table:table-cell table:style-name="ce4" table:formula="of:=1/[.Z77]" office:value-type="float" office:value="1345.43918918919" calcext:value-type="float">
            <text:p>1345.44</text:p>
          </table:table-cell>
          <table:table-cell table:style-name="ce4" table:formula="of:=1/[.AA77]" office:value-type="float" office:value="1310.03289473684" calcext:value-type="float">
            <text:p>1310.03</text:p>
          </table:table-cell>
          <table:table-cell table:style-name="ce4" table:formula="of:=1/[.AB77]" office:value-type="float" office:value="1287.44612068965" calcext:value-type="float">
            <text:p>1287.45</text:p>
          </table:table-cell>
          <table:table-cell table:style-name="ce4" table:formula="of:=1/[.AC77]" office:value-type="float" office:value="1247.12943632568" calcext:value-type="float">
            <text:p>1247.13</text:p>
          </table:table-cell>
          <table:table-cell table:style-name="ce4" table:formula="of:=1/[.AD77]" office:value-type="float" office:value="1210.48632218845" calcext:value-type="float">
            <text:p>1210.49</text:p>
          </table:table-cell>
          <table:table-cell table:style-name="ce4" table:formula="of:=1/[.AE77]" office:value-type="float" office:value="1191.17647058824" calcext:value-type="float">
            <text:p>1191.18</text:p>
          </table:table-cell>
          <table:table-cell table:style-name="ce4" table:formula="of:=1/[.AF77]" office:value-type="float" office:value="1146.59309021113" calcext:value-type="float">
            <text:p>1146.59</text:p>
          </table:table-cell>
          <table:table-cell table:style-name="ce4" table:formula="of:=1/[.AG77]" office:value-type="float" office:value="1102.16789667897" calcext:value-type="float">
            <text:p>1102.17</text:p>
          </table:table-cell>
          <table:table-cell table:style-name="ce4" table:formula="of:=1/[.AH77]" office:value-type="float" office:value="1066.74107142857" calcext:value-type="float">
            <text:p>1066.74</text:p>
          </table:table-cell>
          <table:table-cell table:style-name="ce4" table:formula="of:=1/[.AI77]" office:value-type="float" office:value="1023.77892030848" calcext:value-type="float">
            <text:p>1023.78</text:p>
          </table:table-cell>
          <table:table-cell table:style-name="ce4" table:formula="of:=1/[.AJ77]" office:value-type="float" office:value="993.142144638405" calcext:value-type="float">
            <text:p>993.14</text:p>
          </table:table-cell>
          <table:table-cell table:style-name="ce4" table:formula="of:=1/[.AK77]" office:value-type="float" office:value="955.800000000001" calcext:value-type="float">
            <text:p>955.80</text:p>
          </table:table-cell>
          <table:table-cell table:style-name="ce4" table:formula="of:=1/[.AL77]" office:value-type="float" office:value="924.729102167186" calcext:value-type="float">
            <text:p>924.73</text:p>
          </table:table-cell>
          <table:table-cell table:style-name="ce4" table:formula="of:=1/[.AM77]" office:value-type="float" office:value="889.612807148172" calcext:value-type="float">
            <text:p>889.61</text:p>
          </table:table-cell>
          <table:table-cell table:style-name="ce4" table:formula="of:=1/[.AN77]" office:value-type="float" office:value="857.681263460157" calcext:value-type="float">
            <text:p>857.68</text:p>
          </table:table-cell>
          <table:table-cell table:style-name="ce4" table:formula="of:=1/[.AO77]" office:value-type="float" office:value="828.536754507632" calcext:value-type="float">
            <text:p>828.54</text:p>
          </table:table-cell>
          <table:table-cell table:style-name="ce4" table:formula="of:=1/[.AP77]" office:value-type="float" office:value="788.093667546176" calcext:value-type="float">
            <text:p>788.09</text:p>
          </table:table-cell>
          <table:table-cell table:style-name="ce4" table:formula="of:=1/[.AQ77]" office:value-type="float" office:value="760.987261146495" calcext:value-type="float">
            <text:p>760.99</text:p>
          </table:table-cell>
          <table:table-cell table:style-name="ce4" table:formula="of:=1/[.AR77]" office:value-type="float" office:value="737.955528103769" calcext:value-type="float">
            <text:p>737.96</text:p>
          </table:table-cell>
          <table:table-cell table:style-name="ce4" table:formula="of:=1/[.AS77]" office:value-type="float" office:value="718.430547203849" calcext:value-type="float">
            <text:p>718.43</text:p>
          </table:table-cell>
          <table:table-cell table:style-name="ce4" table:formula="of:=1/[.AT77]" office:value-type="float" office:value="688.22004608295" calcext:value-type="float">
            <text:p>688.22</text:p>
          </table:table-cell>
          <table:table-cell table:style-name="ce4" table:formula="of:=1/[.AU77]" office:value-type="float" office:value="665.598885793873" calcext:value-type="float">
            <text:p>665.60</text:p>
          </table:table-cell>
          <table:table-cell table:style-name="ce4" table:formula="of:=1/[.AV77]" office:value-type="float" office:value="648.615635179155" calcext:value-type="float">
            <text:p>648.62</text:p>
          </table:table-cell>
          <table:table-cell table:style-name="ce4" table:formula="of:=1/[.AW77]" office:value-type="float" office:value="624.869246861925" calcext:value-type="float">
            <text:p>624.87</text:p>
          </table:table-cell>
          <table:table-cell table:style-name="ce4" table:formula="of:=1/[.AX77]" office:value-type="float" office:value="606.164383561645" calcext:value-type="float">
            <text:p>606.16</text:p>
          </table:table-cell>
          <table:table-cell table:style-name="ce4" table:formula="of:=1/[.AY77]" office:value-type="float" office:value="582.80487804878" calcext:value-type="float">
            <text:p>582.80</text:p>
          </table:table-cell>
          <table:table-cell table:style-name="ce4" table:formula="of:=1/[.AZ77]" office:value-type="float" office:value="571.650717703348" calcext:value-type="float">
            <text:p>571.65</text:p>
          </table:table-cell>
          <table:table-cell table:style-name="ce4" table:formula="of:=1/[.BA77]" office:value-type="float" office:value="558.294392523365" calcext:value-type="float">
            <text:p>558.29</text:p>
          </table:table-cell>
          <table:table-cell table:style-name="ce4" table:formula="of:=1/[.BB77]" office:value-type="float" office:value="545.547945205481" calcext:value-type="float">
            <text:p>545.55</text:p>
          </table:table-cell>
          <table:table-cell table:style-name="ce4" table:formula="of:=1/[.BC77]" office:value-type="float" office:value="533.370535714285" calcext:value-type="float">
            <text:p>533.37</text:p>
          </table:table-cell>
          <table:table-cell table:style-name="ce4" table:formula="of:=1/[.BD77]" office:value-type="float" office:value="524.013157894735" calcext:value-type="float">
            <text:p>524.01</text:p>
          </table:table-cell>
          <table:table-cell table:style-name="ce4" table:formula="of:=1/[.BE77]" office:value-type="float" office:value="533.370535714285" calcext:value-type="float">
            <text:p>533.37</text:p>
          </table:table-cell>
          <table:table-cell table:style-name="ce4" table:formula="of:=1/[.BF77]" office:value-type="float" office:value="548.050458715596" calcext:value-type="float">
            <text:p>548.05</text:p>
          </table:table-cell>
          <table:table-cell table:style-name="ce4" table:formula="of:=1/[.BG77]" office:value-type="float" office:value="566.232227488152" calcext:value-type="float">
            <text:p>566.23</text:p>
          </table:table-cell>
          <table:table-cell table:style-name="ce4" table:formula="of:=1/[.BH77]" office:value-type="float" office:value="574.399038461538" calcext:value-type="float">
            <text:p>574.40</text:p>
          </table:table-cell>
          <table:table-cell table:style-name="ce4" table:formula="of:=1/[.BI77]" office:value-type="float" office:value="594.402985074628" calcext:value-type="float">
            <text:p>594.40</text:p>
          </table:table-cell>
          <table:table-cell table:style-name="ce4" table:formula="of:=1/[.BJ77]" office:value-type="float" office:value="606.472081218273" calcext:value-type="float">
            <text:p>606.47</text:p>
          </table:table-cell>
          <table:table-cell table:style-name="ce4" table:formula="of:=1/[.BK77]" office:value-type="float" office:value="632.142857142858" calcext:value-type="float">
            <text:p>632.14</text:p>
          </table:table-cell>
          <table:table-cell table:style-name="ce4" table:formula="of:=1/[.BL77]" office:value-type="float" office:value="663.750000000001" calcext:value-type="float">
            <text:p>663.75</text:p>
          </table:table-cell>
          <table:table-cell table:style-name="ce4" table:formula="of:=1/[.BM77]" office:value-type="float" office:value="703.207769276043" calcext:value-type="float">
            <text:p>703.21</text:p>
          </table:table-cell>
          <table:table-cell table:style-name="ce4" table:formula="of:=1/[.BN77]" office:value-type="float" office:value="740.241635687735" calcext:value-type="float">
            <text:p>740.24</text:p>
          </table:table-cell>
          <table:table-cell table:style-name="ce4" table:formula="of:=1/[.BO77]" office:value-type="float" office:value="776.315789473683" calcext:value-type="float">
            <text:p>776.32</text:p>
          </table:table-cell>
          <table:table-cell table:style-name="ce4" table:formula="of:=1/[.BP77]" office:value-type="float" office:value="820.006863417982" calcext:value-type="float">
            <text:p>820.01</text:p>
          </table:table-cell>
          <table:table-cell table:style-name="ce4" table:formula="of:=1/[.BQ77]" office:value-type="float" office:value="863.258670520231" calcext:value-type="float">
            <text:p>863.26</text:p>
          </table:table-cell>
          <table:table-cell table:style-name="ce4" table:formula="of:=1/[.BR77]" office:value-type="float" office:value="915.517241379313" calcext:value-type="float">
            <text:p>915.52</text:p>
          </table:table-cell>
          <table:table-cell table:style-name="ce4" table:formula="of:=1/[.BS77]" office:value-type="float" office:value="954.273162939294" calcext:value-type="float">
            <text:p>954.27</text:p>
          </table:table-cell>
          <table:table-cell table:style-name="ce4" table:formula="of:=1/[.BT77]" office:value-type="float" office:value="993.968386023298" calcext:value-type="float">
            <text:p>993.97</text:p>
          </table:table-cell>
          <table:table-cell table:style-name="ce4" table:formula="of:=1/[.BU77]" office:value-type="float" office:value="1061.0568383659" calcext:value-type="float">
            <text:p>1061.06</text:p>
          </table:table-cell>
          <table:table-cell table:style-name="ce4" table:formula="of:=1/[.BV77]" office:value-type="float" office:value="1107.27525486562" calcext:value-type="float">
            <text:p>1107.28</text:p>
          </table:table-cell>
          <table:table-cell table:style-name="ce4" table:formula="of:=1/[.BW77]" office:value-type="float" office:value="1203.17220543807" calcext:value-type="float">
            <text:p>1203.17</text:p>
          </table:table-cell>
          <table:table-cell table:style-name="ce4" table:formula="of:=1/[.BX77]" office:value-type="float" office:value="1261.6156282999" calcext:value-type="float">
            <text:p>1261.62</text:p>
          </table:table-cell>
          <table:table-cell table:style-name="ce4" table:formula="of:=1/[.BY77]" office:value-type="float" office:value="1326.02663706992" calcext:value-type="float">
            <text:p>1326.03</text:p>
          </table:table-cell>
          <table:table-cell table:style-name="ce4" table:formula="of:=1/[.BZ77]" office:value-type="float" office:value="1413.90532544379" calcext:value-type="float">
            <text:p>1413.91</text:p>
          </table:table-cell>
          <table:table-cell table:style-name="ce4" table:formula="of:=1/[.CA77]" office:value-type="float" office:value="1497.18045112782" calcext:value-type="float">
            <text:p>1497.18</text:p>
          </table:table-cell>
          <table:table-cell table:style-name="ce4" table:formula="of:=1/[.CB77]" office:value-type="float" office:value="1561.76470588235" calcext:value-type="float">
            <text:p>1561.76</text:p>
          </table:table-cell>
          <table:table-cell table:style-name="ce4" table:formula="of:=1/[.CC77]" office:value-type="float" office:value="1716.59482758621" calcext:value-type="float">
            <text:p>1716.59</text:p>
          </table:table-cell>
          <table:table-cell table:style-name="ce4" table:formula="of:=1/[.CD77]" office:value-type="float" office:value="1815.72948328267" calcext:value-type="float">
            <text:p>1815.73</text:p>
          </table:table-cell>
          <table:table-cell table:style-name="ce4" table:formula="of:=1/[.CE77]" office:value-type="float" office:value="1949.02120717781" calcext:value-type="float">
            <text:p>1949.02</text:p>
          </table:table-cell>
          <table:table-cell table:style-name="ce4" table:formula="of:=1/[.CF77]" office:value-type="float" office:value="2074.21875" calcext:value-type="float">
            <text:p>2074.22</text:p>
          </table:table-cell>
          <table:table-cell table:style-name="ce4" table:formula="of:=1/[.CG77]" office:value-type="float" office:value="2237.35955056179" calcext:value-type="float">
            <text:p>2237.36</text:p>
          </table:table-cell>
          <table:table-cell table:style-name="ce4" table:formula="of:=1/[.CH77]" office:value-type="float" office:value="2489.0625" calcext:value-type="float">
            <text:p>2489.06</text:p>
          </table:table-cell>
          <table:table-cell table:style-name="ce4" table:formula="of:=1/[.CI77]" office:value-type="float" office:value="3413.57142857142" calcext:value-type="float">
            <text:p>3413.57</text:p>
          </table:table-cell>
          <table:table-cell table:style-name="ce4" table:formula="of:=1/[.CJ77]" office:value-type="float" office:value="4759.96015936255" calcext:value-type="float">
            <text:p>4759.96</text:p>
          </table:table-cell>
          <table:table-cell table:style-name="ce4" table:formula="of:=1/[.CK77]" office:value-type="float" office:value="5914.60396039604" calcext:value-type="float">
            <text:p>5914.60</text:p>
          </table:table-cell>
          <table:table-cell table:style-name="ce4" table:formula="of:=1/[.CL77]" office:value-type="float" office:value="7965" calcext:value-type="float">
            <text:p>7965.00</text:p>
          </table:table-cell>
          <table:table-cell table:style-name="ce4" table:formula="of:=1/[.CM77]" office:value-type="float" office:value="10961.0091743119" calcext:value-type="float">
            <text:p>10961.01</text:p>
          </table:table-cell>
        </table:table-row>
        <table:table-row table:style-name="ro1">
          <table:table-cell/>
          <table:table-cell table:style-name="ce4" table:formula="of:=1/[.B76]" office:value-type="float" office:value="0.033044846577498" calcext:value-type="float">
            <text:p>0.03</text:p>
          </table:table-cell>
          <table:table-cell table:style-name="ce4" table:formula="of:=1/[.C76]" office:value-type="float" office:value="0.0323076923076923" calcext:value-type="float">
            <text:p>0.03</text:p>
          </table:table-cell>
          <table:table-cell table:style-name="ce4" table:formula="of:=1/[.D76]" office:value-type="float" office:value="0.0313666915608663" calcext:value-type="float">
            <text:p>0.03</text:p>
          </table:table-cell>
          <table:table-cell table:style-name="ce4" table:formula="of:=1/[.E76]" office:value-type="float" office:value="0.0299785867237687" calcext:value-type="float">
            <text:p>0.03</text:p>
          </table:table-cell>
          <table:table-cell table:style-name="ce4" table:formula="of:=1/[.F76]" office:value-type="float" office:value="0.0286298568507158" calcext:value-type="float">
            <text:p>0.03</text:p>
          </table:table-cell>
          <table:table-cell table:style-name="ce4" table:formula="of:=1/[.G76]" office:value-type="float" office:value="0.0273615635179153" calcext:value-type="float">
            <text:p>0.03</text:p>
          </table:table-cell>
          <table:table-cell table:style-name="ce4" table:formula="of:=1/[.H76]" office:value-type="float" office:value="0.0262336039975016" calcext:value-type="float">
            <text:p>0.03</text:p>
          </table:table-cell>
          <table:table-cell table:style-name="ce4" table:formula="of:=1/[.I76]" office:value-type="float" office:value="0.025609756097561" calcext:value-type="float">
            <text:p>0.03</text:p>
          </table:table-cell>
          <table:table-cell table:style-name="ce4" table:formula="of:=1/[.J76]" office:value-type="float" office:value="0.024866785079929" calcext:value-type="float">
            <text:p>0.02</text:p>
          </table:table-cell>
          <table:table-cell table:style-name="ce4" table:formula="of:=1/[.K76]" office:value-type="float" office:value="0.024" calcext:value-type="float">
            <text:p>0.02</text:p>
          </table:table-cell>
          <table:table-cell table:style-name="ce4" table:formula="of:=1/[.L76]" office:value-type="float" office:value="0.0233722871452421" calcext:value-type="float">
            <text:p>0.02</text:p>
          </table:table-cell>
          <table:table-cell table:style-name="ce4" table:formula="of:=1/[.M76]" office:value-type="float" office:value="0.0228882833787466" calcext:value-type="float">
            <text:p>0.02</text:p>
          </table:table-cell>
          <table:table-cell table:style-name="ce4" table:formula="of:=1/[.N76]" office:value-type="float" office:value="0.0226781857451404" calcext:value-type="float">
            <text:p>0.02</text:p>
          </table:table-cell>
          <table:table-cell table:style-name="ce4" table:formula="of:=1/[.O76]" office:value-type="float" office:value="0.0224478888295029" calcext:value-type="float">
            <text:p>0.02</text:p>
          </table:table-cell>
          <table:table-cell table:style-name="ce4" table:formula="of:=1/[.P76]" office:value-type="float" office:value="0.0223761321257325" calcext:value-type="float">
            <text:p>0.02</text:p>
          </table:table-cell>
          <table:table-cell table:style-name="ce4" table:formula="of:=1/[.Q76]" office:value-type="float" office:value="0.0222575516693164" calcext:value-type="float">
            <text:p>0.02</text:p>
          </table:table-cell>
          <table:table-cell table:style-name="ce4" table:formula="of:=1/[.R76]" office:value-type="float" office:value="0.0221635883905013" calcext:value-type="float">
            <text:p>0.02</text:p>
          </table:table-cell>
          <table:table-cell table:style-name="ce4" table:formula="of:=1/[.S76]" office:value-type="float" office:value="0.0220820189274448" calcext:value-type="float">
            <text:p>0.02</text:p>
          </table:table-cell>
          <table:table-cell table:style-name="ce4" table:formula="of:=1/[.T76]" office:value-type="float" office:value="0.0220356768100734" calcext:value-type="float">
            <text:p>0.02</text:p>
          </table:table-cell>
          <table:table-cell table:style-name="ce4" table:formula="of:=1/[.U76]" office:value-type="float" office:value="0.0219665271966527" calcext:value-type="float">
            <text:p>0.02</text:p>
          </table:table-cell>
          <table:table-cell table:style-name="ce4" table:formula="of:=1/[.V76]" office:value-type="float" office:value="0.0218863991662324" calcext:value-type="float">
            <text:p>0.02</text:p>
          </table:table-cell>
          <table:table-cell table:style-name="ce4" table:formula="of:=1/[.W76]" office:value-type="float" office:value="0.0217955371043072" calcext:value-type="float">
            <text:p>0.02</text:p>
          </table:table-cell>
          <table:table-cell table:style-name="ce4" table:formula="of:=1/[.X76]" office:value-type="float" office:value="0.0216830149716056" calcext:value-type="float">
            <text:p>0.02</text:p>
          </table:table-cell>
          <table:table-cell table:style-name="ce4" table:formula="of:=1/[.Y76]" office:value-type="float" office:value="0.0216271884654995" calcext:value-type="float">
            <text:p>0.02</text:p>
          </table:table-cell>
          <table:table-cell table:style-name="ce4" table:formula="of:=1/[.Z76]" office:value-type="float" office:value="0.0215716486902927" calcext:value-type="float">
            <text:p>0.02</text:p>
          </table:table-cell>
          <table:table-cell table:style-name="ce4" table:formula="of:=1/[.AA76]" office:value-type="float" office:value="0.0214833759590793" calcext:value-type="float">
            <text:p>0.02</text:p>
          </table:table-cell>
          <table:table-cell table:style-name="ce4" table:formula="of:=1/[.AB76]" office:value-type="float" office:value="0.0214504596527069" calcext:value-type="float">
            <text:p>0.02</text:p>
          </table:table-cell>
          <table:table-cell table:style-name="ce4" table:formula="of:=1/[.AC76]" office:value-type="float" office:value="0.0213631739572737" calcext:value-type="float">
            <text:p>0.02</text:p>
          </table:table-cell>
          <table:table-cell table:style-name="ce4" table:formula="of:=1/[.AD76]" office:value-type="float" office:value="0.0212981744421906" calcext:value-type="float">
            <text:p>0.02</text:p>
          </table:table-cell>
          <table:table-cell table:style-name="ce4" table:formula="of:=1/[.AE76]" office:value-type="float" office:value="0.0212765957446808" calcext:value-type="float">
            <text:p>0.02</text:p>
          </table:table-cell>
          <table:table-cell table:style-name="ce4" table:formula="of:=1/[.AF76]" office:value-type="float" office:value="0.0212014134275618" calcext:value-type="float">
            <text:p>0.02</text:p>
          </table:table-cell>
          <table:table-cell table:style-name="ce4" table:formula="of:=1/[.AG76]" office:value-type="float" office:value="0.0211373930548566" calcext:value-type="float">
            <text:p>0.02</text:p>
          </table:table-cell>
          <table:table-cell table:style-name="ce4" table:formula="of:=1/[.AH76]" office:value-type="float" office:value="0.0210843373493976" calcext:value-type="float">
            <text:p>0.02</text:p>
          </table:table-cell>
          <table:table-cell table:style-name="ce4" table:formula="of:=1/[.AI76]" office:value-type="float" office:value="0.0210420841683367" calcext:value-type="float">
            <text:p>0.02</text:p>
          </table:table-cell>
          <table:table-cell table:style-name="ce4" table:formula="of:=1/[.AJ76]" office:value-type="float" office:value="0.0209895052473763" calcext:value-type="float">
            <text:p>0.02</text:p>
          </table:table-cell>
          <table:table-cell table:style-name="ce4" table:formula="of:=1/[.AK76]" office:value-type="float" office:value="0.0209685471792312" calcext:value-type="float">
            <text:p>0.02</text:p>
          </table:table-cell>
          <table:table-cell table:style-name="ce4" table:formula="of:=1/[.AL76]" office:value-type="float" office:value="0.0209371884346959" calcext:value-type="float">
            <text:p>0.02</text:p>
          </table:table-cell>
          <table:table-cell table:style-name="ce4" table:formula="of:=1/[.AM76]" office:value-type="float" office:value="0.0209267563527653" calcext:value-type="float">
            <text:p>0.02</text:p>
          </table:table-cell>
          <table:table-cell table:style-name="ce4" table:formula="of:=1/[.AN76]" office:value-type="float" office:value="0.0208955223880597" calcext:value-type="float">
            <text:p>0.02</text:p>
          </table:table-cell>
          <table:table-cell table:style-name="ce4" table:formula="of:=1/[.AO76]" office:value-type="float" office:value="0.0208851317752362" calcext:value-type="float">
            <text:p>0.02</text:p>
          </table:table-cell>
          <table:table-cell table:style-name="ce4" table:formula="of:=1/[.AP76]" office:value-type="float" office:value="0.0208643815201192" calcext:value-type="float">
            <text:p>0.02</text:p>
          </table:table-cell>
          <table:table-cell table:style-name="ce4" table:formula="of:=1/[.AQ76]" office:value-type="float" office:value="0.0208540218470705" calcext:value-type="float">
            <text:p>0.02</text:p>
          </table:table-cell>
          <table:table-cell table:style-name="ce4" table:formula="of:=1/[.AR76]" office:value-type="float" office:value="0.0208436724565757" calcext:value-type="float">
            <text:p>0.02</text:p>
          </table:table-cell>
          <table:table-cell table:style-name="ce4" table:formula="of:=1/[.AS76]" office:value-type="float" office:value="0.0208333333333333" calcext:value-type="float">
            <text:p>0.02</text:p>
          </table:table-cell>
          <table:table-cell table:style-name="ce4" table:formula="of:=1/[.AT76]" office:value-type="float" office:value="0.020812685827552" calcext:value-type="float">
            <text:p>0.02</text:p>
          </table:table-cell>
          <table:table-cell table:style-name="ce4" table:formula="of:=1/[.AU76]" office:value-type="float" office:value="0.0208023774145617" calcext:value-type="float">
            <text:p>0.02</text:p>
          </table:table-cell>
          <table:table-cell table:style-name="ce4" table:formula="of:=1/[.AV76]" office:value-type="float" office:value="0.0208023774145617" calcext:value-type="float">
            <text:p>0.02</text:p>
          </table:table-cell>
          <table:table-cell table:style-name="ce4" table:formula="of:=1/[.AW76]" office:value-type="float" office:value="0.020781791192479" calcext:value-type="float">
            <text:p>0.02</text:p>
          </table:table-cell>
          <table:table-cell table:style-name="ce4" table:formula="of:=1/[.AX76]" office:value-type="float" office:value="0.0207715133531157" calcext:value-type="float">
            <text:p>0.02</text:p>
          </table:table-cell>
          <table:table-cell table:style-name="ce4" table:formula="of:=1/[.AY76]" office:value-type="float" office:value="0.0207612456747405" calcext:value-type="float">
            <text:p>0.02</text:p>
          </table:table-cell>
          <table:table-cell table:style-name="ce4" table:formula="of:=1/[.AZ76]" office:value-type="float" office:value="0.0207509881422925" calcext:value-type="float">
            <text:p>0.02</text:p>
          </table:table-cell>
          <table:table-cell table:style-name="ce4" table:formula="of:=1/[.BA76]" office:value-type="float" office:value="0.0207407407407407" calcext:value-type="float">
            <text:p>0.02</text:p>
          </table:table-cell>
          <table:table-cell table:style-name="ce4" table:formula="of:=1/[.BB76]" office:value-type="float" office:value="0.0207407407407407" calcext:value-type="float">
            <text:p>0.02</text:p>
          </table:table-cell>
          <table:table-cell table:style-name="ce4" table:formula="of:=1/[.BC76]" office:value-type="float" office:value="0.0207202762703503" calcext:value-type="float">
            <text:p>0.02</text:p>
          </table:table-cell>
          <table:table-cell table:style-name="ce4" table:formula="of:=1/[.BD76]" office:value-type="float" office:value="0.0206998521439133" calcext:value-type="float">
            <text:p>0.02</text:p>
          </table:table-cell>
          <table:table-cell table:style-name="ce4" table:formula="of:=1/[.BE76]" office:value-type="float" office:value="0.0206794682422452" calcext:value-type="float">
            <text:p>0.02</text:p>
          </table:table-cell>
          <table:table-cell table:style-name="ce4" table:formula="of:=1/[.BF76]" office:value-type="float" office:value="0.0206692913385827" calcext:value-type="float">
            <text:p>0.02</text:p>
          </table:table-cell>
          <table:table-cell table:style-name="ce4" table:formula="of:=1/[.BG76]" office:value-type="float" office:value="0.0206692913385827" calcext:value-type="float">
            <text:p>0.02</text:p>
          </table:table-cell>
          <table:table-cell table:style-name="ce4" table:formula="of:=1/[.BH76]" office:value-type="float" office:value="0.0206591244466306" calcext:value-type="float">
            <text:p>0.02</text:p>
          </table:table-cell>
          <table:table-cell table:style-name="ce4" table:formula="of:=1/[.BI76]" office:value-type="float" office:value="0.0206489675516224" calcext:value-type="float">
            <text:p>0.02</text:p>
          </table:table-cell>
          <table:table-cell table:style-name="ce4" table:formula="of:=1/[.BJ76]" office:value-type="float" office:value="0.0206489675516224" calcext:value-type="float">
            <text:p>0.02</text:p>
          </table:table-cell>
          <table:table-cell table:style-name="ce4" table:formula="of:=1/[.BK76]" office:value-type="float" office:value="0.0206388206388207" calcext:value-type="float">
            <text:p>0.02</text:p>
          </table:table-cell>
          <table:table-cell table:style-name="ce4" table:formula="of:=1/[.BL76]" office:value-type="float" office:value="0.0206388206388207" calcext:value-type="float">
            <text:p>0.02</text:p>
          </table:table-cell>
          <table:table-cell table:style-name="ce4" table:formula="of:=1/[.BM76]" office:value-type="float" office:value="0.0206286836935167" calcext:value-type="float">
            <text:p>0.02</text:p>
          </table:table-cell>
          <table:table-cell table:style-name="ce4" table:formula="of:=1/[.BN76]" office:value-type="float" office:value="0.0206185567010309" calcext:value-type="float">
            <text:p>0.02</text:p>
          </table:table-cell>
          <table:table-cell table:style-name="ce4" table:formula="of:=1/[.BO76]" office:value-type="float" office:value="0.0206084396467125" calcext:value-type="float">
            <text:p>0.02</text:p>
          </table:table-cell>
          <table:table-cell table:style-name="ce4" table:formula="of:=1/[.BP76]" office:value-type="float" office:value="0.0205983325159392" calcext:value-type="float">
            <text:p>0.02</text:p>
          </table:table-cell>
          <table:table-cell table:style-name="ce4" table:formula="of:=1/[.BQ76]" office:value-type="float" office:value="0.0205882352941176" calcext:value-type="float">
            <text:p>0.02</text:p>
          </table:table-cell>
          <table:table-cell table:style-name="ce4" table:formula="of:=1/[.BR76]" office:value-type="float" office:value="0.0205882352941176" calcext:value-type="float">
            <text:p>0.02</text:p>
          </table:table-cell>
          <table:table-cell table:style-name="ce4" table:formula="of:=1/[.BS76]" office:value-type="float" office:value="0.0205680705190989" calcext:value-type="float">
            <text:p>0.02</text:p>
          </table:table-cell>
          <table:table-cell table:style-name="ce4" table:formula="of:=1/[.BT76]" office:value-type="float" office:value="0.0205580029368576" calcext:value-type="float">
            <text:p>0.02</text:p>
          </table:table-cell>
          <table:table-cell table:style-name="ce4" table:formula="of:=1/[.BU76]" office:value-type="float" office:value="0.0205479452054794" calcext:value-type="float">
            <text:p>0.02</text:p>
          </table:table-cell>
          <table:table-cell table:style-name="ce4" table:formula="of:=1/[.BV76]" office:value-type="float" office:value="0.0205378973105134" calcext:value-type="float">
            <text:p>0.02</text:p>
          </table:table-cell>
          <table:table-cell table:style-name="ce4" table:formula="of:=1/[.BW76]" office:value-type="float" office:value="0.0205178309721544" calcext:value-type="float">
            <text:p>0.02</text:p>
          </table:table-cell>
          <table:table-cell table:style-name="ce4" table:formula="of:=1/[.BX76]" office:value-type="float" office:value="0.020497803806735" calcext:value-type="float">
            <text:p>0.02</text:p>
          </table:table-cell>
          <table:table-cell table:style-name="ce4" table:formula="of:=1/[.BY76]" office:value-type="float" office:value="0.0204778156996587" calcext:value-type="float">
            <text:p>0.02</text:p>
          </table:table-cell>
          <table:table-cell table:style-name="ce4" table:formula="of:=1/[.BZ76]" office:value-type="float" office:value="0.0204578665367754" calcext:value-type="float">
            <text:p>0.02</text:p>
          </table:table-cell>
          <table:table-cell table:style-name="ce4" table:formula="of:=1/[.CA76]" office:value-type="float" office:value="0.0204280155642024" calcext:value-type="float">
            <text:p>0.02</text:p>
          </table:table-cell>
          <table:table-cell table:style-name="ce4" table:formula="of:=1/[.CB76]" office:value-type="float" office:value="0.0204081632653061" calcext:value-type="float">
            <text:p>0.02</text:p>
          </table:table-cell>
          <table:table-cell table:style-name="ce4" table:formula="of:=1/[.CC76]" office:value-type="float" office:value="0.0203784570596798" calcext:value-type="float">
            <text:p>0.02</text:p>
          </table:table-cell>
          <table:table-cell table:style-name="ce4" table:formula="of:=1/[.CD76]" office:value-type="float" office:value="0.0203488372093023" calcext:value-type="float">
            <text:p>0.02</text:p>
          </table:table-cell>
          <table:table-cell table:style-name="ce4" table:formula="of:=1/[.CE76]" office:value-type="float" office:value="0.0202898550724638" calcext:value-type="float">
            <text:p>0.02</text:p>
          </table:table-cell>
          <table:table-cell table:style-name="ce4" table:formula="of:=1/[.CF76]" office:value-type="float" office:value="0.0202214732787675" calcext:value-type="float">
            <text:p>0.02</text:p>
          </table:table-cell>
          <table:table-cell table:style-name="ce4" table:formula="of:=1/[.CG76]" office:value-type="float" office:value="0.0201438848920863" calcext:value-type="float">
            <text:p>0.02</text:p>
          </table:table-cell>
          <table:table-cell table:style-name="ce4" table:formula="of:=1/[.CH76]" office:value-type="float" office:value="0.0200286123032904" calcext:value-type="float">
            <text:p>0.02</text:p>
          </table:table-cell>
          <table:table-cell table:style-name="ce4" table:formula="of:=1/[.CI76]" office:value-type="float" office:value="0.0197183098591549" calcext:value-type="float">
            <text:p>0.02</text:p>
          </table:table-cell>
          <table:table-cell table:style-name="ce4" table:formula="of:=1/[.CJ76]" office:value-type="float" office:value="0.0193726937269373" calcext:value-type="float">
            <text:p>0.02</text:p>
          </table:table-cell>
          <table:table-cell table:style-name="ce4" table:formula="of:=1/[.CK76]" office:value-type="float" office:value="0.0189274447949527" calcext:value-type="float">
            <text:p>0.02</text:p>
          </table:table-cell>
          <table:table-cell table:style-name="ce4" table:formula="of:=1/[.CL76]" office:value-type="float" office:value="0.0183246073298429" calcext:value-type="float">
            <text:p>0.02</text:p>
          </table:table-cell>
          <table:table-cell table:style-name="ce4" table:formula="of:=1/[.CM76]" office:value-type="float" office:value="0.0176026823134954" calcext:value-type="float">
            <text:p>0.02</text:p>
          </table:table-cell>
        </table:table-row>
        <table:table-row table:style-name="ro1" table:number-rows-repeated="44">
          <table:table-cell table:number-columns-repeated="91"/>
        </table:table-row>
        <table:table-row table:style-name="ro1">
          <table:table-cell table:style-name="ce2" office:value-type="string" calcext:value-type="string">
            <text:p>cz. B</text:p>
          </table:table-cell>
          <table:table-cell table:number-columns-repeated="90"/>
        </table:table-row>
        <table:table-row table:style-name="ro1">
          <table:table-cell table:style-name="ce2"/>
          <table:table-cell table:number-columns-repeated="90"/>
        </table:table-row>
        <table:table-row table:style-name="ro1">
          <table:table-cell table:style-name="ce2" office:value-type="string" calcext:value-type="string">
            <text:p>ogrzewanie</text:p>
          </table:table-cell>
          <table:table-cell table:number-columns-repeated="90"/>
        </table:table-row>
        <table:table-row table:style-name="ro1">
          <table:table-cell table:style-name="ce2" office:value-type="string" calcext:value-type="string">
            <text:p>T_epsilon [mV]</text:p>
          </table:table-cell>
          <table:table-cell table:style-name="ce3" office:value-type="float" office:value="2.34" calcext:value-type="float">
            <text:p>2.340</text:p>
          </table:table-cell>
          <table:table-cell table:style-name="ce3" office:value-type="float" office:value="2.208" calcext:value-type="float">
            <text:p>2.208</text:p>
          </table:table-cell>
          <table:table-cell table:style-name="ce3" office:value-type="float" office:value="2.078" calcext:value-type="float">
            <text:p>2.078</text:p>
          </table:table-cell>
          <table:table-cell table:style-name="ce3" office:value-type="float" office:value="1.996" calcext:value-type="float">
            <text:p>1.996</text:p>
          </table:table-cell>
          <table:table-cell table:style-name="ce3" office:value-type="float" office:value="1.983" calcext:value-type="float">
            <text:p>1.983</text:p>
          </table:table-cell>
          <table:table-cell table:style-name="ce3" table:number-columns-repeated="85"/>
        </table:table-row>
        <table:table-row table:style-name="ro1">
          <table:table-cell table:style-name="ce2" office:value-type="string" calcext:value-type="string">
            <text:p>Ogrzewanie – C [pV]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93" calcext:value-type="float">
            <text:p>493</text:p>
          </table:table-cell>
          <table:table-cell table:style-name="ce2" table:number-columns-repeated="85"/>
        </table:table-row>
        <table:table-row table:style-name="ro1">
          <table:table-cell table:style-name="ce2" office:value-type="string" calcext:value-type="string">
            <text:p>temp. [C]</text:p>
          </table:table-cell>
          <table:table-cell table:style-name="ce4" table:formula="of:=([.B127]+0.05)/0.042" office:value-type="float" office:value="56.9047619047619" calcext:value-type="float">
            <text:p>56.90</text:p>
          </table:table-cell>
          <table:table-cell table:style-name="ce4" table:formula="of:=([.C127]+0.05)/0.042" office:value-type="float" office:value="53.7619047619048" calcext:value-type="float">
            <text:p>53.76</text:p>
          </table:table-cell>
          <table:table-cell table:style-name="ce4" table:formula="of:=([.D127]+0.05)/0.042" office:value-type="float" office:value="50.6666666666667" calcext:value-type="float">
            <text:p>50.67</text:p>
          </table:table-cell>
          <table:table-cell table:style-name="ce4" table:formula="of:=([.E127]+0.05)/0.042" office:value-type="float" office:value="48.7142857142857" calcext:value-type="float">
            <text:p>48.71</text:p>
          </table:table-cell>
          <table:table-cell table:style-name="ce4" table:formula="of:=([.F127]+0.05)/0.042" office:value-type="float" office:value="48.4047619047619" calcext:value-type="float">
            <text:p>48.40</text:p>
          </table:table-cell>
          <table:table-cell table:style-name="ce4" table:formula="of:=([.G127]+0.05)/0.042" office:value-type="float" office:value="1.19047619047619" calcext:value-type="float">
            <text:p>1.19</text:p>
          </table:table-cell>
          <table:table-cell table:style-name="ce4" table:formula="of:=([.H127]+0.05)/0.042" office:value-type="float" office:value="1.19047619047619" calcext:value-type="float">
            <text:p>1.19</text:p>
          </table:table-cell>
          <table:table-cell table:style-name="ce4" table:formula="of:=([.I127]+0.05)/0.042" office:value-type="float" office:value="1.19047619047619" calcext:value-type="float">
            <text:p>1.19</text:p>
          </table:table-cell>
          <table:table-cell table:style-name="ce4" table:formula="of:=([.J127]+0.05)/0.042" office:value-type="float" office:value="1.19047619047619" calcext:value-type="float">
            <text:p>1.19</text:p>
          </table:table-cell>
          <table:table-cell table:style-name="ce4" table:formula="of:=([.K127]+0.05)/0.042" office:value-type="float" office:value="1.19047619047619" calcext:value-type="float">
            <text:p>1.19</text:p>
          </table:table-cell>
          <table:table-cell table:style-name="ce4" table:formula="of:=([.L127]+0.05)/0.042" office:value-type="float" office:value="1.19047619047619" calcext:value-type="float">
            <text:p>1.19</text:p>
          </table:table-cell>
          <table:table-cell table:style-name="ce4" table:formula="of:=([.M127]+0.05)/0.042" office:value-type="float" office:value="1.19047619047619" calcext:value-type="float">
            <text:p>1.19</text:p>
          </table:table-cell>
          <table:table-cell table:style-name="ce4" table:formula="of:=([.N127]+0.05)/0.042" office:value-type="float" office:value="1.19047619047619" calcext:value-type="float">
            <text:p>1.19</text:p>
          </table:table-cell>
          <table:table-cell table:style-name="ce4" table:formula="of:=([.O127]+0.05)/0.042" office:value-type="float" office:value="1.19047619047619" calcext:value-type="float">
            <text:p>1.19</text:p>
          </table:table-cell>
          <table:table-cell table:style-name="ce4" table:formula="of:=([.P127]+0.05)/0.042" office:value-type="float" office:value="1.19047619047619" calcext:value-type="float">
            <text:p>1.19</text:p>
          </table:table-cell>
          <table:table-cell table:style-name="ce4" table:formula="of:=([.Q127]+0.05)/0.042" office:value-type="float" office:value="1.19047619047619" calcext:value-type="float">
            <text:p>1.19</text:p>
          </table:table-cell>
          <table:table-cell table:style-name="ce4" table:formula="of:=([.R127]+0.05)/0.042" office:value-type="float" office:value="1.19047619047619" calcext:value-type="float">
            <text:p>1.19</text:p>
          </table:table-cell>
          <table:table-cell table:style-name="ce4" table:formula="of:=([.S127]+0.05)/0.042" office:value-type="float" office:value="1.19047619047619" calcext:value-type="float">
            <text:p>1.19</text:p>
          </table:table-cell>
          <table:table-cell table:style-name="ce4" table:formula="of:=([.T127]+0.05)/0.042" office:value-type="float" office:value="1.19047619047619" calcext:value-type="float">
            <text:p>1.19</text:p>
          </table:table-cell>
          <table:table-cell table:style-name="ce4" table:formula="of:=([.U127]+0.05)/0.042" office:value-type="float" office:value="1.19047619047619" calcext:value-type="float">
            <text:p>1.19</text:p>
          </table:table-cell>
          <table:table-cell table:style-name="ce4" table:formula="of:=([.V127]+0.05)/0.042" office:value-type="float" office:value="1.19047619047619" calcext:value-type="float">
            <text:p>1.19</text:p>
          </table:table-cell>
          <table:table-cell table:style-name="ce4" table:formula="of:=([.W127]+0.05)/0.042" office:value-type="float" office:value="1.19047619047619" calcext:value-type="float">
            <text:p>1.19</text:p>
          </table:table-cell>
          <table:table-cell table:style-name="ce4" table:formula="of:=([.X127]+0.05)/0.042" office:value-type="float" office:value="1.19047619047619" calcext:value-type="float">
            <text:p>1.19</text:p>
          </table:table-cell>
          <table:table-cell table:style-name="ce4" table:formula="of:=([.Y127]+0.05)/0.042" office:value-type="float" office:value="1.19047619047619" calcext:value-type="float">
            <text:p>1.19</text:p>
          </table:table-cell>
          <table:table-cell table:style-name="ce4" table:formula="of:=([.Z127]+0.05)/0.042" office:value-type="float" office:value="1.19047619047619" calcext:value-type="float">
            <text:p>1.19</text:p>
          </table:table-cell>
          <table:table-cell table:style-name="ce4" table:formula="of:=([.AA127]+0.05)/0.042" office:value-type="float" office:value="1.19047619047619" calcext:value-type="float">
            <text:p>1.19</text:p>
          </table:table-cell>
          <table:table-cell table:style-name="ce4" table:formula="of:=([.AB127]+0.05)/0.042" office:value-type="float" office:value="1.19047619047619" calcext:value-type="float">
            <text:p>1.19</text:p>
          </table:table-cell>
          <table:table-cell table:style-name="ce4" table:formula="of:=([.AC127]+0.05)/0.042" office:value-type="float" office:value="1.19047619047619" calcext:value-type="float">
            <text:p>1.19</text:p>
          </table:table-cell>
          <table:table-cell table:style-name="ce4" table:formula="of:=([.AD127]+0.05)/0.042" office:value-type="float" office:value="1.19047619047619" calcext:value-type="float">
            <text:p>1.19</text:p>
          </table:table-cell>
          <table:table-cell table:style-name="ce4" table:formula="of:=([.AE127]+0.05)/0.042" office:value-type="float" office:value="1.19047619047619" calcext:value-type="float">
            <text:p>1.19</text:p>
          </table:table-cell>
          <table:table-cell table:style-name="ce4" table:formula="of:=([.AF127]+0.05)/0.042" office:value-type="float" office:value="1.19047619047619" calcext:value-type="float">
            <text:p>1.19</text:p>
          </table:table-cell>
          <table:table-cell table:style-name="ce4" table:formula="of:=([.AG127]+0.05)/0.042" office:value-type="float" office:value="1.19047619047619" calcext:value-type="float">
            <text:p>1.19</text:p>
          </table:table-cell>
          <table:table-cell table:style-name="ce4" table:formula="of:=([.AH127]+0.05)/0.042" office:value-type="float" office:value="1.19047619047619" calcext:value-type="float">
            <text:p>1.19</text:p>
          </table:table-cell>
          <table:table-cell table:style-name="ce4" table:formula="of:=([.AI127]+0.05)/0.042" office:value-type="float" office:value="1.19047619047619" calcext:value-type="float">
            <text:p>1.19</text:p>
          </table:table-cell>
          <table:table-cell table:style-name="ce4" table:formula="of:=([.AJ127]+0.05)/0.042" office:value-type="float" office:value="1.19047619047619" calcext:value-type="float">
            <text:p>1.19</text:p>
          </table:table-cell>
          <table:table-cell table:style-name="ce4" table:formula="of:=([.AK127]+0.05)/0.042" office:value-type="float" office:value="1.19047619047619" calcext:value-type="float">
            <text:p>1.19</text:p>
          </table:table-cell>
          <table:table-cell table:style-name="ce4" table:formula="of:=([.AL127]+0.05)/0.042" office:value-type="float" office:value="1.19047619047619" calcext:value-type="float">
            <text:p>1.19</text:p>
          </table:table-cell>
          <table:table-cell table:style-name="ce4" table:formula="of:=([.AM127]+0.05)/0.042" office:value-type="float" office:value="1.19047619047619" calcext:value-type="float">
            <text:p>1.19</text:p>
          </table:table-cell>
          <table:table-cell table:style-name="ce4" table:formula="of:=([.AN127]+0.05)/0.042" office:value-type="float" office:value="1.19047619047619" calcext:value-type="float">
            <text:p>1.19</text:p>
          </table:table-cell>
          <table:table-cell table:style-name="ce4" table:formula="of:=([.AO127]+0.05)/0.042" office:value-type="float" office:value="1.19047619047619" calcext:value-type="float">
            <text:p>1.19</text:p>
          </table:table-cell>
          <table:table-cell table:style-name="ce4" table:formula="of:=([.AP127]+0.05)/0.042" office:value-type="float" office:value="1.19047619047619" calcext:value-type="float">
            <text:p>1.19</text:p>
          </table:table-cell>
          <table:table-cell table:style-name="ce4" table:formula="of:=([.AQ127]+0.05)/0.042" office:value-type="float" office:value="1.19047619047619" calcext:value-type="float">
            <text:p>1.19</text:p>
          </table:table-cell>
          <table:table-cell table:style-name="ce4" table:formula="of:=([.AR127]+0.05)/0.042" office:value-type="float" office:value="1.19047619047619" calcext:value-type="float">
            <text:p>1.19</text:p>
          </table:table-cell>
          <table:table-cell table:style-name="ce4" table:formula="of:=([.AS127]+0.05)/0.042" office:value-type="float" office:value="1.19047619047619" calcext:value-type="float">
            <text:p>1.19</text:p>
          </table:table-cell>
          <table:table-cell table:style-name="ce4" table:formula="of:=([.AT127]+0.05)/0.042" office:value-type="float" office:value="1.19047619047619" calcext:value-type="float">
            <text:p>1.19</text:p>
          </table:table-cell>
          <table:table-cell table:style-name="ce4" table:formula="of:=([.AU127]+0.05)/0.042" office:value-type="float" office:value="1.19047619047619" calcext:value-type="float">
            <text:p>1.19</text:p>
          </table:table-cell>
          <table:table-cell table:style-name="ce4" table:formula="of:=([.AV127]+0.05)/0.042" office:value-type="float" office:value="1.19047619047619" calcext:value-type="float">
            <text:p>1.19</text:p>
          </table:table-cell>
          <table:table-cell table:style-name="ce4" table:formula="of:=([.AW127]+0.05)/0.042" office:value-type="float" office:value="1.19047619047619" calcext:value-type="float">
            <text:p>1.19</text:p>
          </table:table-cell>
          <table:table-cell table:style-name="ce4" table:formula="of:=([.AX127]+0.05)/0.042" office:value-type="float" office:value="1.19047619047619" calcext:value-type="float">
            <text:p>1.19</text:p>
          </table:table-cell>
          <table:table-cell table:style-name="ce4" table:formula="of:=([.AY127]+0.05)/0.042" office:value-type="float" office:value="1.19047619047619" calcext:value-type="float">
            <text:p>1.19</text:p>
          </table:table-cell>
          <table:table-cell table:style-name="ce4" table:formula="of:=([.AZ127]+0.05)/0.042" office:value-type="float" office:value="1.19047619047619" calcext:value-type="float">
            <text:p>1.19</text:p>
          </table:table-cell>
          <table:table-cell table:style-name="ce4" table:formula="of:=([.BA127]+0.05)/0.042" office:value-type="float" office:value="1.19047619047619" calcext:value-type="float">
            <text:p>1.19</text:p>
          </table:table-cell>
          <table:table-cell table:style-name="ce4" table:formula="of:=([.BB127]+0.05)/0.042" office:value-type="float" office:value="1.19047619047619" calcext:value-type="float">
            <text:p>1.19</text:p>
          </table:table-cell>
          <table:table-cell table:style-name="ce4" table:formula="of:=([.BC127]+0.05)/0.042" office:value-type="float" office:value="1.19047619047619" calcext:value-type="float">
            <text:p>1.19</text:p>
          </table:table-cell>
          <table:table-cell table:style-name="ce4" table:formula="of:=([.BD127]+0.05)/0.042" office:value-type="float" office:value="1.19047619047619" calcext:value-type="float">
            <text:p>1.19</text:p>
          </table:table-cell>
          <table:table-cell table:style-name="ce4" table:formula="of:=([.BE127]+0.05)/0.042" office:value-type="float" office:value="1.19047619047619" calcext:value-type="float">
            <text:p>1.19</text:p>
          </table:table-cell>
          <table:table-cell table:style-name="ce4" table:formula="of:=([.BF127]+0.05)/0.042" office:value-type="float" office:value="1.19047619047619" calcext:value-type="float">
            <text:p>1.19</text:p>
          </table:table-cell>
          <table:table-cell table:style-name="ce4" table:formula="of:=([.BG127]+0.05)/0.042" office:value-type="float" office:value="1.19047619047619" calcext:value-type="float">
            <text:p>1.19</text:p>
          </table:table-cell>
          <table:table-cell table:style-name="ce4" table:formula="of:=([.BH127]+0.05)/0.042" office:value-type="float" office:value="1.19047619047619" calcext:value-type="float">
            <text:p>1.19</text:p>
          </table:table-cell>
          <table:table-cell table:style-name="ce4" table:formula="of:=([.BI127]+0.05)/0.042" office:value-type="float" office:value="1.19047619047619" calcext:value-type="float">
            <text:p>1.19</text:p>
          </table:table-cell>
          <table:table-cell table:style-name="ce4" table:formula="of:=([.BJ127]+0.05)/0.042" office:value-type="float" office:value="1.19047619047619" calcext:value-type="float">
            <text:p>1.19</text:p>
          </table:table-cell>
          <table:table-cell table:style-name="ce4" table:formula="of:=([.BK127]+0.05)/0.042" office:value-type="float" office:value="1.19047619047619" calcext:value-type="float">
            <text:p>1.19</text:p>
          </table:table-cell>
          <table:table-cell table:style-name="ce4" table:formula="of:=([.BL127]+0.05)/0.042" office:value-type="float" office:value="1.19047619047619" calcext:value-type="float">
            <text:p>1.19</text:p>
          </table:table-cell>
          <table:table-cell table:style-name="ce4" table:formula="of:=([.BM127]+0.05)/0.042" office:value-type="float" office:value="1.19047619047619" calcext:value-type="float">
            <text:p>1.19</text:p>
          </table:table-cell>
          <table:table-cell table:style-name="ce4" table:formula="of:=([.BN127]+0.05)/0.042" office:value-type="float" office:value="1.19047619047619" calcext:value-type="float">
            <text:p>1.19</text:p>
          </table:table-cell>
          <table:table-cell table:style-name="ce4" table:formula="of:=([.BO127]+0.05)/0.042" office:value-type="float" office:value="1.19047619047619" calcext:value-type="float">
            <text:p>1.19</text:p>
          </table:table-cell>
          <table:table-cell table:style-name="ce4" table:formula="of:=([.BP127]+0.05)/0.042" office:value-type="float" office:value="1.19047619047619" calcext:value-type="float">
            <text:p>1.19</text:p>
          </table:table-cell>
          <table:table-cell table:style-name="ce4" table:formula="of:=([.BQ127]+0.05)/0.042" office:value-type="float" office:value="1.19047619047619" calcext:value-type="float">
            <text:p>1.19</text:p>
          </table:table-cell>
          <table:table-cell table:style-name="ce4" table:formula="of:=([.BR127]+0.05)/0.042" office:value-type="float" office:value="1.19047619047619" calcext:value-type="float">
            <text:p>1.19</text:p>
          </table:table-cell>
          <table:table-cell table:style-name="ce4" table:formula="of:=([.BS127]+0.05)/0.042" office:value-type="float" office:value="1.19047619047619" calcext:value-type="float">
            <text:p>1.19</text:p>
          </table:table-cell>
          <table:table-cell table:style-name="ce4" table:formula="of:=([.BT127]+0.05)/0.042" office:value-type="float" office:value="1.19047619047619" calcext:value-type="float">
            <text:p>1.19</text:p>
          </table:table-cell>
          <table:table-cell table:style-name="ce4" table:formula="of:=([.BU127]+0.05)/0.042" office:value-type="float" office:value="1.19047619047619" calcext:value-type="float">
            <text:p>1.19</text:p>
          </table:table-cell>
          <table:table-cell table:style-name="ce4" table:formula="of:=([.BV127]+0.05)/0.042" office:value-type="float" office:value="1.19047619047619" calcext:value-type="float">
            <text:p>1.19</text:p>
          </table:table-cell>
          <table:table-cell table:style-name="ce4" table:formula="of:=([.BW127]+0.05)/0.042" office:value-type="float" office:value="1.19047619047619" calcext:value-type="float">
            <text:p>1.19</text:p>
          </table:table-cell>
          <table:table-cell table:style-name="ce4" table:formula="of:=([.BX127]+0.05)/0.042" office:value-type="float" office:value="1.19047619047619" calcext:value-type="float">
            <text:p>1.19</text:p>
          </table:table-cell>
          <table:table-cell table:style-name="ce4" table:formula="of:=([.BY127]+0.05)/0.042" office:value-type="float" office:value="1.19047619047619" calcext:value-type="float">
            <text:p>1.19</text:p>
          </table:table-cell>
          <table:table-cell table:style-name="ce4" table:formula="of:=([.BZ127]+0.05)/0.042" office:value-type="float" office:value="1.19047619047619" calcext:value-type="float">
            <text:p>1.19</text:p>
          </table:table-cell>
          <table:table-cell table:style-name="ce4" table:formula="of:=([.CA127]+0.05)/0.042" office:value-type="float" office:value="1.19047619047619" calcext:value-type="float">
            <text:p>1.19</text:p>
          </table:table-cell>
          <table:table-cell table:style-name="ce4" table:formula="of:=([.CB127]+0.05)/0.042" office:value-type="float" office:value="1.19047619047619" calcext:value-type="float">
            <text:p>1.19</text:p>
          </table:table-cell>
          <table:table-cell table:style-name="ce4" table:formula="of:=([.CC127]+0.05)/0.042" office:value-type="float" office:value="1.19047619047619" calcext:value-type="float">
            <text:p>1.19</text:p>
          </table:table-cell>
          <table:table-cell table:style-name="ce4" table:formula="of:=([.CD127]+0.05)/0.042" office:value-type="float" office:value="1.19047619047619" calcext:value-type="float">
            <text:p>1.19</text:p>
          </table:table-cell>
          <table:table-cell table:style-name="ce4" table:formula="of:=([.CE127]+0.05)/0.042" office:value-type="float" office:value="1.19047619047619" calcext:value-type="float">
            <text:p>1.19</text:p>
          </table:table-cell>
          <table:table-cell table:style-name="ce4" table:formula="of:=([.CF127]+0.05)/0.042" office:value-type="float" office:value="1.19047619047619" calcext:value-type="float">
            <text:p>1.19</text:p>
          </table:table-cell>
          <table:table-cell table:style-name="ce4" table:formula="of:=([.CG127]+0.05)/0.042" office:value-type="float" office:value="1.19047619047619" calcext:value-type="float">
            <text:p>1.19</text:p>
          </table:table-cell>
          <table:table-cell table:style-name="ce4" table:formula="of:=([.CH127]+0.05)/0.042" office:value-type="float" office:value="1.19047619047619" calcext:value-type="float">
            <text:p>1.19</text:p>
          </table:table-cell>
          <table:table-cell table:style-name="ce4" table:formula="of:=([.CI127]+0.05)/0.042" office:value-type="float" office:value="1.19047619047619" calcext:value-type="float">
            <text:p>1.19</text:p>
          </table:table-cell>
          <table:table-cell table:style-name="ce4" table:formula="of:=([.CJ127]+0.05)/0.042" office:value-type="float" office:value="1.19047619047619" calcext:value-type="float">
            <text:p>1.19</text:p>
          </table:table-cell>
          <table:table-cell table:style-name="ce4" table:formula="of:=([.CK127]+0.05)/0.042" office:value-type="float" office:value="1.19047619047619" calcext:value-type="float">
            <text:p>1.19</text:p>
          </table:table-cell>
          <table:table-cell table:style-name="ce4" table:formula="of:=([.CL127]+0.05)/0.042" office:value-type="float" office:value="1.19047619047619" calcext:value-type="float">
            <text:p>1.19</text:p>
          </table:table-cell>
          <table:table-cell table:style-name="ce4" table:formula="of:=([.CM127]+0.05)/0.042" office:value-type="float" office:value="1.19047619047619" calcext:value-type="float">
            <text:p>1.19</text:p>
          </table:table-cell>
        </table:table-row>
        <table:table-row table:style-name="ro1">
          <table:table-cell table:style-name="ce2" office:value-type="string" calcext:value-type="string">
            <text:p>epsilon</text:p>
          </table:table-cell>
          <table:table-cell table:style-name="ce11" table:formula="of:=([.B128]*10^-12)/[.$C$72]" office:value-type="float" office:value="0.0000853735091023227" calcext:value-type="float">
            <text:p>0.000085</text:p>
          </table:table-cell>
          <table:table-cell table:style-name="ce11" table:formula="of:=([.C128]*10^-12)/[.$C$72]" office:value-type="float" office:value="0.000115505335844319" calcext:value-type="float">
            <text:p>0.000116</text:p>
          </table:table-cell>
          <table:table-cell table:style-name="ce11" table:formula="of:=([.D128]*10^-12)/[.$C$72]" office:value-type="float" office:value="0.000192508893073865" calcext:value-type="float">
            <text:p>0.000193</text:p>
          </table:table-cell>
          <table:table-cell table:style-name="ce11" table:formula="of:=([.E128]*10^-12)/[.$C$72]" office:value-type="float" office:value="0.000362418916091233" calcext:value-type="float">
            <text:p>0.000362</text:p>
          </table:table-cell>
          <table:table-cell table:style-name="ce11" table:formula="of:=([.F128]*10^-12)/[.$C$72]" office:value-type="float" office:value="0.000412638627327893" calcext:value-type="float">
            <text:p>0.000413</text:p>
          </table:table-cell>
          <table:table-cell table:style-name="ce11" table:formula="of:=([.G128]*10^-12)/[.$C$72]" office:value-type="float" office:value="0" calcext:value-type="float">
            <text:p>0.000000</text:p>
          </table:table-cell>
          <table:table-cell table:style-name="ce11" table:formula="of:=([.H128]*10^-12)/[.$C$72]" office:value-type="float" office:value="0" calcext:value-type="float">
            <text:p>0.000000</text:p>
          </table:table-cell>
          <table:table-cell table:style-name="ce11" table:formula="of:=([.I128]*10^-12)/[.$C$72]" office:value-type="float" office:value="0" calcext:value-type="float">
            <text:p>0.000000</text:p>
          </table:table-cell>
          <table:table-cell table:style-name="ce11" table:formula="of:=([.J128]*10^-12)/[.$C$72]" office:value-type="float" office:value="0" calcext:value-type="float">
            <text:p>0.000000</text:p>
          </table:table-cell>
          <table:table-cell table:style-name="ce11" table:formula="of:=([.K128]*10^-12)/[.$C$72]" office:value-type="float" office:value="0" calcext:value-type="float">
            <text:p>0.000000</text:p>
          </table:table-cell>
          <table:table-cell table:style-name="ce11" table:formula="of:=([.L128]*10^-12)/[.$C$72]" office:value-type="float" office:value="0" calcext:value-type="float">
            <text:p>0.000000</text:p>
          </table:table-cell>
          <table:table-cell table:style-name="ce11" table:formula="of:=([.M128]*10^-12)/[.$C$72]" office:value-type="float" office:value="0" calcext:value-type="float">
            <text:p>0.000000</text:p>
          </table:table-cell>
          <table:table-cell table:style-name="ce11" table:formula="of:=([.N128]*10^-12)/[.$C$72]" office:value-type="float" office:value="0" calcext:value-type="float">
            <text:p>0.000000</text:p>
          </table:table-cell>
          <table:table-cell table:style-name="ce11" table:formula="of:=([.O128]*10^-12)/[.$C$72]" office:value-type="float" office:value="0" calcext:value-type="float">
            <text:p>0.000000</text:p>
          </table:table-cell>
          <table:table-cell table:style-name="ce11" table:formula="of:=([.P128]*10^-12)/[.$C$72]" office:value-type="float" office:value="0" calcext:value-type="float">
            <text:p>0.000000</text:p>
          </table:table-cell>
          <table:table-cell table:style-name="ce11" table:formula="of:=([.Q128]*10^-12)/[.$C$72]" office:value-type="float" office:value="0" calcext:value-type="float">
            <text:p>0.000000</text:p>
          </table:table-cell>
          <table:table-cell table:style-name="ce11" table:formula="of:=([.R128]*10^-12)/[.$C$72]" office:value-type="float" office:value="0" calcext:value-type="float">
            <text:p>0.000000</text:p>
          </table:table-cell>
          <table:table-cell table:style-name="ce11" table:formula="of:=([.S128]*10^-12)/[.$C$72]" office:value-type="float" office:value="0" calcext:value-type="float">
            <text:p>0.000000</text:p>
          </table:table-cell>
          <table:table-cell table:style-name="ce11" table:formula="of:=([.T128]*10^-12)/[.$C$72]" office:value-type="float" office:value="0" calcext:value-type="float">
            <text:p>0.000000</text:p>
          </table:table-cell>
          <table:table-cell table:style-name="ce11" table:formula="of:=([.U128]*10^-12)/[.$C$72]" office:value-type="float" office:value="0" calcext:value-type="float">
            <text:p>0.000000</text:p>
          </table:table-cell>
          <table:table-cell table:style-name="ce11" table:formula="of:=([.V128]*10^-12)/[.$C$72]" office:value-type="float" office:value="0" calcext:value-type="float">
            <text:p>0.000000</text:p>
          </table:table-cell>
          <table:table-cell table:style-name="ce11" table:formula="of:=([.W128]*10^-12)/[.$C$72]" office:value-type="float" office:value="0" calcext:value-type="float">
            <text:p>0.000000</text:p>
          </table:table-cell>
          <table:table-cell table:style-name="ce11" table:formula="of:=([.X128]*10^-12)/[.$C$72]" office:value-type="float" office:value="0" calcext:value-type="float">
            <text:p>0.000000</text:p>
          </table:table-cell>
          <table:table-cell table:style-name="ce11" table:formula="of:=([.Y128]*10^-12)/[.$C$72]" office:value-type="float" office:value="0" calcext:value-type="float">
            <text:p>0.000000</text:p>
          </table:table-cell>
          <table:table-cell table:style-name="ce11" table:formula="of:=([.Z128]*10^-12)/[.$C$72]" office:value-type="float" office:value="0" calcext:value-type="float">
            <text:p>0.000000</text:p>
          </table:table-cell>
          <table:table-cell table:style-name="ce11" table:formula="of:=([.AA128]*10^-12)/[.$C$72]" office:value-type="float" office:value="0" calcext:value-type="float">
            <text:p>0.000000</text:p>
          </table:table-cell>
          <table:table-cell table:style-name="ce11" table:formula="of:=([.AB128]*10^-12)/[.$C$72]" office:value-type="float" office:value="0" calcext:value-type="float">
            <text:p>0.000000</text:p>
          </table:table-cell>
          <table:table-cell table:style-name="ce11" table:formula="of:=([.AC128]*10^-12)/[.$C$72]" office:value-type="float" office:value="0" calcext:value-type="float">
            <text:p>0.000000</text:p>
          </table:table-cell>
          <table:table-cell table:style-name="ce11" table:formula="of:=([.AD128]*10^-12)/[.$C$72]" office:value-type="float" office:value="0" calcext:value-type="float">
            <text:p>0.000000</text:p>
          </table:table-cell>
          <table:table-cell table:style-name="ce11" table:formula="of:=([.AE128]*10^-12)/[.$C$72]" office:value-type="float" office:value="0" calcext:value-type="float">
            <text:p>0.000000</text:p>
          </table:table-cell>
          <table:table-cell table:style-name="ce11" table:formula="of:=([.AF128]*10^-12)/[.$C$72]" office:value-type="float" office:value="0" calcext:value-type="float">
            <text:p>0.000000</text:p>
          </table:table-cell>
          <table:table-cell table:style-name="ce11" table:formula="of:=([.AG128]*10^-12)/[.$C$72]" office:value-type="float" office:value="0" calcext:value-type="float">
            <text:p>0.000000</text:p>
          </table:table-cell>
          <table:table-cell table:style-name="ce11" table:formula="of:=([.AH128]*10^-12)/[.$C$72]" office:value-type="float" office:value="0" calcext:value-type="float">
            <text:p>0.000000</text:p>
          </table:table-cell>
          <table:table-cell table:style-name="ce11" table:formula="of:=([.AI128]*10^-12)/[.$C$72]" office:value-type="float" office:value="0" calcext:value-type="float">
            <text:p>0.000000</text:p>
          </table:table-cell>
          <table:table-cell table:style-name="ce11" table:formula="of:=([.AJ128]*10^-12)/[.$C$72]" office:value-type="float" office:value="0" calcext:value-type="float">
            <text:p>0.000000</text:p>
          </table:table-cell>
          <table:table-cell table:style-name="ce11" table:formula="of:=([.AK128]*10^-12)/[.$C$72]" office:value-type="float" office:value="0" calcext:value-type="float">
            <text:p>0.000000</text:p>
          </table:table-cell>
          <table:table-cell table:style-name="ce11" table:formula="of:=([.AL128]*10^-12)/[.$C$72]" office:value-type="float" office:value="0" calcext:value-type="float">
            <text:p>0.000000</text:p>
          </table:table-cell>
          <table:table-cell table:style-name="ce11" table:formula="of:=([.AM128]*10^-12)/[.$C$72]" office:value-type="float" office:value="0" calcext:value-type="float">
            <text:p>0.000000</text:p>
          </table:table-cell>
          <table:table-cell table:style-name="ce11" table:formula="of:=([.AN128]*10^-12)/[.$C$72]" office:value-type="float" office:value="0" calcext:value-type="float">
            <text:p>0.000000</text:p>
          </table:table-cell>
          <table:table-cell table:style-name="ce11" table:formula="of:=([.AO128]*10^-12)/[.$C$72]" office:value-type="float" office:value="0" calcext:value-type="float">
            <text:p>0.000000</text:p>
          </table:table-cell>
          <table:table-cell table:style-name="ce11" table:formula="of:=([.AP128]*10^-12)/[.$C$72]" office:value-type="float" office:value="0" calcext:value-type="float">
            <text:p>0.000000</text:p>
          </table:table-cell>
          <table:table-cell table:style-name="ce11" table:formula="of:=([.AQ128]*10^-12)/[.$C$72]" office:value-type="float" office:value="0" calcext:value-type="float">
            <text:p>0.000000</text:p>
          </table:table-cell>
          <table:table-cell table:style-name="ce11" table:formula="of:=([.AR128]*10^-12)/[.$C$72]" office:value-type="float" office:value="0" calcext:value-type="float">
            <text:p>0.000000</text:p>
          </table:table-cell>
          <table:table-cell table:style-name="ce11" table:formula="of:=([.AS128]*10^-12)/[.$C$72]" office:value-type="float" office:value="0" calcext:value-type="float">
            <text:p>0.000000</text:p>
          </table:table-cell>
          <table:table-cell table:style-name="ce11" table:formula="of:=([.AT128]*10^-12)/[.$C$72]" office:value-type="float" office:value="0" calcext:value-type="float">
            <text:p>0.000000</text:p>
          </table:table-cell>
          <table:table-cell table:style-name="ce11" table:formula="of:=([.AU128]*10^-12)/[.$C$72]" office:value-type="float" office:value="0" calcext:value-type="float">
            <text:p>0.000000</text:p>
          </table:table-cell>
          <table:table-cell table:style-name="ce11" table:formula="of:=([.AV128]*10^-12)/[.$C$72]" office:value-type="float" office:value="0" calcext:value-type="float">
            <text:p>0.000000</text:p>
          </table:table-cell>
          <table:table-cell table:style-name="ce11" table:formula="of:=([.AW128]*10^-12)/[.$C$72]" office:value-type="float" office:value="0" calcext:value-type="float">
            <text:p>0.000000</text:p>
          </table:table-cell>
          <table:table-cell table:style-name="ce11" table:formula="of:=([.AX128]*10^-12)/[.$C$72]" office:value-type="float" office:value="0" calcext:value-type="float">
            <text:p>0.000000</text:p>
          </table:table-cell>
          <table:table-cell table:style-name="ce11" table:formula="of:=([.AY128]*10^-12)/[.$C$72]" office:value-type="float" office:value="0" calcext:value-type="float">
            <text:p>0.000000</text:p>
          </table:table-cell>
          <table:table-cell table:style-name="ce11" table:formula="of:=([.AZ128]*10^-12)/[.$C$72]" office:value-type="float" office:value="0" calcext:value-type="float">
            <text:p>0.000000</text:p>
          </table:table-cell>
          <table:table-cell table:style-name="ce11" table:formula="of:=([.BA128]*10^-12)/[.$C$72]" office:value-type="float" office:value="0" calcext:value-type="float">
            <text:p>0.000000</text:p>
          </table:table-cell>
          <table:table-cell table:style-name="ce11" table:formula="of:=([.BB128]*10^-12)/[.$C$72]" office:value-type="float" office:value="0" calcext:value-type="float">
            <text:p>0.000000</text:p>
          </table:table-cell>
          <table:table-cell table:style-name="ce11" table:formula="of:=([.BC128]*10^-12)/[.$C$72]" office:value-type="float" office:value="0" calcext:value-type="float">
            <text:p>0.000000</text:p>
          </table:table-cell>
          <table:table-cell table:style-name="ce11" table:formula="of:=([.BD128]*10^-12)/[.$C$72]" office:value-type="float" office:value="0" calcext:value-type="float">
            <text:p>0.000000</text:p>
          </table:table-cell>
          <table:table-cell table:style-name="ce11" table:formula="of:=([.BE128]*10^-12)/[.$C$72]" office:value-type="float" office:value="0" calcext:value-type="float">
            <text:p>0.000000</text:p>
          </table:table-cell>
          <table:table-cell table:style-name="ce11" table:formula="of:=([.BF128]*10^-12)/[.$C$72]" office:value-type="float" office:value="0" calcext:value-type="float">
            <text:p>0.000000</text:p>
          </table:table-cell>
          <table:table-cell table:style-name="ce11" table:formula="of:=([.BG128]*10^-12)/[.$C$72]" office:value-type="float" office:value="0" calcext:value-type="float">
            <text:p>0.000000</text:p>
          </table:table-cell>
          <table:table-cell table:style-name="ce11" table:formula="of:=([.BH128]*10^-12)/[.$C$72]" office:value-type="float" office:value="0" calcext:value-type="float">
            <text:p>0.000000</text:p>
          </table:table-cell>
          <table:table-cell table:style-name="ce11" table:formula="of:=([.BI128]*10^-12)/[.$C$72]" office:value-type="float" office:value="0" calcext:value-type="float">
            <text:p>0.000000</text:p>
          </table:table-cell>
          <table:table-cell table:style-name="ce11" table:formula="of:=([.BJ128]*10^-12)/[.$C$72]" office:value-type="float" office:value="0" calcext:value-type="float">
            <text:p>0.000000</text:p>
          </table:table-cell>
          <table:table-cell table:style-name="ce11" table:formula="of:=([.BK128]*10^-12)/[.$C$72]" office:value-type="float" office:value="0" calcext:value-type="float">
            <text:p>0.000000</text:p>
          </table:table-cell>
          <table:table-cell table:style-name="ce11" table:formula="of:=([.BL128]*10^-12)/[.$C$72]" office:value-type="float" office:value="0" calcext:value-type="float">
            <text:p>0.000000</text:p>
          </table:table-cell>
          <table:table-cell table:style-name="ce11" table:formula="of:=([.BM128]*10^-12)/[.$C$72]" office:value-type="float" office:value="0" calcext:value-type="float">
            <text:p>0.000000</text:p>
          </table:table-cell>
          <table:table-cell table:style-name="ce11" table:formula="of:=([.BN128]*10^-12)/[.$C$72]" office:value-type="float" office:value="0" calcext:value-type="float">
            <text:p>0.000000</text:p>
          </table:table-cell>
          <table:table-cell table:style-name="ce11" table:formula="of:=([.BO128]*10^-12)/[.$C$72]" office:value-type="float" office:value="0" calcext:value-type="float">
            <text:p>0.000000</text:p>
          </table:table-cell>
          <table:table-cell table:style-name="ce11" table:formula="of:=([.BP128]*10^-12)/[.$C$72]" office:value-type="float" office:value="0" calcext:value-type="float">
            <text:p>0.000000</text:p>
          </table:table-cell>
          <table:table-cell table:style-name="ce11" table:formula="of:=([.BQ128]*10^-12)/[.$C$72]" office:value-type="float" office:value="0" calcext:value-type="float">
            <text:p>0.000000</text:p>
          </table:table-cell>
          <table:table-cell table:style-name="ce11" table:formula="of:=([.BR128]*10^-12)/[.$C$72]" office:value-type="float" office:value="0" calcext:value-type="float">
            <text:p>0.000000</text:p>
          </table:table-cell>
          <table:table-cell table:style-name="ce11" table:formula="of:=([.BS128]*10^-12)/[.$C$72]" office:value-type="float" office:value="0" calcext:value-type="float">
            <text:p>0.000000</text:p>
          </table:table-cell>
          <table:table-cell table:style-name="ce11" table:formula="of:=([.BT128]*10^-12)/[.$C$72]" office:value-type="float" office:value="0" calcext:value-type="float">
            <text:p>0.000000</text:p>
          </table:table-cell>
          <table:table-cell table:style-name="ce11" table:formula="of:=([.BU128]*10^-12)/[.$C$72]" office:value-type="float" office:value="0" calcext:value-type="float">
            <text:p>0.000000</text:p>
          </table:table-cell>
          <table:table-cell table:style-name="ce11" table:formula="of:=([.BV128]*10^-12)/[.$C$72]" office:value-type="float" office:value="0" calcext:value-type="float">
            <text:p>0.000000</text:p>
          </table:table-cell>
          <table:table-cell table:style-name="ce11" table:formula="of:=([.BW128]*10^-12)/[.$C$72]" office:value-type="float" office:value="0" calcext:value-type="float">
            <text:p>0.000000</text:p>
          </table:table-cell>
          <table:table-cell table:style-name="ce11" table:formula="of:=([.BX128]*10^-12)/[.$C$72]" office:value-type="float" office:value="0" calcext:value-type="float">
            <text:p>0.000000</text:p>
          </table:table-cell>
          <table:table-cell table:style-name="ce11" table:formula="of:=([.BY128]*10^-12)/[.$C$72]" office:value-type="float" office:value="0" calcext:value-type="float">
            <text:p>0.000000</text:p>
          </table:table-cell>
          <table:table-cell table:style-name="ce11" table:formula="of:=([.BZ128]*10^-12)/[.$C$72]" office:value-type="float" office:value="0" calcext:value-type="float">
            <text:p>0.000000</text:p>
          </table:table-cell>
          <table:table-cell table:style-name="ce11" table:formula="of:=([.CA128]*10^-12)/[.$C$72]" office:value-type="float" office:value="0" calcext:value-type="float">
            <text:p>0.000000</text:p>
          </table:table-cell>
          <table:table-cell table:style-name="ce11" table:formula="of:=([.CB128]*10^-12)/[.$C$72]" office:value-type="float" office:value="0" calcext:value-type="float">
            <text:p>0.000000</text:p>
          </table:table-cell>
          <table:table-cell table:style-name="ce11" table:formula="of:=([.CC128]*10^-12)/[.$C$72]" office:value-type="float" office:value="0" calcext:value-type="float">
            <text:p>0.000000</text:p>
          </table:table-cell>
          <table:table-cell table:style-name="ce11" table:formula="of:=([.CD128]*10^-12)/[.$C$72]" office:value-type="float" office:value="0" calcext:value-type="float">
            <text:p>0.000000</text:p>
          </table:table-cell>
          <table:table-cell table:style-name="ce11" table:formula="of:=([.CE128]*10^-12)/[.$C$72]" office:value-type="float" office:value="0" calcext:value-type="float">
            <text:p>0.000000</text:p>
          </table:table-cell>
          <table:table-cell table:style-name="ce11" table:formula="of:=([.CF128]*10^-12)/[.$C$72]" office:value-type="float" office:value="0" calcext:value-type="float">
            <text:p>0.000000</text:p>
          </table:table-cell>
          <table:table-cell table:style-name="ce11" table:formula="of:=([.CG128]*10^-12)/[.$C$72]" office:value-type="float" office:value="0" calcext:value-type="float">
            <text:p>0.000000</text:p>
          </table:table-cell>
          <table:table-cell table:style-name="ce11" table:formula="of:=([.CH128]*10^-12)/[.$C$72]" office:value-type="float" office:value="0" calcext:value-type="float">
            <text:p>0.000000</text:p>
          </table:table-cell>
          <table:table-cell table:style-name="ce11" table:formula="of:=([.CI128]*10^-12)/[.$C$72]" office:value-type="float" office:value="0" calcext:value-type="float">
            <text:p>0.000000</text:p>
          </table:table-cell>
          <table:table-cell table:style-name="ce11" table:formula="of:=([.CJ128]*10^-12)/[.$C$72]" office:value-type="float" office:value="0" calcext:value-type="float">
            <text:p>0.000000</text:p>
          </table:table-cell>
          <table:table-cell table:style-name="ce11" table:formula="of:=([.CK128]*10^-12)/[.$C$72]" office:value-type="float" office:value="0" calcext:value-type="float">
            <text:p>0.000000</text:p>
          </table:table-cell>
          <table:table-cell table:style-name="ce11" table:formula="of:=([.CL128]*10^-12)/[.$C$72]" office:value-type="float" office:value="0" calcext:value-type="float">
            <text:p>0.000000</text:p>
          </table:table-cell>
          <table:table-cell table:style-name="ce11" table:formula="of:=([.CM128]*10^-12)/[.$C$72]" office:value-type="float" office:value="0" calcext:value-type="float">
            <text:p>0.000000</text:p>
          </table:table-cell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style-name="ce2" table:formula="of:=1/[.B130]" office:value-type="float" office:value="11713.2352941176" calcext:value-type="float">
            <text:p>11713.2352941176</text:p>
          </table:table-cell>
          <table:table-cell table:style-name="ce2" table:formula="of:=1/[.C130]" office:value-type="float" office:value="8657.60869565217" calcext:value-type="float">
            <text:p>8657.60869565217</text:p>
          </table:table-cell>
          <table:table-cell table:style-name="ce2" table:formula="of:=1/[.D130]" office:value-type="float" office:value="5194.5652173913" calcext:value-type="float">
            <text:p>5194.5652173913</text:p>
          </table:table-cell>
          <table:table-cell table:style-name="ce2" table:formula="of:=1/[.E130]" office:value-type="float" office:value="2759.23787528868" calcext:value-type="float">
            <text:p>2759.23787528868</text:p>
          </table:table-cell>
          <table:table-cell table:style-name="ce2" table:formula="of:=1/[.F130]" office:value-type="float" office:value="2423.42799188641" calcext:value-type="float">
            <text:p>2423.42799188641</text:p>
          </table:table-cell>
          <table:table-cell table:style-name="ce2" table:formula="of:=1/[.G130]" office:value-type="string" office:string-value="" calcext:value-type="error">
            <text:p>#DIV/0!</text:p>
          </table:table-cell>
          <table:table-cell table:style-name="ce2" table:formula="of:=1/[.H130]" office:value-type="string" office:string-value="" calcext:value-type="error">
            <text:p>#DIV/0!</text:p>
          </table:table-cell>
          <table:table-cell table:style-name="ce2" table:formula="of:=1/[.I130]" office:value-type="string" office:string-value="" calcext:value-type="error">
            <text:p>#DIV/0!</text:p>
          </table:table-cell>
          <table:table-cell table:style-name="ce2" table:formula="of:=1/[.J130]" office:value-type="string" office:string-value="" calcext:value-type="error">
            <text:p>#DIV/0!</text:p>
          </table:table-cell>
          <table:table-cell table:style-name="ce2" table:formula="of:=1/[.K130]" office:value-type="string" office:string-value="" calcext:value-type="error">
            <text:p>#DIV/0!</text:p>
          </table:table-cell>
          <table:table-cell table:style-name="ce2" table:formula="of:=1/[.L130]" office:value-type="string" office:string-value="" calcext:value-type="error">
            <text:p>#DIV/0!</text:p>
          </table:table-cell>
          <table:table-cell table:style-name="ce2" table:formula="of:=1/[.M130]" office:value-type="string" office:string-value="" calcext:value-type="error">
            <text:p>#DIV/0!</text:p>
          </table:table-cell>
          <table:table-cell table:style-name="ce2" table:formula="of:=1/[.N130]" office:value-type="string" office:string-value="" calcext:value-type="error">
            <text:p>#DIV/0!</text:p>
          </table:table-cell>
          <table:table-cell table:style-name="ce2" table:formula="of:=1/[.O130]" office:value-type="string" office:string-value="" calcext:value-type="error">
            <text:p>#DIV/0!</text:p>
          </table:table-cell>
          <table:table-cell table:style-name="ce2" table:formula="of:=1/[.P130]" office:value-type="string" office:string-value="" calcext:value-type="error">
            <text:p>#DIV/0!</text:p>
          </table:table-cell>
          <table:table-cell table:style-name="ce2" table:formula="of:=1/[.Q130]" office:value-type="string" office:string-value="" calcext:value-type="error">
            <text:p>#DIV/0!</text:p>
          </table:table-cell>
          <table:table-cell table:style-name="ce2" table:formula="of:=1/[.R130]" office:value-type="string" office:string-value="" calcext:value-type="error">
            <text:p>#DIV/0!</text:p>
          </table:table-cell>
          <table:table-cell table:style-name="ce2" table:formula="of:=1/[.S130]" office:value-type="string" office:string-value="" calcext:value-type="error">
            <text:p>#DIV/0!</text:p>
          </table:table-cell>
          <table:table-cell table:style-name="ce2" table:formula="of:=1/[.T130]" office:value-type="string" office:string-value="" calcext:value-type="error">
            <text:p>#DIV/0!</text:p>
          </table:table-cell>
          <table:table-cell table:style-name="ce2" table:formula="of:=1/[.U130]" office:value-type="string" office:string-value="" calcext:value-type="error">
            <text:p>#DIV/0!</text:p>
          </table:table-cell>
          <table:table-cell table:style-name="ce2" table:formula="of:=1/[.V130]" office:value-type="string" office:string-value="" calcext:value-type="error">
            <text:p>#DIV/0!</text:p>
          </table:table-cell>
          <table:table-cell table:style-name="ce2" table:formula="of:=1/[.W130]" office:value-type="string" office:string-value="" calcext:value-type="error">
            <text:p>#DIV/0!</text:p>
          </table:table-cell>
          <table:table-cell table:style-name="ce2" table:formula="of:=1/[.X130]" office:value-type="string" office:string-value="" calcext:value-type="error">
            <text:p>#DIV/0!</text:p>
          </table:table-cell>
          <table:table-cell table:style-name="ce2" table:formula="of:=1/[.Y130]" office:value-type="string" office:string-value="" calcext:value-type="error">
            <text:p>#DIV/0!</text:p>
          </table:table-cell>
          <table:table-cell table:style-name="ce2" table:formula="of:=1/[.Z130]" office:value-type="string" office:string-value="" calcext:value-type="error">
            <text:p>#DIV/0!</text:p>
          </table:table-cell>
          <table:table-cell table:style-name="ce2" table:formula="of:=1/[.AA130]" office:value-type="string" office:string-value="" calcext:value-type="error">
            <text:p>#DIV/0!</text:p>
          </table:table-cell>
          <table:table-cell table:style-name="ce2" table:formula="of:=1/[.AB130]" office:value-type="string" office:string-value="" calcext:value-type="error">
            <text:p>#DIV/0!</text:p>
          </table:table-cell>
          <table:table-cell table:style-name="ce2" table:formula="of:=1/[.AC130]" office:value-type="string" office:string-value="" calcext:value-type="error">
            <text:p>#DIV/0!</text:p>
          </table:table-cell>
          <table:table-cell table:style-name="ce2" table:formula="of:=1/[.AD130]" office:value-type="string" office:string-value="" calcext:value-type="error">
            <text:p>#DIV/0!</text:p>
          </table:table-cell>
          <table:table-cell table:style-name="ce2" table:formula="of:=1/[.AE130]" office:value-type="string" office:string-value="" calcext:value-type="error">
            <text:p>#DIV/0!</text:p>
          </table:table-cell>
          <table:table-cell table:style-name="ce2" table:formula="of:=1/[.AF130]" office:value-type="string" office:string-value="" calcext:value-type="error">
            <text:p>#DIV/0!</text:p>
          </table:table-cell>
          <table:table-cell table:style-name="ce2" table:formula="of:=1/[.AG130]" office:value-type="string" office:string-value="" calcext:value-type="error">
            <text:p>#DIV/0!</text:p>
          </table:table-cell>
          <table:table-cell table:style-name="ce2" table:formula="of:=1/[.AH130]" office:value-type="string" office:string-value="" calcext:value-type="error">
            <text:p>#DIV/0!</text:p>
          </table:table-cell>
          <table:table-cell table:style-name="ce2" table:formula="of:=1/[.AI130]" office:value-type="string" office:string-value="" calcext:value-type="error">
            <text:p>#DIV/0!</text:p>
          </table:table-cell>
          <table:table-cell table:style-name="ce2" table:formula="of:=1/[.AJ130]" office:value-type="string" office:string-value="" calcext:value-type="error">
            <text:p>#DIV/0!</text:p>
          </table:table-cell>
          <table:table-cell table:style-name="ce2" table:formula="of:=1/[.AK130]" office:value-type="string" office:string-value="" calcext:value-type="error">
            <text:p>#DIV/0!</text:p>
          </table:table-cell>
          <table:table-cell table:style-name="ce2" table:formula="of:=1/[.AL130]" office:value-type="string" office:string-value="" calcext:value-type="error">
            <text:p>#DIV/0!</text:p>
          </table:table-cell>
          <table:table-cell table:style-name="ce2" table:formula="of:=1/[.AM130]" office:value-type="string" office:string-value="" calcext:value-type="error">
            <text:p>#DIV/0!</text:p>
          </table:table-cell>
          <table:table-cell table:style-name="ce2" table:formula="of:=1/[.AN130]" office:value-type="string" office:string-value="" calcext:value-type="error">
            <text:p>#DIV/0!</text:p>
          </table:table-cell>
          <table:table-cell table:style-name="ce2" table:formula="of:=1/[.AO130]" office:value-type="string" office:string-value="" calcext:value-type="error">
            <text:p>#DIV/0!</text:p>
          </table:table-cell>
          <table:table-cell table:style-name="ce2" table:formula="of:=1/[.AP130]" office:value-type="string" office:string-value="" calcext:value-type="error">
            <text:p>#DIV/0!</text:p>
          </table:table-cell>
          <table:table-cell table:style-name="ce2" table:formula="of:=1/[.AQ130]" office:value-type="string" office:string-value="" calcext:value-type="error">
            <text:p>#DIV/0!</text:p>
          </table:table-cell>
          <table:table-cell table:style-name="ce2" table:formula="of:=1/[.AR130]" office:value-type="string" office:string-value="" calcext:value-type="error">
            <text:p>#DIV/0!</text:p>
          </table:table-cell>
          <table:table-cell table:style-name="ce2" table:formula="of:=1/[.AS130]" office:value-type="string" office:string-value="" calcext:value-type="error">
            <text:p>#DIV/0!</text:p>
          </table:table-cell>
          <table:table-cell table:style-name="ce2" table:formula="of:=1/[.AT130]" office:value-type="string" office:string-value="" calcext:value-type="error">
            <text:p>#DIV/0!</text:p>
          </table:table-cell>
          <table:table-cell table:style-name="ce2" table:formula="of:=1/[.AU130]" office:value-type="string" office:string-value="" calcext:value-type="error">
            <text:p>#DIV/0!</text:p>
          </table:table-cell>
          <table:table-cell table:style-name="ce2" table:formula="of:=1/[.AV130]" office:value-type="string" office:string-value="" calcext:value-type="error">
            <text:p>#DIV/0!</text:p>
          </table:table-cell>
          <table:table-cell table:style-name="ce2" table:formula="of:=1/[.AW130]" office:value-type="string" office:string-value="" calcext:value-type="error">
            <text:p>#DIV/0!</text:p>
          </table:table-cell>
          <table:table-cell table:style-name="ce2" table:formula="of:=1/[.AX130]" office:value-type="string" office:string-value="" calcext:value-type="error">
            <text:p>#DIV/0!</text:p>
          </table:table-cell>
          <table:table-cell table:style-name="ce2" table:formula="of:=1/[.AY130]" office:value-type="string" office:string-value="" calcext:value-type="error">
            <text:p>#DIV/0!</text:p>
          </table:table-cell>
          <table:table-cell table:style-name="ce2" table:formula="of:=1/[.AZ130]" office:value-type="string" office:string-value="" calcext:value-type="error">
            <text:p>#DIV/0!</text:p>
          </table:table-cell>
          <table:table-cell table:style-name="ce2" table:formula="of:=1/[.BA130]" office:value-type="string" office:string-value="" calcext:value-type="error">
            <text:p>#DIV/0!</text:p>
          </table:table-cell>
          <table:table-cell table:style-name="ce2" table:formula="of:=1/[.BB130]" office:value-type="string" office:string-value="" calcext:value-type="error">
            <text:p>#DIV/0!</text:p>
          </table:table-cell>
          <table:table-cell table:style-name="ce2" table:formula="of:=1/[.BC130]" office:value-type="string" office:string-value="" calcext:value-type="error">
            <text:p>#DIV/0!</text:p>
          </table:table-cell>
          <table:table-cell table:style-name="ce2" table:formula="of:=1/[.BD130]" office:value-type="string" office:string-value="" calcext:value-type="error">
            <text:p>#DIV/0!</text:p>
          </table:table-cell>
          <table:table-cell table:style-name="ce2" table:formula="of:=1/[.BE130]" office:value-type="string" office:string-value="" calcext:value-type="error">
            <text:p>#DIV/0!</text:p>
          </table:table-cell>
          <table:table-cell table:style-name="ce2" table:formula="of:=1/[.BF130]" office:value-type="string" office:string-value="" calcext:value-type="error">
            <text:p>#DIV/0!</text:p>
          </table:table-cell>
          <table:table-cell table:style-name="ce2" table:formula="of:=1/[.BG130]" office:value-type="string" office:string-value="" calcext:value-type="error">
            <text:p>#DIV/0!</text:p>
          </table:table-cell>
          <table:table-cell table:style-name="ce2" table:formula="of:=1/[.BH130]" office:value-type="string" office:string-value="" calcext:value-type="error">
            <text:p>#DIV/0!</text:p>
          </table:table-cell>
          <table:table-cell table:style-name="ce2" table:formula="of:=1/[.BI130]" office:value-type="string" office:string-value="" calcext:value-type="error">
            <text:p>#DIV/0!</text:p>
          </table:table-cell>
          <table:table-cell table:style-name="ce2" table:formula="of:=1/[.BJ130]" office:value-type="string" office:string-value="" calcext:value-type="error">
            <text:p>#DIV/0!</text:p>
          </table:table-cell>
          <table:table-cell table:style-name="ce2" table:formula="of:=1/[.BK130]" office:value-type="string" office:string-value="" calcext:value-type="error">
            <text:p>#DIV/0!</text:p>
          </table:table-cell>
          <table:table-cell table:style-name="ce2" table:formula="of:=1/[.BL130]" office:value-type="string" office:string-value="" calcext:value-type="error">
            <text:p>#DIV/0!</text:p>
          </table:table-cell>
          <table:table-cell table:style-name="ce2" table:formula="of:=1/[.BM130]" office:value-type="string" office:string-value="" calcext:value-type="error">
            <text:p>#DIV/0!</text:p>
          </table:table-cell>
          <table:table-cell table:style-name="ce2" table:formula="of:=1/[.BN130]" office:value-type="string" office:string-value="" calcext:value-type="error">
            <text:p>#DIV/0!</text:p>
          </table:table-cell>
          <table:table-cell table:style-name="ce2" table:formula="of:=1/[.BO130]" office:value-type="string" office:string-value="" calcext:value-type="error">
            <text:p>#DIV/0!</text:p>
          </table:table-cell>
          <table:table-cell table:style-name="ce2" table:formula="of:=1/[.BP130]" office:value-type="string" office:string-value="" calcext:value-type="error">
            <text:p>#DIV/0!</text:p>
          </table:table-cell>
          <table:table-cell table:style-name="ce2" table:formula="of:=1/[.BQ130]" office:value-type="string" office:string-value="" calcext:value-type="error">
            <text:p>#DIV/0!</text:p>
          </table:table-cell>
          <table:table-cell table:style-name="ce2" table:formula="of:=1/[.BR130]" office:value-type="string" office:string-value="" calcext:value-type="error">
            <text:p>#DIV/0!</text:p>
          </table:table-cell>
          <table:table-cell table:style-name="ce2" table:formula="of:=1/[.BS130]" office:value-type="string" office:string-value="" calcext:value-type="error">
            <text:p>#DIV/0!</text:p>
          </table:table-cell>
          <table:table-cell table:style-name="ce2" table:formula="of:=1/[.BT130]" office:value-type="string" office:string-value="" calcext:value-type="error">
            <text:p>#DIV/0!</text:p>
          </table:table-cell>
          <table:table-cell table:style-name="ce2" table:formula="of:=1/[.BU130]" office:value-type="string" office:string-value="" calcext:value-type="error">
            <text:p>#DIV/0!</text:p>
          </table:table-cell>
          <table:table-cell table:style-name="ce2" table:formula="of:=1/[.BV130]" office:value-type="string" office:string-value="" calcext:value-type="error">
            <text:p>#DIV/0!</text:p>
          </table:table-cell>
          <table:table-cell table:style-name="ce2" table:formula="of:=1/[.BW130]" office:value-type="string" office:string-value="" calcext:value-type="error">
            <text:p>#DIV/0!</text:p>
          </table:table-cell>
          <table:table-cell table:style-name="ce2" table:formula="of:=1/[.BX130]" office:value-type="string" office:string-value="" calcext:value-type="error">
            <text:p>#DIV/0!</text:p>
          </table:table-cell>
          <table:table-cell table:style-name="ce2" table:formula="of:=1/[.BY130]" office:value-type="string" office:string-value="" calcext:value-type="error">
            <text:p>#DIV/0!</text:p>
          </table:table-cell>
          <table:table-cell table:style-name="ce2" table:formula="of:=1/[.BZ130]" office:value-type="string" office:string-value="" calcext:value-type="error">
            <text:p>#DIV/0!</text:p>
          </table:table-cell>
          <table:table-cell table:style-name="ce2" table:formula="of:=1/[.CA130]" office:value-type="string" office:string-value="" calcext:value-type="error">
            <text:p>#DIV/0!</text:p>
          </table:table-cell>
          <table:table-cell table:style-name="ce2" table:formula="of:=1/[.CB130]" office:value-type="string" office:string-value="" calcext:value-type="error">
            <text:p>#DIV/0!</text:p>
          </table:table-cell>
          <table:table-cell table:style-name="ce2" table:formula="of:=1/[.CC130]" office:value-type="string" office:string-value="" calcext:value-type="error">
            <text:p>#DIV/0!</text:p>
          </table:table-cell>
          <table:table-cell table:style-name="ce2" table:formula="of:=1/[.CD130]" office:value-type="string" office:string-value="" calcext:value-type="error">
            <text:p>#DIV/0!</text:p>
          </table:table-cell>
          <table:table-cell table:style-name="ce2" table:formula="of:=1/[.CE130]" office:value-type="string" office:string-value="" calcext:value-type="error">
            <text:p>#DIV/0!</text:p>
          </table:table-cell>
          <table:table-cell table:style-name="ce2" table:formula="of:=1/[.CF130]" office:value-type="string" office:string-value="" calcext:value-type="error">
            <text:p>#DIV/0!</text:p>
          </table:table-cell>
          <table:table-cell table:style-name="ce2" table:formula="of:=1/[.CG130]" office:value-type="string" office:string-value="" calcext:value-type="error">
            <text:p>#DIV/0!</text:p>
          </table:table-cell>
          <table:table-cell table:style-name="ce2" table:formula="of:=1/[.CH130]" office:value-type="string" office:string-value="" calcext:value-type="error">
            <text:p>#DIV/0!</text:p>
          </table:table-cell>
          <table:table-cell table:style-name="ce2" table:formula="of:=1/[.CI130]" office:value-type="string" office:string-value="" calcext:value-type="error">
            <text:p>#DIV/0!</text:p>
          </table:table-cell>
          <table:table-cell table:style-name="ce2" table:formula="of:=1/[.CJ130]" office:value-type="string" office:string-value="" calcext:value-type="error">
            <text:p>#DIV/0!</text:p>
          </table:table-cell>
          <table:table-cell table:style-name="ce2" table:formula="of:=1/[.CK130]" office:value-type="string" office:string-value="" calcext:value-type="error">
            <text:p>#DIV/0!</text:p>
          </table:table-cell>
          <table:table-cell table:style-name="ce2" table:formula="of:=1/[.CL130]" office:value-type="string" office:string-value="" calcext:value-type="error">
            <text:p>#DIV/0!</text:p>
          </table:table-cell>
          <table:table-cell table:style-name="ce2" table:formula="of:=1/[.CM130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 number:title="User-defined">
      <number:number number:decimal-places="4" loext:min-decimal-places="4" number:min-integer-digits="1"/>
    </number:number-style>
    <number:number-style style:name="N123" number:title="User-defined">
      <number:number number:decimal-places="10" loext:min-decimal-places="10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22:33:25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0:56:00.311000000</meta:creation-date>
    <dc:date>2019-04-01T23:31:32.406000000</dc:date>
    <meta:editing-duration>PT4H34M47S</meta:editing-duration>
    <meta:editing-cycles>9</meta:editing-cycles>
    <meta:generator>LibreOffice/6.2.1.2$Windows_x86 LibreOffice_project/7bcb35dc3024a62dea0caee87020152d1ee96e71</meta:generator>
    <meta:document-statistic meta:table-count="1" meta:cell-count="9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5" chart:maximum="65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Arial" style:font-style-name="Regular" fo:font-size="15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maximum="3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Regular" fo:font-size="15pt" style:font-size-asian="9pt" style:font-size-complex="9pt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0" loext:regression-extrapolate-backward="3" loext:regression-force-intercept="false" loext:regression-intercept-value="0" chart:regression-type="linear"/>
      <style:graphic-properties svg:stroke-color="#004586"/>
    </style:style>
    <style:style style:name="ch10" style:family="chart" style:data-style-name="N121">
      <style:text-properties fo:font-size="15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179cm" svg:height="18.038cm" xlink:href=".." xlink:type="simple" chart:class="chart:scatter" chart:column-mapping="0" chart:style-name="ch1">
        <chart:plot-area chart:style-name="ch2" table:cell-range-address="Sheet1.A29:Sheet1.B36" chart:data-source-has-labels="both" svg:x="1.934cm" svg:y="0.36cm" svg:width="26.662cm" svg:height="15.997cm">
          <chartooo:coordinate-region svg:x="3.032cm" svg:y="0.56cm" svg:width="25.378cm" svg:height="15.15cm"/>
          <chart:axis chart:dimension="x" chart:name="primary-x" chart:style-name="ch3" chartooo:axis-type="auto">
            <chart:title svg:x="13.119cm" svg:y="16.717cm" chart:style-name="ch4">
              <text:p>Temperatura [°C]</text:p>
            </chart:title>
            <chart:categories table:cell-range-address="Sheet1.A30:Sheet1.A36"/>
            <chart:grid chart:style-name="ch5" chart:class="major"/>
          </chart:axis>
          <chart:axis chart:dimension="y" chart:name="primary-y" chart:style-name="ch6">
            <chart:title svg:x="0.451cm" svg:y="11.337cm" chart:style-name="ch7">
              <text:p>Siła termoelektryczna [ε]</text:p>
            </chart:title>
            <chart:grid chart:style-name="ch5" chart:class="major"/>
          </chart:axis>
          <chart:series chart:style-name="ch8" chart:values-cell-range-address="Sheet1.B30:Sheet1.B36" chart:label-cell-address="Sheet1.B29:Sheet1.B29" chart:class="chart:scatter">
            <chart:domain table:cell-range-address="Sheet1.A30:Sheet1.A36"/>
            <chart:regression-curve chart:style-name="ch9">
              <chart:equation chart:display-equation="true" chart:display-r-square="false" svg:x="22.472cm" svg:y="14.173cm" chart:style-name="ch10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psilon [mV]</text:p>
                <draw:g>
                  <svg:desc>Sheet1.B29:Sheet1.B29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30:Sheet1.A36</svg:desc>
                </draw:g>
              </table:table-cell>
              <table:table-cell office:value-type="float" office:value="20">
                <text:p>20</text:p>
                <draw:g>
                  <svg:desc>Sheet1.A30:Sheet1.A36</svg:desc>
                </draw:g>
              </table:table-cell>
              <table:table-cell office:value-type="float" office:value="0.787">
                <text:p>0.787</text:p>
                <draw:g>
                  <svg:desc>Sheet1.B30:Sheet1.B3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821">
                <text:p>1.8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035">
                <text:p>2.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pline-resolution="1" chart:series-source="rows" chart:right-angled-axes="true"/>
    </style:style>
    <style:style style:name="ch3" style:family="chart" style:data-style-name="N2">
      <style:chart-properties chart:display-label="true" chart:logarithmic="false" chart:origin="0" chart:interval-major="2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Arial" style:font-style-name="Regular" fo:font-size="15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Regular" fo:font-size="15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4" loext:regression-period="2" loext:regression-extrapolate-forward="5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22">
      <style:text-properties fo:font-size="15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33cm" svg:height="18.176cm" xlink:href=".." xlink:type="simple" chart:class="chart:scatter" chart:style-name="ch1">
        <chart:plot-area chart:style-name="ch2" table:cell-range-address="Sheet1.B7:Sheet1.K7 Sheet1.A9:Sheet1.K9" chart:data-source-has-labels="column" svg:x="1.935cm" svg:y="0.363cm" svg:width="26.714cm" svg:height="16.129cm">
          <chartooo:coordinate-region svg:x="2.847cm" svg:y="0.562cm" svg:width="25.377cm" svg:height="15.283cm"/>
          <chart:axis chart:dimension="x" chart:name="primary-x" chart:style-name="ch3">
            <chart:title svg:x="13.146cm" svg:y="16.855cm" chart:style-name="ch4">
              <text:p>Temperatura [°C]</text:p>
            </chart:title>
            <chart:grid chart:style-name="ch5" chart:class="major"/>
          </chart:axis>
          <chart:axis chart:dimension="y" chart:name="primary-y" chart:style-name="ch6">
            <chart:title svg:x="0.451cm" svg:y="11.472cm" chart:style-name="ch7">
              <text:p>polaryzacja spontaniczna</text:p>
            </chart:title>
            <chart:grid chart:style-name="ch5" chart:class="major"/>
          </chart:axis>
          <chart:series chart:style-name="ch8" chart:values-cell-range-address="Sheet1.B9:Sheet1.K9" chart:label-cell-address="Sheet1.A9:Sheet1.A9" chart:class="chart:scatter">
            <chart:domain table:cell-range-address="Sheet1.B7:Sheet1.K7"/>
            <chart:regression-curve chart:style-name="ch9">
              <chart:equation chart:display-equation="true" chart:display-r-square="false" svg:x="12.462cm" svg:y="0.825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9.047619047619">
                <text:p>19.047619047619</text:p>
                <draw:g>
                  <svg:desc>Sheet1.B7:Sheet1.K7</svg:desc>
                </draw:g>
              </table:table-cell>
              <table:table-cell office:value-type="float" office:value="22.6190476190476">
                <text:p>22.6190476190476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39.1428571428571">
                <text:p>39.1428571428571</text:p>
              </table:table-cell>
              <table:table-cell office:value-type="float" office:value="41.0238095238095">
                <text:p>41.023809523809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5.5714285714286">
                <text:p>45.5714285714286</text:p>
              </table:table-cell>
              <table:table-cell office:value-type="float" office:value="46.8333333333333">
                <text:p>46.8333333333333</text:p>
              </table:table-cell>
              <table:table-cell office:value-type="float" office:value="47.1666666666667">
                <text:p>47.1666666666667</text:p>
              </table:table-cell>
            </table:table-row>
            <table:table-row>
              <table:table-cell office:value-type="string">
                <text:p>PS</text:p>
                <draw:g>
                  <svg:desc>Sheet1.A9:Sheet1.A9</svg:desc>
                </draw:g>
              </table:table-cell>
              <table:table-cell office:value-type="float" office:value="0.463425925925926">
                <text:p>0.463425925925926</text:p>
                <draw:g>
                  <svg:desc>Sheet1.B9:Sheet1.K9</svg:desc>
                </draw:g>
              </table:table-cell>
              <table:table-cell office:value-type="float" office:value="0.448148148148148">
                <text:p>0.448148148148148</text:p>
              </table:table-cell>
              <table:table-cell office:value-type="float" office:value="0.414537037037037">
                <text:p>0.414537037037037</text:p>
              </table:table-cell>
              <table:table-cell office:value-type="float" office:value="0.381944444444444">
                <text:p>0.381944444444444</text:p>
              </table:table-cell>
              <table:table-cell office:value-type="float" office:value="0.297407407407407">
                <text:p>0.297407407407407</text:p>
              </table:table-cell>
              <table:table-cell office:value-type="float" office:value="0.263796296296296">
                <text:p>0.263796296296296</text:p>
              </table:table-cell>
              <table:table-cell office:value-type="float" office:value="0.228148148148148">
                <text:p>0.228148148148148</text:p>
              </table:table-cell>
              <table:table-cell office:value-type="float" office:value="0.15787037037037">
                <text:p>0.15787037037037</text:p>
              </table:table-cell>
              <table:table-cell office:value-type="float" office:value="0.0643703703703704">
                <text:p>0.0643703703703704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origin="0" chart:interval-major="2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Regular"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Arial" style:font-style-name="Regular" fo:font-size="15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199cm" svg:height="17.562cm" xlink:href=".." xlink:type="simple" chart:class="chart:scatter" chart:style-name="ch1">
        <chart:legend svg:x="3.144cm" svg:y="0.549cm" style:legend-expansion="custom" chartooo:width="7.102cm" chartooo:height="1.861cm" style:legend-expansion-aspect-ratio="3.81622783449758" chart:style-name="ch2"/>
        <chart:plot-area chart:style-name="ch3" table:cell-range-address="Sheet1.B75:Sheet1.CM76 Sheet1.A75:Sheet1.A75" chart:data-source-has-labels="both" svg:x="1.789cm" svg:y="0.35cm" svg:width="29.218cm" svg:height="15.537cm">
          <chartooo:coordinate-region svg:x="2.781cm" svg:y="0.549cm" svg:width="27.802cm" svg:height="14.691cm"/>
          <chart:axis chart:dimension="x" chart:name="primary-x" chart:style-name="ch4" chartooo:axis-type="auto">
            <chart:title svg:x="14.781cm" svg:y="16.238cm" chart:style-name="ch5">
              <text:p>Temperatura</text:p>
            </chart:title>
            <chart:categories table:cell-range-address="Sheet1.B76:Sheet1.CM76"/>
            <chart:grid chart:style-name="ch6" chart:class="major"/>
          </chart:axis>
          <chart:axis chart:dimension="y" chart:name="primary-y" chart:style-name="ch7">
            <chart:title svg:x="0.266cm" svg:y="9.51cm" chart:style-name="ch8">
              <text:p>Pojemność</text:p>
            </chart:title>
            <chart:grid chart:style-name="ch6" chart:class="major"/>
          </chart:axis>
          <chart:series chart:style-name="ch9" chart:values-cell-range-address="Sheet1.B75:Sheet1.CM75" chart:label-cell-address="Sheet1.A75:Sheet1.A75" chart:class="chart:scatter">
            <chart:domain table:cell-range-address="Sheet1.B76:Sheet1.CM76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0"/>
          </table:table-columns>
          <table:table-header-rows>
            <table:table-row>
              <table:table-cell>
                <text:p/>
              </table:table-cell>
              <table:table-cell office:value-type="float" office:value="30.2619047619048">
                <text:p>30.2619047619048</text:p>
                <draw:g>
                  <svg:desc>Sheet1.B76:Sheet1.CM76</svg:desc>
                </draw:g>
              </table:table-cell>
              <table:table-cell office:value-type="float" office:value="30.952380952381">
                <text:p>30.952380952381</text:p>
              </table:table-cell>
              <table:table-cell office:value-type="float" office:value="31.8809523809524">
                <text:p>31.8809523809524</text:p>
              </table:table-cell>
              <table:table-cell office:value-type="float" office:value="33.3571428571429">
                <text:p>33.3571428571429</text:p>
              </table:table-cell>
              <table:table-cell office:value-type="float" office:value="34.9285714285714">
                <text:p>34.9285714285714</text:p>
              </table:table-cell>
              <table:table-cell office:value-type="float" office:value="36.547619047619">
                <text:p>36.547619047619</text:p>
              </table:table-cell>
              <table:table-cell office:value-type="float" office:value="38.1190476190476">
                <text:p>38.1190476190476</text:p>
              </table:table-cell>
              <table:table-cell office:value-type="float" office:value="39.047619047619">
                <text:p>39.047619047619</text:p>
              </table:table-cell>
              <table:table-cell office:value-type="float" office:value="40.2142857142857">
                <text:p>40.214285714285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2.7857142857143">
                <text:p>42.7857142857143</text:p>
              </table:table-cell>
              <table:table-cell office:value-type="float" office:value="43.6904761904762">
                <text:p>43.6904761904762</text:p>
              </table:table-cell>
              <table:table-cell office:value-type="float" office:value="44.0952380952381">
                <text:p>44.0952380952381</text:p>
              </table:table-cell>
              <table:table-cell office:value-type="float" office:value="44.5476190476191">
                <text:p>44.5476190476191</text:p>
              </table:table-cell>
              <table:table-cell office:value-type="float" office:value="44.6904761904762">
                <text:p>44.6904761904762</text:p>
              </table:table-cell>
              <table:table-cell office:value-type="float" office:value="44.9285714285714">
                <text:p>44.9285714285714</text:p>
              </table:table-cell>
              <table:table-cell office:value-type="float" office:value="45.1190476190476">
                <text:p>45.1190476190476</text:p>
              </table:table-cell>
              <table:table-cell office:value-type="float" office:value="45.2857142857143">
                <text:p>45.2857142857143</text:p>
              </table:table-cell>
              <table:table-cell office:value-type="float" office:value="45.3809523809524">
                <text:p>45.3809523809524</text:p>
              </table:table-cell>
              <table:table-cell office:value-type="float" office:value="45.5238095238095">
                <text:p>45.5238095238095</text:p>
              </table:table-cell>
              <table:table-cell office:value-type="float" office:value="45.6904761904762">
                <text:p>45.6904761904762</text:p>
              </table:table-cell>
              <table:table-cell office:value-type="float" office:value="45.8809523809524">
                <text:p>45.8809523809524</text:p>
              </table:table-cell>
              <table:table-cell office:value-type="float" office:value="46.1190476190476">
                <text:p>46.1190476190476</text:p>
              </table:table-cell>
              <table:table-cell office:value-type="float" office:value="46.2380952380952">
                <text:p>46.2380952380952</text:p>
              </table:table-cell>
              <table:table-cell office:value-type="float" office:value="46.3571428571429">
                <text:p>46.3571428571429</text:p>
              </table:table-cell>
              <table:table-cell office:value-type="float" office:value="46.547619047619">
                <text:p>46.547619047619</text:p>
              </table:table-cell>
              <table:table-cell office:value-type="float" office:value="46.6190476190476">
                <text:p>46.6190476190476</text:p>
              </table:table-cell>
              <table:table-cell office:value-type="float" office:value="46.8095238095238">
                <text:p>46.8095238095238</text:p>
              </table:table-cell>
              <table:table-cell office:value-type="float" office:value="46.952380952381">
                <text:p>46.952380952381</text:p>
              </table:table-cell>
              <table:table-cell office:value-type="float" office:value="47">
                <text:p>47</text:p>
              </table:table-cell>
              <table:table-cell office:value-type="float" office:value="47.1666666666667">
                <text:p>47.1666666666667</text:p>
              </table:table-cell>
              <table:table-cell office:value-type="float" office:value="47.3095238095238">
                <text:p>47.3095238095238</text:p>
              </table:table-cell>
              <table:table-cell office:value-type="float" office:value="47.4285714285714">
                <text:p>47.4285714285714</text:p>
              </table:table-cell>
              <table:table-cell office:value-type="float" office:value="47.5238095238095">
                <text:p>47.5238095238095</text:p>
              </table:table-cell>
              <table:table-cell office:value-type="float" office:value="47.6428571428571">
                <text:p>47.6428571428571</text:p>
              </table:table-cell>
              <table:table-cell office:value-type="float" office:value="47.6904761904762">
                <text:p>47.6904761904762</text:p>
              </table:table-cell>
              <table:table-cell office:value-type="float" office:value="47.7619047619048">
                <text:p>47.7619047619048</text:p>
              </table:table-cell>
              <table:table-cell office:value-type="float" office:value="47.7857142857143">
                <text:p>47.7857142857143</text:p>
              </table:table-cell>
              <table:table-cell office:value-type="float" office:value="47.8571428571429">
                <text:p>47.8571428571429</text:p>
              </table:table-cell>
              <table:table-cell office:value-type="float" office:value="47.8809523809524">
                <text:p>47.8809523809524</text:p>
              </table:table-cell>
              <table:table-cell office:value-type="float" office:value="47.9285714285714">
                <text:p>47.9285714285714</text:p>
              </table:table-cell>
              <table:table-cell office:value-type="float" office:value="47.9523809523809">
                <text:p>47.9523809523809</text:p>
              </table:table-cell>
              <table:table-cell office:value-type="float" office:value="47.9761904761905">
                <text:p>47.9761904761905</text:p>
              </table:table-cell>
              <table:table-cell office:value-type="float" office:value="48">
                <text:p>48</text:p>
              </table:table-cell>
              <table:table-cell office:value-type="float" office:value="48.047619047619">
                <text:p>48.047619047619</text:p>
              </table:table-cell>
              <table:table-cell office:value-type="float" office:value="48.0714285714286">
                <text:p>48.0714285714286</text:p>
              </table:table-cell>
              <table:table-cell office:value-type="float" office:value="48.0714285714286">
                <text:p>48.0714285714286</text:p>
              </table:table-cell>
              <table:table-cell office:value-type="float" office:value="48.1190476190476">
                <text:p>48.1190476190476</text:p>
              </table:table-cell>
              <table:table-cell office:value-type="float" office:value="48.1428571428571">
                <text:p>48.1428571428571</text:p>
              </table:table-cell>
              <table:table-cell office:value-type="float" office:value="48.1666666666667">
                <text:p>48.1666666666667</text:p>
              </table:table-cell>
              <table:table-cell office:value-type="float" office:value="48.1904761904762">
                <text:p>48.1904761904762</text:p>
              </table:table-cell>
              <table:table-cell office:value-type="float" office:value="48.2142857142857">
                <text:p>48.2142857142857</text:p>
              </table:table-cell>
              <table:table-cell office:value-type="float" office:value="48.2142857142857">
                <text:p>48.2142857142857</text:p>
              </table:table-cell>
              <table:table-cell office:value-type="float" office:value="48.2619047619048">
                <text:p>48.2619047619048</text:p>
              </table:table-cell>
              <table:table-cell office:value-type="float" office:value="48.3095238095238">
                <text:p>48.3095238095238</text:p>
              </table:table-cell>
              <table:table-cell office:value-type="float" office:value="48.3571428571428">
                <text:p>48.3571428571428</text:p>
              </table:table-cell>
              <table:table-cell office:value-type="float" office:value="48.3809523809524">
                <text:p>48.3809523809524</text:p>
              </table:table-cell>
              <table:table-cell office:value-type="float" office:value="48.3809523809524">
                <text:p>48.3809523809524</text:p>
              </table:table-cell>
              <table:table-cell office:value-type="float" office:value="48.4047619047619">
                <text:p>48.4047619047619</text:p>
              </table:table-cell>
              <table:table-cell office:value-type="float" office:value="48.4285714285714">
                <text:p>48.4285714285714</text:p>
              </table:table-cell>
              <table:table-cell office:value-type="float" office:value="48.4285714285714">
                <text:p>48.4285714285714</text:p>
              </table:table-cell>
              <table:table-cell office:value-type="float" office:value="48.4523809523809">
                <text:p>48.4523809523809</text:p>
              </table:table-cell>
              <table:table-cell office:value-type="float" office:value="48.4523809523809">
                <text:p>48.4523809523809</text:p>
              </table:table-cell>
              <table:table-cell office:value-type="float" office:value="48.4761904761905">
                <text:p>48.4761904761905</text:p>
              </table:table-cell>
              <table:table-cell office:value-type="float" office:value="48.5">
                <text:p>48.5</text:p>
              </table:table-cell>
              <table:table-cell office:value-type="float" office:value="48.5238095238095">
                <text:p>48.5238095238095</text:p>
              </table:table-cell>
              <table:table-cell office:value-type="float" office:value="48.547619047619">
                <text:p>48.547619047619</text:p>
              </table:table-cell>
              <table:table-cell office:value-type="float" office:value="48.5714285714286">
                <text:p>48.5714285714286</text:p>
              </table:table-cell>
              <table:table-cell office:value-type="float" office:value="48.5714285714286">
                <text:p>48.5714285714286</text:p>
              </table:table-cell>
              <table:table-cell office:value-type="float" office:value="48.6190476190476">
                <text:p>48.6190476190476</text:p>
              </table:table-cell>
              <table:table-cell office:value-type="float" office:value="48.6428571428571">
                <text:p>48.6428571428571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48.6904761904762">
                <text:p>48.6904761904762</text:p>
              </table:table-cell>
              <table:table-cell office:value-type="float" office:value="48.7380952380952">
                <text:p>48.7380952380952</text:p>
              </table:table-cell>
              <table:table-cell office:value-type="float" office:value="48.7857142857143">
                <text:p>48.7857142857143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48.8809523809524">
                <text:p>48.8809523809524</text:p>
              </table:table-cell>
              <table:table-cell office:value-type="float" office:value="48.9523809523809">
                <text:p>48.9523809523809</text:p>
              </table:table-cell>
              <table:table-cell office:value-type="float" office:value="49">
                <text:p>49</text:p>
              </table:table-cell>
              <table:table-cell office:value-type="float" office:value="49.0714285714286">
                <text:p>49.0714285714286</text:p>
              </table:table-cell>
              <table:table-cell office:value-type="float" office:value="49.1428571428571">
                <text:p>49.1428571428571</text:p>
              </table:table-cell>
              <table:table-cell office:value-type="float" office:value="49.2857142857143">
                <text:p>49.2857142857143</text:p>
              </table:table-cell>
              <table:table-cell office:value-type="float" office:value="49.4523809523809">
                <text:p>49.4523809523809</text:p>
              </table:table-cell>
              <table:table-cell office:value-type="float" office:value="49.6428571428571">
                <text:p>49.6428571428571</text:p>
              </table:table-cell>
              <table:table-cell office:value-type="float" office:value="49.9285714285714">
                <text:p>49.9285714285714</text:p>
              </table:table-cell>
              <table:table-cell office:value-type="float" office:value="50.7142857142857">
                <text:p>50.7142857142857</text:p>
              </table:table-cell>
              <table:table-cell office:value-type="float" office:value="51.6190476190476">
                <text:p>51.6190476190476</text:p>
              </table:table-cell>
              <table:table-cell office:value-type="float" office:value="52.8333333333333">
                <text:p>52.8333333333333</text:p>
              </table:table-cell>
              <table:table-cell office:value-type="float" office:value="54.5714285714286">
                <text:p>54.5714285714286</text:p>
              </table:table-cell>
              <table:table-cell office:value-type="float" office:value="56.8095238095238">
                <text:p>56.8095238095238</text:p>
              </table:table-cell>
            </table:table-row>
          </table:table-header-rows>
          <table:table-rows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30.2619047619048">
                <text:p>30.2619047619048</text:p>
                <draw:g>
                  <svg:desc>Sheet1.B76:Sheet1.CM76</svg:desc>
                </draw:g>
              </table:table-cell>
              <table:table-cell office:value-type="float" office:value="30.952380952381">
                <text:p>30.952380952381</text:p>
              </table:table-cell>
              <table:table-cell office:value-type="float" office:value="31.8809523809524">
                <text:p>31.8809523809524</text:p>
              </table:table-cell>
              <table:table-cell office:value-type="float" office:value="33.3571428571429">
                <text:p>33.3571428571429</text:p>
              </table:table-cell>
              <table:table-cell office:value-type="float" office:value="34.9285714285714">
                <text:p>34.9285714285714</text:p>
              </table:table-cell>
              <table:table-cell office:value-type="float" office:value="36.547619047619">
                <text:p>36.547619047619</text:p>
              </table:table-cell>
              <table:table-cell office:value-type="float" office:value="38.1190476190476">
                <text:p>38.1190476190476</text:p>
              </table:table-cell>
              <table:table-cell office:value-type="float" office:value="39.047619047619">
                <text:p>39.047619047619</text:p>
              </table:table-cell>
              <table:table-cell office:value-type="float" office:value="40.2142857142857">
                <text:p>40.214285714285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2.7857142857143">
                <text:p>42.7857142857143</text:p>
              </table:table-cell>
              <table:table-cell office:value-type="float" office:value="43.6904761904762">
                <text:p>43.6904761904762</text:p>
              </table:table-cell>
              <table:table-cell office:value-type="float" office:value="44.0952380952381">
                <text:p>44.0952380952381</text:p>
              </table:table-cell>
              <table:table-cell office:value-type="float" office:value="44.5476190476191">
                <text:p>44.5476190476191</text:p>
              </table:table-cell>
              <table:table-cell office:value-type="float" office:value="44.6904761904762">
                <text:p>44.6904761904762</text:p>
              </table:table-cell>
              <table:table-cell office:value-type="float" office:value="44.9285714285714">
                <text:p>44.9285714285714</text:p>
              </table:table-cell>
              <table:table-cell office:value-type="float" office:value="45.1190476190476">
                <text:p>45.1190476190476</text:p>
              </table:table-cell>
              <table:table-cell office:value-type="float" office:value="45.2857142857143">
                <text:p>45.2857142857143</text:p>
              </table:table-cell>
              <table:table-cell office:value-type="float" office:value="45.3809523809524">
                <text:p>45.3809523809524</text:p>
              </table:table-cell>
              <table:table-cell office:value-type="float" office:value="45.5238095238095">
                <text:p>45.5238095238095</text:p>
              </table:table-cell>
              <table:table-cell office:value-type="float" office:value="45.6904761904762">
                <text:p>45.6904761904762</text:p>
              </table:table-cell>
              <table:table-cell office:value-type="float" office:value="45.8809523809524">
                <text:p>45.8809523809524</text:p>
              </table:table-cell>
              <table:table-cell office:value-type="float" office:value="46.1190476190476">
                <text:p>46.1190476190476</text:p>
              </table:table-cell>
              <table:table-cell office:value-type="float" office:value="46.2380952380952">
                <text:p>46.2380952380952</text:p>
              </table:table-cell>
              <table:table-cell office:value-type="float" office:value="46.3571428571429">
                <text:p>46.3571428571429</text:p>
              </table:table-cell>
              <table:table-cell office:value-type="float" office:value="46.547619047619">
                <text:p>46.547619047619</text:p>
              </table:table-cell>
              <table:table-cell office:value-type="float" office:value="46.6190476190476">
                <text:p>46.6190476190476</text:p>
              </table:table-cell>
              <table:table-cell office:value-type="float" office:value="46.8095238095238">
                <text:p>46.8095238095238</text:p>
              </table:table-cell>
              <table:table-cell office:value-type="float" office:value="46.952380952381">
                <text:p>46.952380952381</text:p>
              </table:table-cell>
              <table:table-cell office:value-type="float" office:value="47">
                <text:p>47</text:p>
              </table:table-cell>
              <table:table-cell office:value-type="float" office:value="47.1666666666667">
                <text:p>47.1666666666667</text:p>
              </table:table-cell>
              <table:table-cell office:value-type="float" office:value="47.3095238095238">
                <text:p>47.3095238095238</text:p>
              </table:table-cell>
              <table:table-cell office:value-type="float" office:value="47.4285714285714">
                <text:p>47.4285714285714</text:p>
              </table:table-cell>
              <table:table-cell office:value-type="float" office:value="47.5238095238095">
                <text:p>47.5238095238095</text:p>
              </table:table-cell>
              <table:table-cell office:value-type="float" office:value="47.6428571428571">
                <text:p>47.6428571428571</text:p>
              </table:table-cell>
              <table:table-cell office:value-type="float" office:value="47.6904761904762">
                <text:p>47.6904761904762</text:p>
              </table:table-cell>
              <table:table-cell office:value-type="float" office:value="47.7619047619048">
                <text:p>47.7619047619048</text:p>
              </table:table-cell>
              <table:table-cell office:value-type="float" office:value="47.7857142857143">
                <text:p>47.7857142857143</text:p>
              </table:table-cell>
              <table:table-cell office:value-type="float" office:value="47.8571428571429">
                <text:p>47.8571428571429</text:p>
              </table:table-cell>
              <table:table-cell office:value-type="float" office:value="47.8809523809524">
                <text:p>47.8809523809524</text:p>
              </table:table-cell>
              <table:table-cell office:value-type="float" office:value="47.9285714285714">
                <text:p>47.9285714285714</text:p>
              </table:table-cell>
              <table:table-cell office:value-type="float" office:value="47.9523809523809">
                <text:p>47.9523809523809</text:p>
              </table:table-cell>
              <table:table-cell office:value-type="float" office:value="47.9761904761905">
                <text:p>47.9761904761905</text:p>
              </table:table-cell>
              <table:table-cell office:value-type="float" office:value="48">
                <text:p>48</text:p>
              </table:table-cell>
              <table:table-cell office:value-type="float" office:value="48.047619047619">
                <text:p>48.047619047619</text:p>
              </table:table-cell>
              <table:table-cell office:value-type="float" office:value="48.0714285714286">
                <text:p>48.0714285714286</text:p>
              </table:table-cell>
              <table:table-cell office:value-type="float" office:value="48.0714285714286">
                <text:p>48.0714285714286</text:p>
              </table:table-cell>
              <table:table-cell office:value-type="float" office:value="48.1190476190476">
                <text:p>48.1190476190476</text:p>
              </table:table-cell>
              <table:table-cell office:value-type="float" office:value="48.1428571428571">
                <text:p>48.1428571428571</text:p>
              </table:table-cell>
              <table:table-cell office:value-type="float" office:value="48.1666666666667">
                <text:p>48.1666666666667</text:p>
              </table:table-cell>
              <table:table-cell office:value-type="float" office:value="48.1904761904762">
                <text:p>48.1904761904762</text:p>
              </table:table-cell>
              <table:table-cell office:value-type="float" office:value="48.2142857142857">
                <text:p>48.2142857142857</text:p>
              </table:table-cell>
              <table:table-cell office:value-type="float" office:value="48.2142857142857">
                <text:p>48.2142857142857</text:p>
              </table:table-cell>
              <table:table-cell office:value-type="float" office:value="48.2619047619048">
                <text:p>48.2619047619048</text:p>
              </table:table-cell>
              <table:table-cell office:value-type="float" office:value="48.3095238095238">
                <text:p>48.3095238095238</text:p>
              </table:table-cell>
              <table:table-cell office:value-type="float" office:value="48.3571428571428">
                <text:p>48.3571428571428</text:p>
              </table:table-cell>
              <table:table-cell office:value-type="float" office:value="48.3809523809524">
                <text:p>48.3809523809524</text:p>
              </table:table-cell>
              <table:table-cell office:value-type="float" office:value="48.3809523809524">
                <text:p>48.3809523809524</text:p>
              </table:table-cell>
              <table:table-cell office:value-type="float" office:value="48.4047619047619">
                <text:p>48.4047619047619</text:p>
              </table:table-cell>
              <table:table-cell office:value-type="float" office:value="48.4285714285714">
                <text:p>48.4285714285714</text:p>
              </table:table-cell>
              <table:table-cell office:value-type="float" office:value="48.4285714285714">
                <text:p>48.4285714285714</text:p>
              </table:table-cell>
              <table:table-cell office:value-type="float" office:value="48.4523809523809">
                <text:p>48.4523809523809</text:p>
              </table:table-cell>
              <table:table-cell office:value-type="float" office:value="48.4523809523809">
                <text:p>48.4523809523809</text:p>
              </table:table-cell>
              <table:table-cell office:value-type="float" office:value="48.4761904761905">
                <text:p>48.4761904761905</text:p>
              </table:table-cell>
              <table:table-cell office:value-type="float" office:value="48.5">
                <text:p>48.5</text:p>
              </table:table-cell>
              <table:table-cell office:value-type="float" office:value="48.5238095238095">
                <text:p>48.5238095238095</text:p>
              </table:table-cell>
              <table:table-cell office:value-type="float" office:value="48.547619047619">
                <text:p>48.547619047619</text:p>
              </table:table-cell>
              <table:table-cell office:value-type="float" office:value="48.5714285714286">
                <text:p>48.5714285714286</text:p>
              </table:table-cell>
              <table:table-cell office:value-type="float" office:value="48.5714285714286">
                <text:p>48.5714285714286</text:p>
              </table:table-cell>
              <table:table-cell office:value-type="float" office:value="48.6190476190476">
                <text:p>48.6190476190476</text:p>
              </table:table-cell>
              <table:table-cell office:value-type="float" office:value="48.6428571428571">
                <text:p>48.6428571428571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48.6904761904762">
                <text:p>48.6904761904762</text:p>
              </table:table-cell>
              <table:table-cell office:value-type="float" office:value="48.7380952380952">
                <text:p>48.7380952380952</text:p>
              </table:table-cell>
              <table:table-cell office:value-type="float" office:value="48.7857142857143">
                <text:p>48.7857142857143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48.8809523809524">
                <text:p>48.8809523809524</text:p>
              </table:table-cell>
              <table:table-cell office:value-type="float" office:value="48.9523809523809">
                <text:p>48.9523809523809</text:p>
              </table:table-cell>
              <table:table-cell office:value-type="float" office:value="49">
                <text:p>49</text:p>
              </table:table-cell>
              <table:table-cell office:value-type="float" office:value="49.0714285714286">
                <text:p>49.0714285714286</text:p>
              </table:table-cell>
              <table:table-cell office:value-type="float" office:value="49.1428571428571">
                <text:p>49.1428571428571</text:p>
              </table:table-cell>
              <table:table-cell office:value-type="float" office:value="49.2857142857143">
                <text:p>49.2857142857143</text:p>
              </table:table-cell>
              <table:table-cell office:value-type="float" office:value="49.4523809523809">
                <text:p>49.4523809523809</text:p>
              </table:table-cell>
              <table:table-cell office:value-type="float" office:value="49.6428571428571">
                <text:p>49.6428571428571</text:p>
              </table:table-cell>
              <table:table-cell office:value-type="float" office:value="49.9285714285714">
                <text:p>49.9285714285714</text:p>
              </table:table-cell>
              <table:table-cell office:value-type="float" office:value="50.7142857142857">
                <text:p>50.7142857142857</text:p>
              </table:table-cell>
              <table:table-cell office:value-type="float" office:value="51.6190476190476">
                <text:p>51.6190476190476</text:p>
              </table:table-cell>
              <table:table-cell office:value-type="float" office:value="52.8333333333333">
                <text:p>52.8333333333333</text:p>
              </table:table-cell>
              <table:table-cell office:value-type="float" office:value="54.5714285714286">
                <text:p>54.5714285714286</text:p>
              </table:table-cell>
              <table:table-cell office:value-type="float" office:value="56.8095238095238">
                <text:p>56.8095238095238</text:p>
              </table:table-cell>
            </table:table-row>
            <table:table-row>
              <table:table-cell office:value-type="string">
                <text:p>Ogrzewanie – C [pV]</text:p>
                <draw:g>
                  <svg:desc>Sheet1.A75:Sheet1.A75</svg:desc>
                </draw:g>
              </table:table-cell>
              <table:table-cell office:value-type="float" office:value="279">
                <text:p>279</text:p>
                <draw:g>
                  <svg:desc>Sheet1.B75:Sheet1.CM75</svg:desc>
                </draw:g>
              </table:table-cell>
              <table:table-cell office:value-type="float" office:value="284">
                <text:p>284</text:p>
              </table:table-cell>
              <table:table-cell office:value-type="float" office:value="292">
                <text:p>292</text:p>
              </table:table-cell>
              <table:table-cell office:value-type="float" office:value="310">
                <text:p>310</text:p>
              </table:table-cell>
              <table:table-cell office:value-type="float" office:value="336">
                <text:p>336</text:p>
              </table:table-cell>
              <table:table-cell office:value-type="float" office:value="360">
                <text:p>360</text:p>
              </table:table-cell>
              <table:table-cell office:value-type="float" office:value="391">
                <text:p>391</text:p>
              </table:table-cell>
              <table:table-cell office:value-type="float" office:value="420">
                <text:p>420</text:p>
              </table:table-cell>
              <table:table-cell office:value-type="float" office:value="454">
                <text:p>454</text:p>
              </table:table-cell>
              <table:table-cell office:value-type="float" office:value="520">
                <text:p>520</text:p>
              </table:table-cell>
              <table:table-cell office:value-type="float" office:value="571">
                <text:p>571</text:p>
              </table:table-cell>
              <table:table-cell office:value-type="float" office:value="639">
                <text:p>639</text:p>
              </table:table-cell>
              <table:table-cell office:value-type="float" office:value="666">
                <text:p>666</text:p>
              </table:table-cell>
              <table:table-cell office:value-type="float" office:value="691">
                <text:p>691</text:p>
              </table:table-cell>
              <table:table-cell office:value-type="float" office:value="702">
                <text:p>702</text:p>
              </table:table-cell>
              <table:table-cell office:value-type="float" office:value="725">
                <text:p>725</text:p>
              </table:table-cell>
              <table:table-cell office:value-type="float" office:value="746">
                <text:p>746</text:p>
              </table:table-cell>
              <table:table-cell office:value-type="float" office:value="763">
                <text:p>763</text:p>
              </table:table-cell>
              <table:table-cell office:value-type="float" office:value="779">
                <text:p>779</text:p>
              </table:table-cell>
              <table:table-cell office:value-type="float" office:value="793">
                <text:p>793</text:p>
              </table:table-cell>
              <table:table-cell office:value-type="float" office:value="811">
                <text:p>811</text:p>
              </table:table-cell>
              <table:table-cell office:value-type="float" office:value="832">
                <text:p>832</text:p>
              </table:table-cell>
              <table:table-cell office:value-type="float" office:value="855">
                <text:p>855</text:p>
              </table:table-cell>
              <table:table-cell office:value-type="float" office:value="873">
                <text:p>873</text:p>
              </table:table-cell>
              <table:table-cell office:value-type="float" office:value="888">
                <text:p>888</text:p>
              </table:table-cell>
              <table:table-cell office:value-type="float" office:value="912">
                <text:p>912</text:p>
              </table:table-cell>
              <table:table-cell office:value-type="float" office:value="928">
                <text:p>928</text:p>
              </table:table-cell>
              <table:table-cell office:value-type="float" office:value="958">
                <text:p>958</text:p>
              </table:table-cell>
              <table:table-cell office:value-type="float" office:value="987">
                <text:p>987</text:p>
              </table:table-cell>
              <table:table-cell office:value-type="float" office:value="1003">
                <text:p>1003</text:p>
              </table:table-cell>
              <table:table-cell office:value-type="float" office:value="1042">
                <text:p>1042</text:p>
              </table:table-cell>
              <table:table-cell office:value-type="float" office:value="1084">
                <text:p>1084</text:p>
              </table:table-cell>
              <table:table-cell office:value-type="float" office:value="1120">
                <text:p>1120</text:p>
              </table:table-cell>
              <table:table-cell office:value-type="float" office:value="1167">
                <text:p>1167</text:p>
              </table:table-cell>
              <table:table-cell office:value-type="float" office:value="1203">
                <text:p>1203</text:p>
              </table:table-cell>
              <table:table-cell office:value-type="float" office:value="1250">
                <text:p>1250</text:p>
              </table:table-cell>
              <table:table-cell office:value-type="float" office:value="1292">
                <text:p>1292</text:p>
              </table:table-cell>
              <table:table-cell office:value-type="float" office:value="1343">
                <text:p>1343</text:p>
              </table:table-cell>
              <table:table-cell office:value-type="float" office:value="1393">
                <text:p>1393</text:p>
              </table:table-cell>
              <table:table-cell office:value-type="float" office:value="1442">
                <text:p>1442</text:p>
              </table:table-cell>
              <table:table-cell office:value-type="float" office:value="1516">
                <text:p>1516</text:p>
              </table:table-cell>
              <table:table-cell office:value-type="float" office:value="1570">
                <text:p>1570</text:p>
              </table:table-cell>
              <table:table-cell office:value-type="float" office:value="1619">
                <text:p>1619</text:p>
              </table:table-cell>
              <table:table-cell office:value-type="float" office:value="1663">
                <text:p>1663</text:p>
              </table:table-cell>
              <table:table-cell office:value-type="float" office:value="1736">
                <text:p>1736</text:p>
              </table:table-cell>
              <table:table-cell office:value-type="float" office:value="1795">
                <text:p>1795</text:p>
              </table:table-cell>
              <table:table-cell office:value-type="float" office:value="1842">
                <text:p>1842</text:p>
              </table:table-cell>
              <table:table-cell office:value-type="float" office:value="1912">
                <text:p>1912</text:p>
              </table:table-cell>
              <table:table-cell office:value-type="float" office:value="1971">
                <text:p>1971</text:p>
              </table:table-cell>
              <table:table-cell office:value-type="float" office:value="2050">
                <text:p>2050</text:p>
              </table:table-cell>
              <table:table-cell office:value-type="float" office:value="2090">
                <text:p>2090</text:p>
              </table:table-cell>
              <table:table-cell office:value-type="float" office:value="2140">
                <text:p>2140</text:p>
              </table:table-cell>
              <table:table-cell office:value-type="float" office:value="2190">
                <text:p>2190</text:p>
              </table:table-cell>
              <table:table-cell office:value-type="float" office:value="2240">
                <text:p>2240</text:p>
              </table:table-cell>
              <table:table-cell office:value-type="float" office:value="2280">
                <text:p>2280</text:p>
              </table:table-cell>
              <table:table-cell office:value-type="float" office:value="2240">
                <text:p>2240</text:p>
              </table:table-cell>
              <table:table-cell office:value-type="float" office:value="2180">
                <text:p>2180</text:p>
              </table:table-cell>
              <table:table-cell office:value-type="float" office:value="2110">
                <text:p>2110</text:p>
              </table:table-cell>
              <table:table-cell office:value-type="float" office:value="2080">
                <text:p>2080</text:p>
              </table:table-cell>
              <table:table-cell office:value-type="float" office:value="2010">
                <text:p>2010</text:p>
              </table:table-cell>
              <table:table-cell office:value-type="float" office:value="1970">
                <text:p>1970</text:p>
              </table:table-cell>
              <table:table-cell office:value-type="float" office:value="1890">
                <text:p>1890</text:p>
              </table:table-cell>
              <table:table-cell office:value-type="float" office:value="1800">
                <text:p>1800</text:p>
              </table:table-cell>
              <table:table-cell office:value-type="float" office:value="1699">
                <text:p>1699</text:p>
              </table:table-cell>
              <table:table-cell office:value-type="float" office:value="1614">
                <text:p>1614</text:p>
              </table:table-cell>
              <table:table-cell office:value-type="float" office:value="1539">
                <text:p>1539</text:p>
              </table:table-cell>
              <table:table-cell office:value-type="float" office:value="1457">
                <text:p>1457</text:p>
              </table:table-cell>
              <table:table-cell office:value-type="float" office:value="1384">
                <text:p>1384</text:p>
              </table:table-cell>
              <table:table-cell office:value-type="float" office:value="1305">
                <text:p>1305</text:p>
              </table:table-cell>
              <table:table-cell office:value-type="float" office:value="1252">
                <text:p>1252</text:p>
              </table:table-cell>
              <table:table-cell office:value-type="float" office:value="1202">
                <text:p>1202</text:p>
              </table:table-cell>
              <table:table-cell office:value-type="float" office:value="1126">
                <text:p>1126</text:p>
              </table:table-cell>
              <table:table-cell office:value-type="float" office:value="1079">
                <text:p>1079</text:p>
              </table:table-cell>
              <table:table-cell office:value-type="float" office:value="993">
                <text:p>993</text:p>
              </table:table-cell>
              <table:table-cell office:value-type="float" office:value="947">
                <text:p>947</text:p>
              </table:table-cell>
              <table:table-cell office:value-type="float" office:value="901">
                <text:p>901</text:p>
              </table:table-cell>
              <table:table-cell office:value-type="float" office:value="845">
                <text:p>845</text:p>
              </table:table-cell>
              <table:table-cell office:value-type="float" office:value="798">
                <text:p>798</text:p>
              </table:table-cell>
              <table:table-cell office:value-type="float" office:value="765">
                <text:p>765</text:p>
              </table:table-cell>
              <table:table-cell office:value-type="float" office:value="696">
                <text:p>696</text:p>
              </table:table-cell>
              <table:table-cell office:value-type="float" office:value="658">
                <text:p>658</text:p>
              </table:table-cell>
              <table:table-cell office:value-type="float" office:value="613">
                <text:p>613</text:p>
              </table:table-cell>
              <table:table-cell office:value-type="float" office:value="576">
                <text:p>576</text:p>
              </table:table-cell>
              <table:table-cell office:value-type="float" office:value="534">
                <text:p>534</text:p>
              </table:table-cell>
              <table:table-cell office:value-type="float" office:value="480">
                <text:p>480</text:p>
              </table:table-cell>
              <table:table-cell office:value-type="float" office:value="350">
                <text:p>350</text:p>
              </table:table-cell>
              <table:table-cell office:value-type="float" office:value="251">
                <text:p>251</text:p>
              </table:table-cell>
              <table:table-cell office:value-type="float" office:value="202">
                <text:p>202</text:p>
              </table:table-cell>
              <table:table-cell office:value-type="float" office:value="150">
                <text:p>150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 LibreOffice_project/7bcb35dc3024a62dea0caee87020152d1ee96e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24">
      <style:chart-properties chart:display-label="true" chart:logarithmic="false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Regular"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origin="0" chart:interval-major="2000" chart:interval-minor-divis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Arial" style:font-style-name="Regular" fo:font-size="15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202cm" svg:height="17.541cm" xlink:href=".." xlink:type="simple" chart:class="chart:scatter" chart:style-name="ch1">
        <chart:legend svg:x="23.205cm" svg:y="0.141cm" style:legend-expansion="custom" chartooo:width="6.762cm" chartooo:height="1.999cm" style:legend-expansion-aspect-ratio="3.38269134567284" chart:style-name="ch2"/>
        <chart:plot-area chart:style-name="ch3" table:cell-range-address="Sheet1.B76:Sheet1.CM76 Sheet1.A78:Sheet1.CM78" chart:data-source-has-labels="column" svg:x="1.789cm" svg:y="0.349cm" svg:width="28.743cm" svg:height="15.519cm">
          <chartooo:coordinate-region svg:x="3.442cm" svg:y="0.548cm" svg:width="26.665cm" svg:height="14.673cm"/>
          <chart:axis chart:dimension="x" chart:name="primary-x" chart:style-name="ch4">
            <chart:title svg:x="15.946cm" svg:y="16.218cm" chart:style-name="ch5">
              <text:p>ε</text:p>
            </chart:title>
            <chart:grid chart:style-name="ch6" chart:class="major"/>
          </chart:axis>
          <chart:axis chart:dimension="y" chart:name="primary-y" chart:style-name="ch7">
            <chart:title svg:x="0.265cm" svg:y="8.362cm" chart:style-name="ch8">
              <text:p>α</text:p>
            </chart:title>
            <chart:grid chart:style-name="ch6" chart:class="major"/>
          </chart:axis>
          <chart:series chart:style-name="ch9" chart:values-cell-range-address="Sheet1.B78:Sheet1.CM78" chart:label-cell-address="Sheet1.A78:Sheet1.A78" chart:class="chart:scatter">
            <chart:domain table:cell-range-address="Sheet1.B76:Sheet1.CM76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</table:table-row>
          </table:table-header-rows>
          <table:table-rows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30.2619047619048">
                <text:p>30.2619047619048</text:p>
                <draw:g>
                  <svg:desc>Sheet1.B76:Sheet1.CM76</svg:desc>
                </draw:g>
              </table:table-cell>
              <table:table-cell office:value-type="float" office:value="30.952380952381">
                <text:p>30.952380952381</text:p>
              </table:table-cell>
              <table:table-cell office:value-type="float" office:value="31.8809523809524">
                <text:p>31.8809523809524</text:p>
              </table:table-cell>
              <table:table-cell office:value-type="float" office:value="33.3571428571429">
                <text:p>33.3571428571429</text:p>
              </table:table-cell>
              <table:table-cell office:value-type="float" office:value="34.9285714285714">
                <text:p>34.9285714285714</text:p>
              </table:table-cell>
              <table:table-cell office:value-type="float" office:value="36.547619047619">
                <text:p>36.547619047619</text:p>
              </table:table-cell>
              <table:table-cell office:value-type="float" office:value="38.1190476190476">
                <text:p>38.1190476190476</text:p>
              </table:table-cell>
              <table:table-cell office:value-type="float" office:value="39.047619047619">
                <text:p>39.047619047619</text:p>
              </table:table-cell>
              <table:table-cell office:value-type="float" office:value="40.2142857142857">
                <text:p>40.214285714285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2.7857142857143">
                <text:p>42.7857142857143</text:p>
              </table:table-cell>
              <table:table-cell office:value-type="float" office:value="43.6904761904762">
                <text:p>43.6904761904762</text:p>
              </table:table-cell>
              <table:table-cell office:value-type="float" office:value="44.0952380952381">
                <text:p>44.0952380952381</text:p>
              </table:table-cell>
              <table:table-cell office:value-type="float" office:value="44.5476190476191">
                <text:p>44.5476190476191</text:p>
              </table:table-cell>
              <table:table-cell office:value-type="float" office:value="44.6904761904762">
                <text:p>44.6904761904762</text:p>
              </table:table-cell>
              <table:table-cell office:value-type="float" office:value="44.9285714285714">
                <text:p>44.9285714285714</text:p>
              </table:table-cell>
              <table:table-cell office:value-type="float" office:value="45.1190476190476">
                <text:p>45.1190476190476</text:p>
              </table:table-cell>
              <table:table-cell office:value-type="float" office:value="45.2857142857143">
                <text:p>45.2857142857143</text:p>
              </table:table-cell>
              <table:table-cell office:value-type="float" office:value="45.3809523809524">
                <text:p>45.3809523809524</text:p>
              </table:table-cell>
              <table:table-cell office:value-type="float" office:value="45.5238095238095">
                <text:p>45.5238095238095</text:p>
              </table:table-cell>
              <table:table-cell office:value-type="float" office:value="45.6904761904762">
                <text:p>45.6904761904762</text:p>
              </table:table-cell>
              <table:table-cell office:value-type="float" office:value="45.8809523809524">
                <text:p>45.8809523809524</text:p>
              </table:table-cell>
              <table:table-cell office:value-type="float" office:value="46.1190476190476">
                <text:p>46.1190476190476</text:p>
              </table:table-cell>
              <table:table-cell office:value-type="float" office:value="46.2380952380952">
                <text:p>46.2380952380952</text:p>
              </table:table-cell>
              <table:table-cell office:value-type="float" office:value="46.3571428571429">
                <text:p>46.3571428571429</text:p>
              </table:table-cell>
              <table:table-cell office:value-type="float" office:value="46.547619047619">
                <text:p>46.547619047619</text:p>
              </table:table-cell>
              <table:table-cell office:value-type="float" office:value="46.6190476190476">
                <text:p>46.6190476190476</text:p>
              </table:table-cell>
              <table:table-cell office:value-type="float" office:value="46.8095238095238">
                <text:p>46.8095238095238</text:p>
              </table:table-cell>
              <table:table-cell office:value-type="float" office:value="46.952380952381">
                <text:p>46.952380952381</text:p>
              </table:table-cell>
              <table:table-cell office:value-type="float" office:value="47">
                <text:p>47</text:p>
              </table:table-cell>
              <table:table-cell office:value-type="float" office:value="47.1666666666667">
                <text:p>47.1666666666667</text:p>
              </table:table-cell>
              <table:table-cell office:value-type="float" office:value="47.3095238095238">
                <text:p>47.3095238095238</text:p>
              </table:table-cell>
              <table:table-cell office:value-type="float" office:value="47.4285714285714">
                <text:p>47.4285714285714</text:p>
              </table:table-cell>
              <table:table-cell office:value-type="float" office:value="47.5238095238095">
                <text:p>47.5238095238095</text:p>
              </table:table-cell>
              <table:table-cell office:value-type="float" office:value="47.6428571428571">
                <text:p>47.6428571428571</text:p>
              </table:table-cell>
              <table:table-cell office:value-type="float" office:value="47.6904761904762">
                <text:p>47.6904761904762</text:p>
              </table:table-cell>
              <table:table-cell office:value-type="float" office:value="47.7619047619048">
                <text:p>47.7619047619048</text:p>
              </table:table-cell>
              <table:table-cell office:value-type="float" office:value="47.7857142857143">
                <text:p>47.7857142857143</text:p>
              </table:table-cell>
              <table:table-cell office:value-type="float" office:value="47.8571428571429">
                <text:p>47.8571428571429</text:p>
              </table:table-cell>
              <table:table-cell office:value-type="float" office:value="47.8809523809524">
                <text:p>47.8809523809524</text:p>
              </table:table-cell>
              <table:table-cell office:value-type="float" office:value="47.9285714285714">
                <text:p>47.9285714285714</text:p>
              </table:table-cell>
              <table:table-cell office:value-type="float" office:value="47.9523809523809">
                <text:p>47.9523809523809</text:p>
              </table:table-cell>
              <table:table-cell office:value-type="float" office:value="47.9761904761905">
                <text:p>47.9761904761905</text:p>
              </table:table-cell>
              <table:table-cell office:value-type="float" office:value="48">
                <text:p>48</text:p>
              </table:table-cell>
              <table:table-cell office:value-type="float" office:value="48.047619047619">
                <text:p>48.047619047619</text:p>
              </table:table-cell>
              <table:table-cell office:value-type="float" office:value="48.0714285714286">
                <text:p>48.0714285714286</text:p>
              </table:table-cell>
              <table:table-cell office:value-type="float" office:value="48.0714285714286">
                <text:p>48.0714285714286</text:p>
              </table:table-cell>
              <table:table-cell office:value-type="float" office:value="48.1190476190476">
                <text:p>48.1190476190476</text:p>
              </table:table-cell>
              <table:table-cell office:value-type="float" office:value="48.1428571428571">
                <text:p>48.1428571428571</text:p>
              </table:table-cell>
              <table:table-cell office:value-type="float" office:value="48.1666666666667">
                <text:p>48.1666666666667</text:p>
              </table:table-cell>
              <table:table-cell office:value-type="float" office:value="48.1904761904762">
                <text:p>48.1904761904762</text:p>
              </table:table-cell>
              <table:table-cell office:value-type="float" office:value="48.2142857142857">
                <text:p>48.2142857142857</text:p>
              </table:table-cell>
              <table:table-cell office:value-type="float" office:value="48.2142857142857">
                <text:p>48.2142857142857</text:p>
              </table:table-cell>
              <table:table-cell office:value-type="float" office:value="48.2619047619048">
                <text:p>48.2619047619048</text:p>
              </table:table-cell>
              <table:table-cell office:value-type="float" office:value="48.3095238095238">
                <text:p>48.3095238095238</text:p>
              </table:table-cell>
              <table:table-cell office:value-type="float" office:value="48.3571428571428">
                <text:p>48.3571428571428</text:p>
              </table:table-cell>
              <table:table-cell office:value-type="float" office:value="48.3809523809524">
                <text:p>48.3809523809524</text:p>
              </table:table-cell>
              <table:table-cell office:value-type="float" office:value="48.3809523809524">
                <text:p>48.3809523809524</text:p>
              </table:table-cell>
              <table:table-cell office:value-type="float" office:value="48.4047619047619">
                <text:p>48.4047619047619</text:p>
              </table:table-cell>
              <table:table-cell office:value-type="float" office:value="48.4285714285714">
                <text:p>48.4285714285714</text:p>
              </table:table-cell>
              <table:table-cell office:value-type="float" office:value="48.4285714285714">
                <text:p>48.4285714285714</text:p>
              </table:table-cell>
              <table:table-cell office:value-type="float" office:value="48.4523809523809">
                <text:p>48.4523809523809</text:p>
              </table:table-cell>
              <table:table-cell office:value-type="float" office:value="48.4523809523809">
                <text:p>48.4523809523809</text:p>
              </table:table-cell>
              <table:table-cell office:value-type="float" office:value="48.4761904761905">
                <text:p>48.4761904761905</text:p>
              </table:table-cell>
              <table:table-cell office:value-type="float" office:value="48.5">
                <text:p>48.5</text:p>
              </table:table-cell>
              <table:table-cell office:value-type="float" office:value="48.5238095238095">
                <text:p>48.5238095238095</text:p>
              </table:table-cell>
              <table:table-cell office:value-type="float" office:value="48.547619047619">
                <text:p>48.547619047619</text:p>
              </table:table-cell>
              <table:table-cell office:value-type="float" office:value="48.5714285714286">
                <text:p>48.5714285714286</text:p>
              </table:table-cell>
              <table:table-cell office:value-type="float" office:value="48.5714285714286">
                <text:p>48.5714285714286</text:p>
              </table:table-cell>
              <table:table-cell office:value-type="float" office:value="48.6190476190476">
                <text:p>48.6190476190476</text:p>
              </table:table-cell>
              <table:table-cell office:value-type="float" office:value="48.6428571428571">
                <text:p>48.6428571428571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48.6904761904762">
                <text:p>48.6904761904762</text:p>
              </table:table-cell>
              <table:table-cell office:value-type="float" office:value="48.7380952380952">
                <text:p>48.7380952380952</text:p>
              </table:table-cell>
              <table:table-cell office:value-type="float" office:value="48.7857142857143">
                <text:p>48.7857142857143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48.8809523809524">
                <text:p>48.8809523809524</text:p>
              </table:table-cell>
              <table:table-cell office:value-type="float" office:value="48.9523809523809">
                <text:p>48.9523809523809</text:p>
              </table:table-cell>
              <table:table-cell office:value-type="float" office:value="49">
                <text:p>49</text:p>
              </table:table-cell>
              <table:table-cell office:value-type="float" office:value="49.0714285714286">
                <text:p>49.0714285714286</text:p>
              </table:table-cell>
              <table:table-cell office:value-type="float" office:value="49.1428571428571">
                <text:p>49.1428571428571</text:p>
              </table:table-cell>
              <table:table-cell office:value-type="float" office:value="49.2857142857143">
                <text:p>49.2857142857143</text:p>
              </table:table-cell>
              <table:table-cell office:value-type="float" office:value="49.4523809523809">
                <text:p>49.4523809523809</text:p>
              </table:table-cell>
              <table:table-cell office:value-type="float" office:value="49.6428571428571">
                <text:p>49.6428571428571</text:p>
              </table:table-cell>
              <table:table-cell office:value-type="float" office:value="49.9285714285714">
                <text:p>49.9285714285714</text:p>
              </table:table-cell>
              <table:table-cell office:value-type="float" office:value="50.7142857142857">
                <text:p>50.7142857142857</text:p>
              </table:table-cell>
              <table:table-cell office:value-type="float" office:value="51.6190476190476">
                <text:p>51.6190476190476</text:p>
              </table:table-cell>
              <table:table-cell office:value-type="float" office:value="52.8333333333333">
                <text:p>52.8333333333333</text:p>
              </table:table-cell>
              <table:table-cell office:value-type="float" office:value="54.5714285714286">
                <text:p>54.5714285714286</text:p>
              </table:table-cell>
              <table:table-cell office:value-type="float" office:value="56.8095238095238">
                <text:p>56.8095238095238</text:p>
              </table:table-cell>
            </table:table-row>
            <table:table-row>
              <table:table-cell office:value-type="string">
                <text:p>Ogrzewanie – alpha</text:p>
                <draw:g>
                  <svg:desc>Sheet1.A78:Sheet1.A78</svg:desc>
                </draw:g>
              </table:table-cell>
              <table:table-cell office:value-type="float" office:value="4282.25806451613">
                <text:p>4282.25806451613</text:p>
                <draw:g>
                  <svg:desc>Sheet1.B78:Sheet1.CM78</svg:desc>
                </draw:g>
              </table:table-cell>
              <table:table-cell office:value-type="float" office:value="4206.8661971831">
                <text:p>4206.8661971831</text:p>
              </table:table-cell>
              <table:table-cell office:value-type="float" office:value="4091.60958904109">
                <text:p>4091.60958904109</text:p>
              </table:table-cell>
              <table:table-cell office:value-type="float" office:value="3854.03225806451">
                <text:p>3854.03225806451</text:p>
              </table:table-cell>
              <table:table-cell office:value-type="float" office:value="3555.80357142857">
                <text:p>3555.80357142857</text:p>
              </table:table-cell>
              <table:table-cell office:value-type="float" office:value="3318.75">
                <text:p>3318.75</text:p>
              </table:table-cell>
              <table:table-cell office:value-type="float" office:value="3055.62659846547">
                <text:p>3055.62659846547</text:p>
              </table:table-cell>
              <table:table-cell office:value-type="float" office:value="2844.64285714285">
                <text:p>2844.64285714285</text:p>
              </table:table-cell>
              <table:table-cell office:value-type="float" office:value="2631.60792951542">
                <text:p>2631.60792951542</text:p>
              </table:table-cell>
              <table:table-cell office:value-type="float" office:value="2297.59615384615">
                <text:p>2297.59615384615</text:p>
              </table:table-cell>
              <table:table-cell office:value-type="float" office:value="2092.38178633976">
                <text:p>2092.38178633976</text:p>
              </table:table-cell>
              <table:table-cell office:value-type="float" office:value="1869.71830985916">
                <text:p>1869.71830985916</text:p>
              </table:table-cell>
              <table:table-cell office:value-type="float" office:value="1793.91891891892">
                <text:p>1793.91891891892</text:p>
              </table:table-cell>
              <table:table-cell office:value-type="float" office:value="1729.01591895803">
                <text:p>1729.01591895803</text:p>
              </table:table-cell>
              <table:table-cell office:value-type="float" office:value="1701.92307692308">
                <text:p>1701.92307692308</text:p>
              </table:table-cell>
              <table:table-cell office:value-type="float" office:value="1647.93103448276">
                <text:p>1647.93103448276</text:p>
              </table:table-cell>
              <table:table-cell office:value-type="float" office:value="1601.54155495979">
                <text:p>1601.54155495979</text:p>
              </table:table-cell>
              <table:table-cell office:value-type="float" office:value="1565.85845347313">
                <text:p>1565.85845347313</text:p>
              </table:table-cell>
              <table:table-cell office:value-type="float" office:value="1533.69704749679">
                <text:p>1533.69704749679</text:p>
              </table:table-cell>
              <table:table-cell office:value-type="float" office:value="1506.62042875158">
                <text:p>1506.62042875158</text:p>
              </table:table-cell>
              <table:table-cell office:value-type="float" office:value="1473.18125770653">
                <text:p>1473.18125770653</text:p>
              </table:table-cell>
              <table:table-cell office:value-type="float" office:value="1435.99759615385">
                <text:p>1435.99759615385</text:p>
              </table:table-cell>
              <table:table-cell office:value-type="float" office:value="1397.36842105263">
                <text:p>1397.36842105263</text:p>
              </table:table-cell>
              <table:table-cell office:value-type="float" office:value="1368.55670103093">
                <text:p>1368.55670103093</text:p>
              </table:table-cell>
              <table:table-cell office:value-type="float" office:value="1345.43918918919">
                <text:p>1345.43918918919</text:p>
              </table:table-cell>
              <table:table-cell office:value-type="float" office:value="1310.03289473684">
                <text:p>1310.03289473684</text:p>
              </table:table-cell>
              <table:table-cell office:value-type="float" office:value="1287.44612068965">
                <text:p>1287.44612068965</text:p>
              </table:table-cell>
              <table:table-cell office:value-type="float" office:value="1247.12943632568">
                <text:p>1247.12943632568</text:p>
              </table:table-cell>
              <table:table-cell office:value-type="float" office:value="1210.48632218845">
                <text:p>1210.48632218845</text:p>
              </table:table-cell>
              <table:table-cell office:value-type="float" office:value="1191.17647058824">
                <text:p>1191.17647058824</text:p>
              </table:table-cell>
              <table:table-cell office:value-type="float" office:value="1146.59309021113">
                <text:p>1146.59309021113</text:p>
              </table:table-cell>
              <table:table-cell office:value-type="float" office:value="1102.16789667897">
                <text:p>1102.16789667897</text:p>
              </table:table-cell>
              <table:table-cell office:value-type="float" office:value="1066.74107142857">
                <text:p>1066.74107142857</text:p>
              </table:table-cell>
              <table:table-cell office:value-type="float" office:value="1023.77892030848">
                <text:p>1023.77892030848</text:p>
              </table:table-cell>
              <table:table-cell office:value-type="float" office:value="993.142144638405">
                <text:p>993.142144638405</text:p>
              </table:table-cell>
              <table:table-cell office:value-type="float" office:value="955.800000000001">
                <text:p>955.800000000001</text:p>
              </table:table-cell>
              <table:table-cell office:value-type="float" office:value="924.729102167186">
                <text:p>924.729102167186</text:p>
              </table:table-cell>
              <table:table-cell office:value-type="float" office:value="889.612807148172">
                <text:p>889.612807148172</text:p>
              </table:table-cell>
              <table:table-cell office:value-type="float" office:value="857.681263460157">
                <text:p>857.681263460157</text:p>
              </table:table-cell>
              <table:table-cell office:value-type="float" office:value="828.536754507632">
                <text:p>828.536754507632</text:p>
              </table:table-cell>
              <table:table-cell office:value-type="float" office:value="788.093667546176">
                <text:p>788.093667546176</text:p>
              </table:table-cell>
              <table:table-cell office:value-type="float" office:value="760.987261146495">
                <text:p>760.987261146495</text:p>
              </table:table-cell>
              <table:table-cell office:value-type="float" office:value="737.955528103769">
                <text:p>737.955528103769</text:p>
              </table:table-cell>
              <table:table-cell office:value-type="float" office:value="718.430547203849">
                <text:p>718.430547203849</text:p>
              </table:table-cell>
              <table:table-cell office:value-type="float" office:value="688.22004608295">
                <text:p>688.22004608295</text:p>
              </table:table-cell>
              <table:table-cell office:value-type="float" office:value="665.598885793873">
                <text:p>665.598885793873</text:p>
              </table:table-cell>
              <table:table-cell office:value-type="float" office:value="648.615635179155">
                <text:p>648.615635179155</text:p>
              </table:table-cell>
              <table:table-cell office:value-type="float" office:value="624.869246861925">
                <text:p>624.869246861925</text:p>
              </table:table-cell>
              <table:table-cell office:value-type="float" office:value="606.164383561645">
                <text:p>606.164383561645</text:p>
              </table:table-cell>
              <table:table-cell office:value-type="float" office:value="582.80487804878">
                <text:p>582.80487804878</text:p>
              </table:table-cell>
              <table:table-cell office:value-type="float" office:value="571.650717703348">
                <text:p>571.650717703348</text:p>
              </table:table-cell>
              <table:table-cell office:value-type="float" office:value="558.294392523365">
                <text:p>558.294392523365</text:p>
              </table:table-cell>
              <table:table-cell office:value-type="float" office:value="545.547945205481">
                <text:p>545.547945205481</text:p>
              </table:table-cell>
              <table:table-cell office:value-type="float" office:value="533.370535714285">
                <text:p>533.370535714285</text:p>
              </table:table-cell>
              <table:table-cell office:value-type="float" office:value="524.013157894735">
                <text:p>524.013157894735</text:p>
              </table:table-cell>
              <table:table-cell office:value-type="float" office:value="533.370535714285">
                <text:p>533.370535714285</text:p>
              </table:table-cell>
              <table:table-cell office:value-type="float" office:value="548.050458715596">
                <text:p>548.050458715596</text:p>
              </table:table-cell>
              <table:table-cell office:value-type="float" office:value="566.232227488152">
                <text:p>566.232227488152</text:p>
              </table:table-cell>
              <table:table-cell office:value-type="float" office:value="574.399038461538">
                <text:p>574.399038461538</text:p>
              </table:table-cell>
              <table:table-cell office:value-type="float" office:value="594.402985074628">
                <text:p>594.402985074628</text:p>
              </table:table-cell>
              <table:table-cell office:value-type="float" office:value="606.472081218273">
                <text:p>606.472081218273</text:p>
              </table:table-cell>
              <table:table-cell office:value-type="float" office:value="632.142857142858">
                <text:p>632.142857142858</text:p>
              </table:table-cell>
              <table:table-cell office:value-type="float" office:value="663.750000000001">
                <text:p>663.750000000001</text:p>
              </table:table-cell>
              <table:table-cell office:value-type="float" office:value="703.207769276043">
                <text:p>703.207769276043</text:p>
              </table:table-cell>
              <table:table-cell office:value-type="float" office:value="740.241635687735">
                <text:p>740.241635687735</text:p>
              </table:table-cell>
              <table:table-cell office:value-type="float" office:value="776.315789473683">
                <text:p>776.315789473683</text:p>
              </table:table-cell>
              <table:table-cell office:value-type="float" office:value="820.006863417982">
                <text:p>820.006863417982</text:p>
              </table:table-cell>
              <table:table-cell office:value-type="float" office:value="863.258670520231">
                <text:p>863.258670520231</text:p>
              </table:table-cell>
              <table:table-cell office:value-type="float" office:value="915.517241379313">
                <text:p>915.517241379313</text:p>
              </table:table-cell>
              <table:table-cell office:value-type="float" office:value="954.273162939294">
                <text:p>954.273162939294</text:p>
              </table:table-cell>
              <table:table-cell office:value-type="float" office:value="993.968386023298">
                <text:p>993.968386023298</text:p>
              </table:table-cell>
              <table:table-cell office:value-type="float" office:value="1061.0568383659">
                <text:p>1061.0568383659</text:p>
              </table:table-cell>
              <table:table-cell office:value-type="float" office:value="1107.27525486562">
                <text:p>1107.27525486562</text:p>
              </table:table-cell>
              <table:table-cell office:value-type="float" office:value="1203.17220543807">
                <text:p>1203.17220543807</text:p>
              </table:table-cell>
              <table:table-cell office:value-type="float" office:value="1261.6156282999">
                <text:p>1261.6156282999</text:p>
              </table:table-cell>
              <table:table-cell office:value-type="float" office:value="1326.02663706992">
                <text:p>1326.02663706992</text:p>
              </table:table-cell>
              <table:table-cell office:value-type="float" office:value="1413.90532544379">
                <text:p>1413.90532544379</text:p>
              </table:table-cell>
              <table:table-cell office:value-type="float" office:value="1497.18045112782">
                <text:p>1497.18045112782</text:p>
              </table:table-cell>
              <table:table-cell office:value-type="float" office:value="1561.76470588235">
                <text:p>1561.76470588235</text:p>
              </table:table-cell>
              <table:table-cell office:value-type="float" office:value="1716.59482758621">
                <text:p>1716.59482758621</text:p>
              </table:table-cell>
              <table:table-cell office:value-type="float" office:value="1815.72948328267">
                <text:p>1815.72948328267</text:p>
              </table:table-cell>
              <table:table-cell office:value-type="float" office:value="1949.02120717781">
                <text:p>1949.02120717781</text:p>
              </table:table-cell>
              <table:table-cell office:value-type="float" office:value="2074.21875">
                <text:p>2074.21875</text:p>
              </table:table-cell>
              <table:table-cell office:value-type="float" office:value="2237.35955056179">
                <text:p>2237.35955056179</text:p>
              </table:table-cell>
              <table:table-cell office:value-type="float" office:value="2489.0625">
                <text:p>2489.0625</text:p>
              </table:table-cell>
              <table:table-cell office:value-type="float" office:value="3413.57142857142">
                <text:p>3413.57142857142</text:p>
              </table:table-cell>
              <table:table-cell office:value-type="float" office:value="4759.96015936255">
                <text:p>4759.96015936255</text:p>
              </table:table-cell>
              <table:table-cell office:value-type="float" office:value="5914.60396039604">
                <text:p>5914.60396039604</text:p>
              </table:table-cell>
              <table:table-cell office:value-type="float" office:value="7965">
                <text:p>7965</text:p>
              </table:table-cell>
              <table:table-cell office:value-type="float" office:value="10961.0091743119">
                <text:p>10961.00917431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 LibreOffice_project/7bcb35dc3024a62dea0caee87020152d1ee96e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124">
      <style:chart-properties chart:display-label="true" chart:logarithmic="false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Arial" style:font-style-name="Regular" fo:font-size="15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origin="0" chart:interval-major="2000" chart:interval-minor-divis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Regular" fo:font-size="15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202cm" svg:height="17.541cm" xlink:href=".." xlink:type="simple" chart:class="chart:scatter" chart:style-name="ch1">
        <chart:plot-area chart:style-name="ch2" table:cell-range-address="Sheet1.CB76:Sheet1.CM76 Sheet1.A78:Sheet1.A78 Sheet1.CB78:Sheet1.CM78" chart:data-source-has-labels="column" svg:x="1.789cm" svg:y="0.349cm" svg:width="28.743cm" svg:height="15.519cm">
          <chartooo:coordinate-region svg:x="3.442cm" svg:y="0.548cm" svg:width="26.665cm" svg:height="14.673cm"/>
          <chart:axis chart:dimension="x" chart:name="primary-x" chart:style-name="ch3">
            <chart:title svg:x="15.946cm" svg:y="16.218cm" chart:style-name="ch4">
              <text:p>ε</text:p>
            </chart:title>
            <chart:grid chart:style-name="ch5" chart:class="major"/>
          </chart:axis>
          <chart:axis chart:dimension="y" chart:name="primary-y" chart:style-name="ch6">
            <chart:title svg:x="0.265cm" svg:y="8.362cm" chart:style-name="ch7">
              <text:p>α</text:p>
            </chart:title>
            <chart:grid chart:style-name="ch5" chart:class="major"/>
          </chart:axis>
          <chart:series chart:style-name="ch8" chart:values-cell-range-address="Sheet1.CB78:Sheet1.CM78" chart:label-cell-address="Sheet1.A78:Sheet1.A78" chart:class="chart:scatter">
            <chart:domain table:cell-range-address="Sheet1.CB76:Sheet1.CM76"/>
            <chart:regression-curve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49">
                <text:p>49</text:p>
                <draw:g>
                  <svg:desc>Sheet1.CB76:Sheet1.CM76</svg:desc>
                </draw:g>
              </table:table-cell>
              <table:table-cell office:value-type="float" office:value="49.0714285714286">
                <text:p>49.0714285714286</text:p>
              </table:table-cell>
              <table:table-cell office:value-type="float" office:value="49.1428571428571">
                <text:p>49.1428571428571</text:p>
              </table:table-cell>
              <table:table-cell office:value-type="float" office:value="49.2857142857143">
                <text:p>49.2857142857143</text:p>
              </table:table-cell>
              <table:table-cell office:value-type="float" office:value="49.4523809523809">
                <text:p>49.4523809523809</text:p>
              </table:table-cell>
              <table:table-cell office:value-type="float" office:value="49.6428571428571">
                <text:p>49.6428571428571</text:p>
              </table:table-cell>
              <table:table-cell office:value-type="float" office:value="49.9285714285714">
                <text:p>49.9285714285714</text:p>
              </table:table-cell>
              <table:table-cell office:value-type="float" office:value="50.7142857142857">
                <text:p>50.7142857142857</text:p>
              </table:table-cell>
              <table:table-cell office:value-type="float" office:value="51.6190476190476">
                <text:p>51.6190476190476</text:p>
              </table:table-cell>
              <table:table-cell office:value-type="float" office:value="52.8333333333333">
                <text:p>52.8333333333333</text:p>
              </table:table-cell>
              <table:table-cell office:value-type="float" office:value="54.5714285714286">
                <text:p>54.5714285714286</text:p>
              </table:table-cell>
              <table:table-cell office:value-type="float" office:value="56.8095238095238">
                <text:p>56.8095238095238</text:p>
              </table:table-cell>
            </table:table-row>
            <table:table-row>
              <table:table-cell office:value-type="string">
                <text:p>Ogrzewanie – alpha</text:p>
                <draw:g>
                  <svg:desc>Sheet1.A78:Sheet1.A78</svg:desc>
                </draw:g>
              </table:table-cell>
              <table:table-cell office:value-type="float" office:value="1561.76470588235">
                <text:p>1561.76470588235</text:p>
                <draw:g>
                  <svg:desc>Sheet1.CB78:Sheet1.CM78</svg:desc>
                </draw:g>
              </table:table-cell>
              <table:table-cell office:value-type="float" office:value="1716.59482758621">
                <text:p>1716.59482758621</text:p>
              </table:table-cell>
              <table:table-cell office:value-type="float" office:value="1815.72948328267">
                <text:p>1815.72948328267</text:p>
              </table:table-cell>
              <table:table-cell office:value-type="float" office:value="1949.02120717781">
                <text:p>1949.02120717781</text:p>
              </table:table-cell>
              <table:table-cell office:value-type="float" office:value="2074.21875">
                <text:p>2074.21875</text:p>
              </table:table-cell>
              <table:table-cell office:value-type="float" office:value="2237.35955056179">
                <text:p>2237.35955056179</text:p>
              </table:table-cell>
              <table:table-cell office:value-type="float" office:value="2489.0625">
                <text:p>2489.0625</text:p>
              </table:table-cell>
              <table:table-cell office:value-type="float" office:value="3413.57142857142">
                <text:p>3413.57142857142</text:p>
              </table:table-cell>
              <table:table-cell office:value-type="float" office:value="4759.96015936255">
                <text:p>4759.96015936255</text:p>
              </table:table-cell>
              <table:table-cell office:value-type="float" office:value="5914.60396039604">
                <text:p>5914.60396039604</text:p>
              </table:table-cell>
              <table:table-cell office:value-type="float" office:value="7965">
                <text:p>7965</text:p>
              </table:table-cell>
              <table:table-cell office:value-type="float" office:value="10961.0091743119">
                <text:p>10961.00917431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 LibreOffice_project/7bcb35dc3024a62dea0caee87020152d1ee96e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